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2000000020B2FF2A327EABC87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Mono1" svg:font-family="FreeMono"/>
    <style:font-face style:name="FreeMono2" svg:font-family="FreeMono" style:font-adornments="Regular" style:font-family-generic="modern" style:font-pitch="fixed"/>
    <style:font-face style:name="DejaVu Sans1" svg:font-family="'DejaVu Sans'" style:font-pitch="variable"/>
    <style:font-face style:name="FreeMono" svg:font-family="FreeMono" style:font-pitch="variable"/>
    <style:font-face style:name="Nimbus Roman No9 L1" svg:font-family="'Nimbus Roman No9 L'"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cm" svg:stroke-color="#000000" draw:stroke-linejoin="round" svg:stroke-linecap="butt" draw:fill="solid" draw:fill-color="#ffffff"/>
    </style:style>
    <style:style style:name="gr3" style:family="graphic" style:parent-style-name="standard">
      <style:graphic-properties draw:stroke="solid" svg:stroke-width="0.016cm" svg:stroke-color="#000000" draw:stroke-linejoin="miter" svg:stroke-linecap="butt" draw:fill="none" fo:padding-top="0.008cm" fo:padding-bottom="0.008cm" fo:padding-left="0.008cm" fo:padding-right="0.008cm"/>
    </style:style>
    <style:style style:name="gr4"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style>
    <style:style style:name="gr5" style:family="graphic" style:parent-style-name="standard">
      <style:graphic-properties draw:stroke="solid" svg:stroke-width="0.003cm" svg:stroke-color="#000000" draw:stroke-linejoin="miter" svg:stroke-linecap="butt" draw:fill="none" fo:padding-top="0.001cm" fo:padding-bottom="0.001cm" fo:padding-left="0.001cm" fo:padding-right="0.001cm"/>
    </style:style>
    <style:style style:name="gr6" style:family="graphic" style:parent-style-name="standard">
      <style:graphic-properties draw:stroke="none" draw:fill="solid" draw:fill-color="#000000"/>
    </style:style>
    <style:style style:name="gr7" style:family="graphic" style:parent-style-name="standard">
      <style:graphic-properties draw:stroke="solid" svg:stroke-width="0cm" svg:stroke-color="#000000" draw:stroke-linejoin="round" svg:stroke-linecap="butt" draw:fill="none"/>
    </style:style>
    <style:style style:name="gr8" style:family="graphic" style:parent-style-name="standard">
      <style:graphic-properties draw:stroke="dash" draw:stroke-dash="stroke-dash24" svg:stroke-width="0cm" svg:stroke-color="#000000" draw:stroke-linejoin="round" svg:stroke-linecap="butt" draw:fill="none"/>
    </style:style>
    <style:style style:name="gr9" style:family="graphic" style:parent-style-name="standard" style:list-style-name="L2">
      <style:graphic-properties draw:stroke="solid" draw:stroke-dash="Dashed_20__28_var_29__20_1" svg:stroke-width="0.017cm" svg:stroke-color="#000000" draw:marker-start-width="0.2cm" draw:marker-start-center="false" draw:marker-end-width="0.2cm" draw:marker-end-center="false" draw:stroke-linejoin="miter" svg:stroke-linecap="butt" draw:fill="none" draw:fill-color="#ffffff" draw:fill-image-width="0cm" draw:fill-image-height="0cm" draw:textarea-horizontal-align="justify" draw:auto-grow-width="true" fo:padding-top="0.008cm" fo:padding-bottom="0.008cm" fo:padding-left="0.008cm" fo:padding-right="0.008cm" draw:shadow="hidden" draw:shadow-offset-x="0.2cm" draw:shadow-offset-y="0.2cm" draw:shadow-color="#808080"/>
    </style:style>
    <style:style style:name="gr10" style:family="graphic" style:parent-style-name="standard" style:list-style-name="L2">
      <style:graphic-properties draw:stroke="solid" draw:stroke-dash="Dashed_20__28_var_29__20_1" svg:stroke-width="0.017cm" svg:stroke-color="#000000" draw:marker-start-width="0.2cm" draw:marker-start-center="false" draw:marker-end-width="0.2cm" draw:marker-end-center="false" draw:stroke-linejoin="miter" svg:stroke-linecap="butt" draw:fill="none" draw:fill-color="#ffffff" draw:fill-image-width="0cm" draw:fill-image-height="0cm" draw:textarea-horizontal-align="justify" draw:auto-grow-width="true" fo:padding-top="0.008cm" fo:padding-bottom="0.008cm" fo:padding-left="0.008cm" fo:padding-right="0.008cm" draw:shadow="hidden" draw:shadow-offset-x="0.2cm" draw:shadow-offset-y="0.2cm" draw:shadow-color="#808080"/>
    </style:style>
    <style:style style:name="gr11" style:family="graphic" style:parent-style-name="standard" style:list-style-name="L2">
      <style:graphic-properties draw:stroke="solid" draw:stroke-dash="Dashed_20__28_var_29__20_1" svg:stroke-width="0.017cm" svg:stroke-color="#000000" draw:marker-start-width="0.2cm" draw:marker-start-center="false" draw:marker-end-width="0.2cm" draw:marker-end-center="false" draw:stroke-linejoin="miter" svg:stroke-linecap="butt" draw:fill="none" draw:fill-color="#ffffff" draw:fill-image-width="0cm" draw:fill-image-height="0cm" draw:textarea-horizontal-align="justify" draw:auto-grow-width="true" fo:padding-top="0.008cm" fo:padding-bottom="0.008cm" fo:padding-left="0.008cm" fo:padding-right="0.008cm" draw:shadow="hidden" draw:shadow-offset-x="0.2cm" draw:shadow-offset-y="0.2cm" draw:shadow-color="#808080"/>
    </style:style>
    <style:style style:name="gr12" style:family="graphic" style:parent-style-name="standard" style:list-style-name="L2">
      <style:graphic-properties draw:stroke="solid" draw:stroke-dash="Dashed_20__28_var_29__20_1" svg:stroke-width="0.017cm" svg:stroke-color="#000000" draw:marker-start-width="0.2cm" draw:marker-start-center="false" draw:marker-end-width="0.2cm" draw:marker-end-center="false" draw:stroke-linejoin="miter" svg:stroke-linecap="butt" draw:fill="none" draw:fill-color="#ffffff" draw:fill-image-width="0cm" draw:fill-image-height="0cm" draw:textarea-horizontal-align="justify" draw:auto-grow-width="true" fo:padding-top="0.008cm" fo:padding-bottom="0.008cm" fo:padding-left="0.008cm" fo:padding-right="0.008cm" draw:shadow="hidden" draw:shadow-offset-x="0.2cm" draw:shadow-offset-y="0.2cm" draw:shadow-color="#808080"/>
    </style:style>
    <style:style style:name="gr13" style:family="graphic" style:parent-style-name="standard" style:list-style-name="L2">
      <style:graphic-properties draw:stroke="solid" draw:stroke-dash="Dashed_20__28_var_29__20_1" svg:stroke-width="0.017cm" svg:stroke-color="#000000" draw:marker-start-width="0.2cm" draw:marker-start-center="false" draw:marker-end-width="0.2cm" draw:marker-end-center="false" draw:stroke-linejoin="miter" svg:stroke-linecap="butt" draw:fill="none" draw:fill-color="#ffffff" draw:fill-image-width="0cm" draw:fill-image-height="0cm" draw:textarea-horizontal-align="justify" draw:auto-grow-width="true" fo:padding-top="0.008cm" fo:padding-bottom="0.008cm" fo:padding-left="0.008cm" fo:padding-right="0.008cm" draw:shadow="hidden" draw:shadow-offset-x="0.2cm" draw:shadow-offset-y="0.2cm" draw:shadow-color="#808080"/>
    </style:style>
    <style:style style:name="gr14" style:family="graphic" style:parent-style-name="standard" style:list-style-name="L2">
      <style:graphic-properties draw:stroke="solid" draw:stroke-dash="Dashed_20__28_var_29__20_1" svg:stroke-width="0.017cm" svg:stroke-color="#000000" draw:marker-start-width="0.2cm" draw:marker-start-center="false" draw:marker-end-width="0.2cm" draw:marker-end-center="false" draw:stroke-linejoin="miter" svg:stroke-linecap="butt" draw:fill="none" draw:fill-color="#ffffff" draw:fill-image-width="0cm" draw:fill-image-height="0cm" draw:textarea-horizontal-align="justify" draw:auto-grow-width="true" fo:padding-top="0.008cm" fo:padding-bottom="0.008cm" fo:padding-left="0.008cm" fo:padding-right="0.008cm" draw:shadow="hidden" draw:shadow-offset-x="0.2cm" draw:shadow-offset-y="0.2cm" draw:shadow-color="#808080"/>
    </style:style>
    <style:style style:name="gr15" style:family="graphic" style:parent-style-name="standard" style:list-style-name="L2">
      <style:graphic-properties draw:stroke="solid" draw:stroke-dash="Dashed_20__28_var_29__20_1" svg:stroke-width="0.017cm" svg:stroke-color="#000000" draw:marker-start-width="0.2cm" draw:marker-start-center="false" draw:marker-end-width="0.2cm" draw:marker-end-center="false" draw:stroke-linejoin="miter" svg:stroke-linecap="butt" draw:fill="none" draw:fill-color="#ffffff" draw:fill-image-width="0cm" draw:fill-image-height="0cm" draw:textarea-horizontal-align="justify" draw:auto-grow-width="true" fo:padding-top="0.008cm" fo:padding-bottom="0.008cm" fo:padding-left="0.008cm" fo:padding-right="0.008cm" draw:shadow="hidden" draw:shadow-offset-x="0.2cm" draw:shadow-offset-y="0.2cm" draw:shadow-color="#808080"/>
    </style:style>
    <style:style style:name="gr16" style:family="graphic" style:parent-style-name="standard" style:list-style-name="L2">
      <style:graphic-properties draw:stroke="none" draw:stroke-dash="Dashed_20__28_var_29__20_1" svg:stroke-width="0cm" svg:stroke-color="#000000" draw:marker-start-width="0.2cm" draw:marker-start-center="false" draw:marker-end-width="0.2cm" draw:marker-end-center="false" draw:fill="none" draw:fill-color="#ffffff" draw:fill-image-width="0cm" draw:fill-image-height="0cm" draw:textarea-horizontal-align="justify" draw:auto-grow-width="true" fo:min-height="0.508cm" fo:min-width="0.849cm" fo:padding-top="0.125cm" fo:padding-bottom="0.125cm" fo:padding-left="0.25cm" fo:padding-right="0.25cm" draw:shadow="hidden" draw:shadow-offset-x="0.2cm" draw:shadow-offset-y="0.2cm" draw:shadow-color="#808080"/>
    </style:style>
    <style:style style:name="gr17" style:family="graphic" style:parent-style-name="standard" style:list-style-name="L2">
      <style:graphic-properties draw:stroke="solid" draw:stroke-dash="Dashed_20__28_var_29__20_1" svg:stroke-width="0.017cm" svg:stroke-color="#000000" draw:marker-start-width="0.2cm" draw:marker-start-center="false" draw:marker-end-width="0.2cm" draw:marker-end-center="false" draw:stroke-linejoin="miter" svg:stroke-linecap="butt" draw:fill="none" draw:fill-color="#ffffff" draw:fill-image-width="0cm" draw:fill-image-height="0cm" draw:textarea-horizontal-align="justify" draw:auto-grow-width="true" fo:padding-top="0.008cm" fo:padding-bottom="0.008cm" fo:padding-left="0.008cm" fo:padding-right="0.008cm" draw:shadow="hidden" draw:shadow-offset-x="0.2cm" draw:shadow-offset-y="0.2cm" draw:shadow-color="#808080"/>
    </style:style>
    <style:style style:name="gr18" style:family="graphic" style:parent-style-name="standard" style:list-style-name="L2">
      <style:graphic-properties draw:stroke="solid" draw:stroke-dash="Dashed_20__28_var_29__20_1" svg:stroke-width="0.017cm" svg:stroke-color="#000000" draw:marker-start-width="0.2cm" draw:marker-start-center="false" draw:marker-end-width="0.2cm" draw:marker-end-center="false" draw:stroke-linejoin="miter" svg:stroke-linecap="butt" draw:fill="none" draw:fill-color="#ffffff" draw:fill-image-width="0cm" draw:fill-image-height="0cm" draw:textarea-horizontal-align="justify" draw:auto-grow-width="true" fo:padding-top="0.008cm" fo:padding-bottom="0.008cm" fo:padding-left="0.008cm" fo:padding-right="0.008cm" draw:shadow="hidden" draw:shadow-offset-x="0.2cm" draw:shadow-offset-y="0.2cm" draw:shadow-color="#808080"/>
    </style:style>
    <style:style style:name="gr19" style:family="graphic" style:parent-style-name="standard" style:list-style-name="L2">
      <style:graphic-properties draw:stroke="none" draw:stroke-dash="Dashed_20__28_var_29__20_1" svg:stroke-width="0cm" svg:stroke-color="#000000" draw:marker-start-width="0.2cm" draw:marker-start-center="false" draw:marker-end-width="0.2cm" draw:marker-end-center="false" draw:fill="none" draw:fill-color="#ffffff" draw:fill-image-width="0cm" draw:fill-image-height="0cm" draw:textarea-horizontal-align="justify" draw:auto-grow-width="true" fo:min-height="0.508cm" fo:min-width="0.214cm" fo:padding-top="0.125cm" fo:padding-bottom="0.125cm" fo:padding-left="0.25cm" fo:padding-right="0.25cm" draw:shadow="hidden" draw:shadow-offset-x="0.2cm" draw:shadow-offset-y="0.2cm" draw:shadow-color="#808080"/>
    </style:style>
    <style:style style:name="gr20" style:family="graphic" style:parent-style-name="standard" style:list-style-name="L2">
      <style:graphic-properties draw:stroke="none" draw:stroke-dash="Dashed_20__28_var_29__20_1" svg:stroke-width="0cm" svg:stroke-color="#000000" draw:marker-start-width="0.2cm" draw:marker-start-center="false" draw:marker-end-width="0.2cm" draw:marker-end-center="false" draw:fill="none" draw:fill-color="#ffffff" draw:fill-image-width="0cm" draw:fill-image-height="0cm" draw:textarea-horizontal-align="justify" draw:auto-grow-width="true" fo:min-height="0.508cm" fo:min-width="0.214cm" fo:padding-top="0.125cm" fo:padding-bottom="0.125cm" fo:padding-left="0.25cm" fo:padding-right="0.25cm" draw:shadow="hidden" draw:shadow-offset-x="0.2cm" draw:shadow-offset-y="0.2cm" draw:shadow-color="#808080"/>
    </style:style>
    <style:style style:name="gr21" style:family="graphic" style:parent-style-name="standard" style:list-style-name="L2">
      <style:graphic-properties draw:stroke="none" draw:stroke-dash="Dashed_20__28_var_29__20_1" svg:stroke-width="0cm" svg:stroke-color="#000000" draw:marker-start-width="0.2cm" draw:marker-start-center="false" draw:marker-end-width="0.2cm" draw:marker-end-center="false" draw:fill="none" draw:fill-color="#ffffff" draw:fill-image-width="0cm" draw:fill-image-height="0cm" draw:textarea-horizontal-align="justify" draw:auto-grow-width="true" fo:min-height="0.508cm" fo:min-width="0.214cm" fo:padding-top="0.125cm" fo:padding-bottom="0.125cm" fo:padding-left="0.25cm" fo:padding-right="0.25cm" draw:shadow="hidden" draw:shadow-offset-x="0.2cm" draw:shadow-offset-y="0.2cm" draw:shadow-color="#808080"/>
    </style:style>
    <style:style style:name="gr22" style:family="graphic" style:parent-style-name="standard" style:list-style-name="L2">
      <style:graphic-properties draw:stroke="none" draw:stroke-dash="Dashed_20__28_var_29__20_1" svg:stroke-width="0cm" svg:stroke-color="#000000" draw:marker-start-width="0.2cm" draw:marker-start-center="false" draw:marker-end-width="0.2cm" draw:marker-end-center="false" draw:fill="none" draw:fill-color="#ffffff" draw:fill-image-width="0cm" draw:fill-image-height="0cm" draw:textarea-horizontal-align="justify" draw:auto-grow-width="true" fo:min-height="0.508cm" fo:min-width="0.214cm" fo:padding-top="0.125cm" fo:padding-bottom="0.125cm" fo:padding-left="0.25cm" fo:padding-right="0.25cm" draw:shadow="hidden" draw:shadow-offset-x="0.2cm" draw:shadow-offset-y="0.2cm" draw:shadow-color="#808080"/>
    </style:style>
    <style:style style:name="gr23" style:family="graphic" style:parent-style-name="standard" style:list-style-name="L2">
      <style:graphic-properties draw:stroke="none" draw:stroke-dash="Dashed_20__28_var_29__20_1" svg:stroke-width="0cm" svg:stroke-color="#000000" draw:marker-start-width="0.2cm" draw:marker-start-center="false" draw:marker-end-width="0.2cm" draw:marker-end-center="false" draw:fill="none" draw:fill-color="#ffffff" draw:fill-image-width="0cm" draw:fill-image-height="0cm" draw:textarea-horizontal-align="justify" draw:auto-grow-width="true" fo:min-height="0.508cm" fo:min-width="0.214cm" fo:padding-top="0.125cm" fo:padding-bottom="0.125cm" fo:padding-left="0.25cm" fo:padding-right="0.25cm" draw:shadow="hidden" draw:shadow-offset-x="0.2cm" draw:shadow-offset-y="0.2cm" draw:shadow-color="#808080"/>
    </style:style>
    <style:style style:name="gr24" style:family="graphic" style:parent-style-name="standard" style:list-style-name="L2">
      <style:graphic-properties draw:stroke="none" draw:stroke-dash="Dashed_20__28_var_29__20_1" svg:stroke-width="0cm" svg:stroke-color="#000000" draw:marker-start-width="0.2cm" draw:marker-start-center="false" draw:marker-end-width="0.2cm" draw:marker-end-center="false" draw:fill="none" draw:fill-color="#ffffff" draw:fill-image-width="0cm" draw:fill-image-height="0cm" draw:textarea-horizontal-align="justify" draw:auto-grow-width="true" fo:min-height="0.508cm" fo:min-width="0.214cm" fo:padding-top="0.125cm" fo:padding-bottom="0.125cm" fo:padding-left="0.25cm" fo:padding-right="0.25cm" draw:shadow="hidden" draw:shadow-offset-x="0.2cm" draw:shadow-offset-y="0.2cm" draw:shadow-color="#808080"/>
    </style:style>
    <style:style style:name="gr25" style:family="graphic" style:parent-style-name="standard" style:list-style-name="L2">
      <style:graphic-properties draw:stroke="none" draw:stroke-dash="Dashed_20__28_var_29__20_1" svg:stroke-width="0cm" svg:stroke-color="#000000" draw:marker-start-width="0.2cm" draw:marker-start-center="false" draw:marker-end-width="0.2cm" draw:marker-end-center="false" draw:fill="none" draw:fill-color="#ffffff" draw:fill-image-width="0cm" draw:fill-image-height="0cm" draw:textarea-horizontal-align="justify" draw:auto-grow-width="true" fo:min-height="0.508cm" fo:min-width="0.214cm" fo:padding-top="0.125cm" fo:padding-bottom="0.125cm" fo:padding-left="0.25cm" fo:padding-right="0.25cm" draw:shadow="hidden" draw:shadow-offset-x="0.2cm" draw:shadow-offset-y="0.2cm" draw:shadow-color="#808080"/>
    </style:style>
    <style:style style:name="gr26" style:family="graphic" style:parent-style-name="standard" style:list-style-name="L2">
      <style:graphic-properties draw:stroke="none" draw:stroke-dash="Dashed_20__28_var_29__20_1" svg:stroke-width="0cm" svg:stroke-color="#000000" draw:marker-start-width="0.2cm" draw:marker-start-center="false" draw:marker-end-width="0.2cm" draw:marker-end-center="false" draw:fill="none" draw:fill-color="#ffffff" draw:fill-image-width="0cm" draw:fill-image-height="0cm" draw:textarea-horizontal-align="justify" draw:auto-grow-width="true" fo:min-height="0.508cm" fo:min-width="0.214cm" fo:padding-top="0.125cm" fo:padding-bottom="0.125cm" fo:padding-left="0.25cm" fo:padding-right="0.25cm" draw:shadow="hidden" draw:shadow-offset-x="0.2cm" draw:shadow-offset-y="0.2cm" draw:shadow-color="#808080"/>
    </style:style>
    <style:style style:name="gr27" style:family="graphic" style:parent-style-name="standard" style:list-style-name="L2">
      <style:graphic-properties draw:stroke="solid" draw:stroke-dash="Dashed_20__28_var_29__20_1" svg:stroke-width="0.017cm" svg:stroke-color="#000000" draw:marker-start-width="0.2cm" draw:marker-start-center="false" draw:marker-end-width="0.2cm" draw:marker-end-center="false" draw:stroke-linejoin="miter" svg:stroke-linecap="butt" draw:fill="none" draw:fill-color="#ffffff" draw:fill-image-width="0cm" draw:fill-image-height="0cm" draw:textarea-horizontal-align="justify" draw:auto-grow-width="true" fo:padding-top="0.008cm" fo:padding-bottom="0.008cm" fo:padding-left="0.008cm" fo:padding-right="0.008cm" draw:shadow="hidden" draw:shadow-offset-x="0.2cm" draw:shadow-offset-y="0.2cm" draw:shadow-color="#808080"/>
    </style:style>
    <style:style style:name="gr28" style:family="graphic" style:parent-style-name="standard" style:list-style-name="L2">
      <style:graphic-properties draw:stroke="none" draw:stroke-dash="Dashed_20__28_var_29__20_1" svg:stroke-width="0cm" svg:stroke-color="#000000" draw:marker-start-width="0.2cm" draw:marker-start-center="false" draw:marker-end-width="0.2cm" draw:marker-end-center="false" draw:fill="none" draw:fill-color="#ffffff" draw:fill-image-width="0cm" draw:fill-image-height="0cm" draw:textarea-horizontal-align="justify" draw:auto-grow-width="true" fo:min-height="0.508cm" fo:min-width="0.214cm" fo:padding-top="0.125cm" fo:padding-bottom="0.125cm" fo:padding-left="0.25cm" fo:padding-right="0.25cm" draw:shadow="hidden" draw:shadow-offset-x="0.2cm" draw:shadow-offset-y="0.2cm" draw:shadow-color="#808080"/>
    </style:style>
    <style:style style:name="gr29" style:family="graphic" style:parent-style-name="standard" style:list-style-name="L2">
      <style:graphic-properties draw:stroke="solid" draw:stroke-dash="Dashed_20__28_var_29__20_1" svg:stroke-width="0.017cm" svg:stroke-color="#000000" draw:marker-start-width="0.2cm" draw:marker-start-center="false" draw:marker-end-width="0.2cm" draw:marker-end-center="false" draw:stroke-linejoin="miter" svg:stroke-linecap="butt" draw:fill="none" draw:fill-color="#ffffff" draw:fill-image-width="0cm" draw:fill-image-height="0cm" draw:textarea-horizontal-align="justify" draw:auto-grow-width="true" fo:padding-top="0.008cm" fo:padding-bottom="0.008cm" fo:padding-left="0.008cm" fo:padding-right="0.008cm" draw:shadow="hidden" draw:shadow-offset-x="0.2cm" draw:shadow-offset-y="0.2cm" draw:shadow-color="#808080"/>
    </style:style>
    <style:style style:name="gr30" style:family="graphic" style:parent-style-name="standard" style:list-style-name="L2">
      <style:graphic-properties draw:stroke="none" draw:stroke-dash="Dashed_20__28_var_29__20_1" svg:stroke-width="0cm" svg:stroke-color="#000000" draw:marker-start-width="0.2cm" draw:marker-start-center="false" draw:marker-end-width="0.2cm" draw:marker-end-center="false" draw:fill="none" draw:fill-color="#ffffff" draw:fill-image-width="0cm" draw:fill-image-height="0cm" draw:textarea-horizontal-align="justify" draw:auto-grow-width="true" fo:min-height="0.508cm" fo:min-width="0.849cm" fo:padding-top="0.125cm" fo:padding-bottom="0.125cm" fo:padding-left="0.25cm" fo:padding-right="0.25cm" draw:shadow="hidden" draw:shadow-offset-x="0.2cm" draw:shadow-offset-y="0.2cm" draw:shadow-color="#808080"/>
    </style:style>
    <style:style style:name="gr31" style:family="graphic" style:parent-style-name="standard">
      <style:graphic-properties draw:stroke="solid" svg:stroke-width="0.017cm" svg:stroke-color="#000000" draw:stroke-linejoin="miter" svg:stroke-linecap="butt" draw:fill="none" fo:padding-top="0.008cm" fo:padding-bottom="0.008cm" fo:padding-left="0.008cm" fo:padding-right="0.008cm"/>
    </style:style>
    <style:style style:name="gr32" style:family="graphic" style:parent-style-name="standard" style:list-style-name="L2">
      <style:graphic-properties draw:stroke="none" draw:stroke-dash="Dashed_20__28_var_29__20_1" svg:stroke-width="0cm" svg:stroke-color="#000000" draw:marker-start-width="0.2cm" draw:marker-start-center="false" draw:marker-end-width="0.2cm" draw:marker-end-center="false" draw:fill="none" draw:fill-color="#ffffff" draw:fill-image-width="0cm" draw:fill-image-height="0cm" draw:textarea-horizontal-align="justify" draw:auto-grow-width="true" fo:min-height="0.508cm" fo:min-width="0.214cm" fo:padding-top="0.125cm" fo:padding-bottom="0.125cm" fo:padding-left="0.25cm" fo:padding-right="0.25cm" draw:shadow="hidden" draw:shadow-offset-x="0.2cm" draw:shadow-offset-y="0.2cm" draw:shadow-color="#808080"/>
    </style:style>
    <style:style style:name="gr33" style:family="graphic" style:parent-style-name="standard" style:list-style-name="L2">
      <style:graphic-properties draw:stroke="none" draw:stroke-dash="Dashed_20__28_var_29__20_1" svg:stroke-width="0cm" svg:stroke-color="#000000" draw:marker-start-width="0.2cm" draw:marker-start-center="false" draw:marker-end-width="0.2cm" draw:marker-end-center="false" draw:fill="none" draw:fill-color="#ffffff" draw:fill-image-width="0cm" draw:fill-image-height="0cm" draw:textarea-horizontal-align="justify" draw:auto-grow-width="true" fo:min-height="0.508cm" fo:min-width="0.214cm" fo:padding-top="0.125cm" fo:padding-bottom="0.125cm" fo:padding-left="0.25cm" fo:padding-right="0.25cm" draw:shadow="hidden" draw:shadow-offset-x="0.2cm" draw:shadow-offset-y="0.2cm" draw:shadow-color="#808080"/>
    </style:style>
    <style:style style:name="gr34" style:family="graphic" style:parent-style-name="standard" style:list-style-name="L2">
      <style:graphic-properties draw:stroke="none" draw:stroke-dash="Dashed_20__28_var_29__20_1" svg:stroke-width="0cm" svg:stroke-color="#000000" draw:marker-start-width="0.2cm" draw:marker-start-center="false" draw:marker-end-width="0.2cm" draw:marker-end-center="false" draw:fill="none" draw:fill-color="#ffffff" draw:fill-image-width="0cm" draw:fill-image-height="0cm" draw:textarea-horizontal-align="justify" draw:auto-grow-width="true" fo:min-height="0.508cm" fo:min-width="0.214cm" fo:padding-top="0.125cm" fo:padding-bottom="0.125cm" fo:padding-left="0.25cm" fo:padding-right="0.25cm" draw:shadow="hidden" draw:shadow-offset-x="0.2cm" draw:shadow-offset-y="0.2cm" draw:shadow-color="#808080"/>
    </style:style>
    <style:style style:name="gr35" style:family="graphic" style:parent-style-name="standard" style:list-style-name="L2">
      <style:graphic-properties draw:stroke="none" draw:stroke-dash="Dashed_20__28_var_29__20_1" svg:stroke-width="0cm" svg:stroke-color="#000000" draw:marker-start-width="0.2cm" draw:marker-start-center="false" draw:marker-end-width="0.2cm" draw:marker-end-center="false" draw:fill="none" draw:fill-color="#ffffff" draw:fill-image-width="0cm" draw:fill-image-height="0cm" draw:textarea-horizontal-align="justify" draw:auto-grow-width="true" fo:min-height="0.508cm" fo:min-width="0.214cm" fo:padding-top="0.125cm" fo:padding-bottom="0.125cm" fo:padding-left="0.25cm" fo:padding-right="0.25cm" draw:shadow="hidden" draw:shadow-offset-x="0.2cm" draw:shadow-offset-y="0.2cm" draw:shadow-color="#808080"/>
    </style:style>
    <style:style style:name="gr36" style:family="graphic" style:parent-style-name="standard" style:list-style-name="L2">
      <style:graphic-properties draw:stroke="none" draw:stroke-dash="Dashed_20__28_var_29__20_1" svg:stroke-width="0cm" svg:stroke-color="#000000" draw:marker-start-width="0.2cm" draw:marker-start-center="false" draw:marker-end-width="0.2cm" draw:marker-end-center="false" draw:fill="none" draw:fill-color="#ffffff" draw:fill-image-width="0cm" draw:fill-image-height="0cm" draw:textarea-horizontal-align="justify" draw:auto-grow-width="true" fo:min-height="0.508cm" fo:min-width="0.214cm" fo:padding-top="0.125cm" fo:padding-bottom="0.125cm" fo:padding-left="0.25cm" fo:padding-right="0.25cm" draw:shadow="hidden" draw:shadow-offset-x="0.2cm" draw:shadow-offset-y="0.2cm" draw:shadow-color="#808080"/>
    </style:style>
    <style:style style:name="gr37" style:family="graphic" style:parent-style-name="standard" style:list-style-name="L2">
      <style:graphic-properties draw:stroke="none" draw:stroke-dash="Dashed_20__28_var_29__20_1" svg:stroke-width="0cm" svg:stroke-color="#000000" draw:marker-start-width="0.2cm" draw:marker-start-center="false" draw:marker-end-width="0.2cm" draw:marker-end-center="false" draw:fill="none" draw:fill-color="#ffffff" draw:fill-image-width="0cm" draw:fill-image-height="0cm" draw:textarea-horizontal-align="justify" draw:auto-grow-width="true" fo:min-height="0.508cm" fo:min-width="0.214cm" fo:padding-top="0.125cm" fo:padding-bottom="0.125cm" fo:padding-left="0.25cm" fo:padding-right="0.25cm" draw:shadow="hidden" draw:shadow-offset-x="0.2cm" draw:shadow-offset-y="0.2cm" draw:shadow-color="#808080"/>
    </style:style>
    <style:style style:name="gr38" style:family="graphic" style:parent-style-name="standard" style:list-style-name="L2">
      <style:graphic-properties draw:stroke="none" draw:stroke-dash="Dashed_20__28_var_29__20_1" svg:stroke-width="0cm" svg:stroke-color="#000000" draw:marker-start-width="0.2cm" draw:marker-start-center="false" draw:marker-end-width="0.2cm" draw:marker-end-center="false" draw:fill="none" draw:fill-color="#ffffff" draw:fill-image-width="0cm" draw:fill-image-height="0cm" draw:textarea-horizontal-align="justify" draw:auto-grow-width="true" fo:min-height="0.508cm" fo:min-width="0.214cm" fo:padding-top="0.125cm" fo:padding-bottom="0.125cm" fo:padding-left="0.25cm" fo:padding-right="0.25cm" draw:shadow="hidden" draw:shadow-offset-x="0.2cm" draw:shadow-offset-y="0.2cm" draw:shadow-color="#808080"/>
    </style:style>
    <style:style style:name="gr39" style:family="graphic" style:parent-style-name="standard" style:list-style-name="L2">
      <style:graphic-properties draw:stroke="none" draw:stroke-dash="Dashed_20__28_var_29__20_1" svg:stroke-width="0cm" svg:stroke-color="#000000" draw:marker-start-width="0.2cm" draw:marker-start-center="false" draw:marker-end-width="0.2cm" draw:marker-end-center="false" draw:fill="none" draw:fill-color="#ffffff" draw:fill-image-width="0cm" draw:fill-image-height="0cm" draw:textarea-horizontal-align="justify" draw:auto-grow-width="true" fo:min-height="0.508cm" fo:min-width="0.214cm" fo:padding-top="0.125cm" fo:padding-bottom="0.125cm" fo:padding-left="0.25cm" fo:padding-right="0.25cm" draw:shadow="hidden" draw:shadow-offset-x="0.2cm" draw:shadow-offset-y="0.2cm" draw:shadow-color="#808080"/>
    </style:style>
    <style:style style:name="gr40" style:family="graphic" style:parent-style-name="standard" style:list-style-name="L2">
      <style:graphic-properties draw:stroke="none" draw:stroke-dash="Dashed_20__28_var_29__20_1" svg:stroke-width="0cm" svg:stroke-color="#000000" draw:marker-start-width="0.2cm" draw:marker-start-center="false" draw:marker-end-width="0.2cm" draw:marker-end-center="false" draw:fill="none" draw:fill-color="#ffffff" draw:fill-image-width="0cm" draw:fill-image-height="0cm" draw:textarea-horizontal-align="justify" draw:auto-grow-width="true" fo:min-height="0.508cm" fo:min-width="0.214cm" fo:padding-top="0.125cm" fo:padding-bottom="0.125cm" fo:padding-left="0.25cm" fo:padding-right="0.25cm" draw:shadow="hidden" draw:shadow-offset-x="0.2cm" draw:shadow-offset-y="0.2cm" draw:shadow-color="#808080"/>
    </style:style>
    <style:style style:name="gr41" style:family="graphic" style:parent-style-name="standard" style:list-style-name="L2">
      <style:graphic-properties draw:stroke="none" draw:stroke-dash="Dashed_20__28_var_29__20_1" svg:stroke-width="0cm" svg:stroke-color="#000000" draw:marker-start-width="0.2cm" draw:marker-start-center="false" draw:marker-end-width="0.2cm" draw:marker-end-center="false" draw:fill="none" draw:fill-color="#ffffff" draw:fill-image-width="0cm" draw:fill-image-height="0cm" draw:textarea-horizontal-align="justify" draw:auto-grow-width="true" fo:min-height="0.508cm" fo:min-width="0.214cm" fo:padding-top="0.125cm" fo:padding-bottom="0.125cm" fo:padding-left="0.25cm" fo:padding-right="0.25cm" draw:shadow="hidden" draw:shadow-offset-x="0.2cm" draw:shadow-offset-y="0.2cm" draw:shadow-color="#808080"/>
    </style:style>
    <style:style style:name="gr42" style:family="graphic" style:parent-style-name="standard" style:list-style-name="L2">
      <style:graphic-properties draw:stroke="none" draw:stroke-dash="Dashed_20__28_var_29__20_1" svg:stroke-width="0cm" svg:stroke-color="#000000" draw:marker-start-width="0.2cm" draw:marker-start-center="false" draw:marker-end-width="0.2cm" draw:marker-end-center="false" draw:fill="none" draw:fill-color="#ffffff" draw:fill-image-width="0cm" draw:fill-image-height="0cm" draw:textarea-horizontal-align="justify" draw:auto-grow-width="true" fo:min-height="0.508cm" fo:min-width="0.214cm" fo:padding-top="0.125cm" fo:padding-bottom="0.125cm" fo:padding-left="0.25cm" fo:padding-right="0.25cm" draw:shadow="hidden" draw:shadow-offset-x="0.2cm" draw:shadow-offset-y="0.2cm" draw:shadow-color="#808080"/>
    </style:style>
    <style:style style:name="gr43" style:family="graphic" style:parent-style-name="standard" style:list-style-name="L2">
      <style:graphic-properties draw:stroke="none" draw:stroke-dash="Dashed_20__28_var_29__20_1" svg:stroke-width="0cm" svg:stroke-color="#000000" draw:marker-start-width="0.2cm" draw:marker-start-center="false" draw:marker-end-width="0.2cm" draw:marker-end-center="false" draw:fill="none" draw:fill-color="#ffffff" draw:fill-image-width="0cm" draw:fill-image-height="0cm" draw:textarea-horizontal-align="justify" draw:auto-grow-width="true" fo:min-height="0.508cm" fo:min-width="0.214cm" fo:padding-top="0.125cm" fo:padding-bottom="0.125cm" fo:padding-left="0.25cm" fo:padding-right="0.25cm" draw:shadow="hidden" draw:shadow-offset-x="0.2cm" draw:shadow-offset-y="0.2cm" draw:shadow-color="#808080"/>
    </style:style>
    <style:style style:name="gr44" style:family="graphic" style:parent-style-name="standard" style:list-style-name="L2">
      <style:graphic-properties draw:stroke="none" draw:stroke-dash="Dashed_20__28_var_29__20_1" svg:stroke-width="0cm" svg:stroke-color="#000000" draw:marker-start-width="0.2cm" draw:marker-start-center="false" draw:marker-end-width="0.2cm" draw:marker-end-center="false" draw:fill="none" draw:fill-color="#ffffff" draw:fill-image-width="0cm" draw:fill-image-height="0cm" draw:textarea-horizontal-align="justify" draw:auto-grow-width="true" fo:min-height="0.508cm" fo:min-width="0.214cm" fo:padding-top="0.125cm" fo:padding-bottom="0.125cm" fo:padding-left="0.25cm" fo:padding-right="0.25cm" draw:shadow="hidden" draw:shadow-offset-x="0.2cm" draw:shadow-offset-y="0.2cm" draw:shadow-color="#808080"/>
    </style:style>
    <style:style style:name="gr45" style:family="graphic" style:parent-style-name="standard" style:list-style-name="L2">
      <style:graphic-properties draw:stroke="none" draw:stroke-dash="Dashed_20__28_var_29__20_1" svg:stroke-width="0cm" svg:stroke-color="#000000" draw:marker-start-width="0.2cm" draw:marker-start-center="false" draw:marker-end-width="0.2cm" draw:marker-end-center="false" draw:fill="none" draw:fill-color="#ffffff" draw:fill-image-width="0cm" draw:fill-image-height="0cm" draw:textarea-horizontal-align="justify" draw:auto-grow-width="true" fo:min-height="0.508cm" fo:min-width="0.214cm" fo:padding-top="0.125cm" fo:padding-bottom="0.125cm" fo:padding-left="0.25cm" fo:padding-right="0.25cm" draw:shadow="hidden" draw:shadow-offset-x="0.2cm" draw:shadow-offset-y="0.2cm" draw:shadow-color="#808080"/>
    </style:style>
    <style:style style:name="gr46" style:family="graphic" style:parent-style-name="standard" style:list-style-name="L2">
      <style:graphic-properties draw:stroke="none" draw:stroke-dash="Dashed_20__28_var_29__20_1" svg:stroke-width="0cm" svg:stroke-color="#000000" draw:marker-start-width="0.2cm" draw:marker-start-center="false" draw:marker-end-width="0.2cm" draw:marker-end-center="false" draw:fill="none" draw:fill-color="#ffffff" draw:fill-image-width="0cm" draw:fill-image-height="0cm" draw:textarea-horizontal-align="justify" draw:auto-grow-width="true" fo:min-height="0.508cm" fo:min-width="0.214cm" fo:padding-top="0.125cm" fo:padding-bottom="0.125cm" fo:padding-left="0.25cm" fo:padding-right="0.25cm" draw:shadow="hidden" draw:shadow-offset-x="0.2cm" draw:shadow-offset-y="0.2cm" draw:shadow-color="#808080"/>
    </style:style>
    <style:style style:name="gr47" style:family="graphic" style:parent-style-name="standard" style:list-style-name="L2">
      <style:graphic-properties draw:stroke="none" draw:stroke-dash="Dashed_20__28_var_29__20_1" svg:stroke-width="0cm" svg:stroke-color="#000000" draw:marker-start-width="0.2cm" draw:marker-start-center="false" draw:marker-end-width="0.2cm" draw:marker-end-center="false" draw:fill="none" draw:fill-color="#ffffff" draw:fill-image-width="0cm" draw:fill-image-height="0cm" draw:textarea-horizontal-align="justify" draw:auto-grow-width="true" fo:min-height="0.508cm" fo:min-width="0.214cm" fo:padding-top="0.125cm" fo:padding-bottom="0.125cm" fo:padding-left="0.25cm" fo:padding-right="0.25cm" draw:shadow="hidden" draw:shadow-offset-x="0.2cm" draw:shadow-offset-y="0.2cm" draw:shadow-color="#808080"/>
    </style:style>
    <style:style style:name="gr48" style:family="graphic" style:parent-style-name="standard" style:list-style-name="L2">
      <style:graphic-properties draw:stroke="none" draw:stroke-dash="Dashed_20__28_var_29__20_1" svg:stroke-width="0cm" svg:stroke-color="#000000" draw:marker-start-width="0.2cm" draw:marker-start-center="false" draw:marker-end-width="0.2cm" draw:marker-end-center="false" draw:fill="none" draw:fill-color="#ffffff" draw:fill-image-width="0cm" draw:fill-image-height="0cm" draw:textarea-horizontal-align="justify" draw:auto-grow-width="true" fo:min-height="0.508cm" fo:min-width="0.214cm" fo:padding-top="0.125cm" fo:padding-bottom="0.125cm" fo:padding-left="0.25cm" fo:padding-right="0.25cm" draw:shadow="hidden" draw:shadow-offset-x="0.2cm" draw:shadow-offset-y="0.2cm" draw:shadow-color="#808080"/>
    </style:style>
    <style:style style:name="gr49" style:family="graphic" style:parent-style-name="standard" style:list-style-name="L2">
      <style:graphic-properties draw:stroke="none" draw:stroke-dash="Dashed_20__28_var_29__20_1" svg:stroke-width="0cm" svg:stroke-color="#000000" draw:marker-start-width="0.2cm" draw:marker-start-center="false" draw:marker-end-width="0.2cm" draw:marker-end-center="false" draw:fill="none" draw:fill-color="#ffffff" draw:fill-image-width="0cm" draw:fill-image-height="0cm" draw:textarea-horizontal-align="justify" draw:auto-grow-width="true" fo:min-height="0.508cm" fo:min-width="0.214cm" fo:padding-top="0.125cm" fo:padding-bottom="0.125cm" fo:padding-left="0.25cm" fo:padding-right="0.25cm" draw:shadow="hidden" draw:shadow-offset-x="0.2cm" draw:shadow-offset-y="0.2cm" draw:shadow-color="#808080"/>
    </style:style>
    <style:style style:name="gr50" style:family="graphic" style:parent-style-name="standard" style:list-style-name="L2">
      <style:graphic-properties draw:stroke="none" draw:stroke-dash="Dashed_20__28_var_29__20_1" svg:stroke-width="0cm" svg:stroke-color="#000000" draw:marker-start-width="0.2cm" draw:marker-start-center="false" draw:marker-end-width="0.2cm" draw:marker-end-center="false" draw:fill="none" draw:fill-color="#ffffff" draw:fill-image-width="0cm" draw:fill-image-height="0cm" draw:textarea-horizontal-align="justify" draw:auto-grow-width="true" fo:min-height="0.508cm" fo:min-width="0.214cm" fo:padding-top="0.125cm" fo:padding-bottom="0.125cm" fo:padding-left="0.25cm" fo:padding-right="0.25cm" draw:shadow="hidden" draw:shadow-offset-x="0.2cm" draw:shadow-offset-y="0.2cm" draw:shadow-color="#808080"/>
    </style:style>
    <style:style style:name="gr51" style:family="graphic" style:parent-style-name="standard" style:list-style-name="L2">
      <style:graphic-properties draw:stroke="none" draw:stroke-dash="Dashed_20__28_var_29__20_1" svg:stroke-width="0cm" svg:stroke-color="#000000" draw:marker-start-width="0.2cm" draw:marker-start-center="false" draw:marker-end-width="0.2cm" draw:marker-end-center="false" draw:fill="none" draw:fill-color="#ffffff" draw:fill-image-width="0cm" draw:fill-image-height="0cm" draw:textarea-horizontal-align="justify" draw:auto-grow-width="true" fo:min-height="0.508cm" fo:min-width="0.214cm" fo:padding-top="0.125cm" fo:padding-bottom="0.125cm" fo:padding-left="0.25cm" fo:padding-right="0.25cm" draw:shadow="hidden" draw:shadow-offset-x="0.2cm" draw:shadow-offset-y="0.2cm" draw:shadow-color="#808080"/>
    </style:style>
    <style:style style:name="gr52" style:family="graphic" style:parent-style-name="standard" style:list-style-name="L2">
      <style:graphic-properties draw:stroke="none" draw:stroke-dash="Dashed_20__28_var_29__20_1" svg:stroke-width="0cm" svg:stroke-color="#000000" draw:marker-start-width="0.2cm" draw:marker-start-center="false" draw:marker-end-width="0.2cm" draw:marker-end-center="false" draw:fill="none" draw:fill-color="#ffffff" draw:fill-image-width="0cm" draw:fill-image-height="0cm" draw:textarea-horizontal-align="justify" draw:auto-grow-width="true" fo:min-height="0.508cm" fo:min-width="0.214cm" fo:padding-top="0.125cm" fo:padding-bottom="0.125cm" fo:padding-left="0.25cm" fo:padding-right="0.25cm" draw:shadow="hidden" draw:shadow-offset-x="0.2cm" draw:shadow-offset-y="0.2cm" draw:shadow-color="#808080"/>
    </style:style>
    <style:style style:name="gr53" style:family="graphic" style:parent-style-name="standard" style:list-style-name="L2">
      <style:graphic-properties draw:stroke="none" draw:stroke-dash="Dashed_20__28_var_29__20_1" svg:stroke-width="0cm" svg:stroke-color="#000000" draw:marker-start-width="0.2cm" draw:marker-start-center="false" draw:marker-end-width="0.2cm" draw:marker-end-center="false" draw:fill="none" draw:fill-color="#ffffff" draw:fill-image-width="0cm" draw:fill-image-height="0cm" draw:textarea-horizontal-align="justify" draw:auto-grow-width="true" fo:min-height="0.508cm" fo:min-width="0.214cm" fo:padding-top="0.125cm" fo:padding-bottom="0.125cm" fo:padding-left="0.25cm" fo:padding-right="0.25cm" draw:shadow="hidden" draw:shadow-offset-x="0.2cm" draw:shadow-offset-y="0.2cm" draw:shadow-color="#808080"/>
    </style:style>
    <style:style style:name="gr54" style:family="graphic" style:parent-style-name="standard" style:list-style-name="L2">
      <style:graphic-properties draw:stroke="none" draw:stroke-dash="Dashed_20__28_var_29__20_1" svg:stroke-width="0cm" svg:stroke-color="#000000" draw:marker-start-width="0.2cm" draw:marker-start-center="false" draw:marker-end-width="0.2cm" draw:marker-end-center="false" draw:fill="none" draw:fill-color="#ffffff" draw:fill-image-width="0cm" draw:fill-image-height="0cm" draw:textarea-horizontal-align="justify" draw:auto-grow-width="true" fo:min-height="0.508cm" fo:min-width="0.214cm" fo:padding-top="0.125cm" fo:padding-bottom="0.125cm" fo:padding-left="0.25cm" fo:padding-right="0.25cm" draw:shadow="hidden" draw:shadow-offset-x="0.2cm" draw:shadow-offset-y="0.2cm" draw:shadow-color="#808080"/>
    </style:style>
    <style:style style:name="gr55" style:family="graphic" style:parent-style-name="standard" style:list-style-name="L2">
      <style:graphic-properties draw:stroke="none" draw:stroke-dash="Dashed_20__28_var_29__20_1" svg:stroke-width="0cm" svg:stroke-color="#000000" draw:marker-start-width="0.2cm" draw:marker-start-center="false" draw:marker-end-width="0.2cm" draw:marker-end-center="false" draw:fill="none" draw:fill-color="#ffffff" draw:fill-image-width="0cm" draw:fill-image-height="0cm" draw:textarea-horizontal-align="justify" draw:auto-grow-width="true" fo:min-height="0.508cm" fo:min-width="0.214cm" fo:padding-top="0.125cm" fo:padding-bottom="0.125cm" fo:padding-left="0.25cm" fo:padding-right="0.25cm" draw:shadow="hidden" draw:shadow-offset-x="0.2cm" draw:shadow-offset-y="0.2cm" draw:shadow-color="#808080"/>
    </style:style>
    <style:style style:name="gr56" style:family="graphic" style:parent-style-name="standard" style:list-style-name="L2">
      <style:graphic-properties draw:stroke="none" draw:stroke-dash="Dashed_20__28_var_29__20_1" svg:stroke-width="0cm" svg:stroke-color="#000000" draw:marker-start-width="0.2cm" draw:marker-start-center="false" draw:marker-end-width="0.2cm" draw:marker-end-center="false" draw:fill="none" draw:fill-color="#ffffff" draw:fill-image-width="0cm" draw:fill-image-height="0cm" draw:textarea-horizontal-align="justify" draw:auto-grow-width="true" fo:min-height="0.508cm" fo:min-width="0.214cm" fo:padding-top="0.125cm" fo:padding-bottom="0.125cm" fo:padding-left="0.25cm" fo:padding-right="0.25cm" draw:shadow="hidden" draw:shadow-offset-x="0.2cm" draw:shadow-offset-y="0.2cm" draw:shadow-color="#808080"/>
    </style:style>
    <style:style style:name="gr57" style:family="graphic" style:parent-style-name="standard" style:list-style-name="L2">
      <style:graphic-properties draw:stroke="none" draw:stroke-dash="Dashed_20__28_var_29__20_1" svg:stroke-width="0cm" svg:stroke-color="#000000" draw:marker-start-width="0.2cm" draw:marker-start-center="false" draw:marker-end-width="0.2cm" draw:marker-end-center="false" draw:fill="none" draw:fill-color="#ffffff" draw:fill-image-width="0cm" draw:fill-image-height="0cm" draw:textarea-horizontal-align="justify" draw:auto-grow-width="true" fo:min-height="0.508cm" fo:min-width="0.214cm" fo:padding-top="0.125cm" fo:padding-bottom="0.125cm" fo:padding-left="0.25cm" fo:padding-right="0.25cm" draw:shadow="hidden" draw:shadow-offset-x="0.2cm" draw:shadow-offset-y="0.2cm" draw:shadow-color="#808080"/>
    </style:style>
    <style:style style:name="gr58" style:family="graphic" style:parent-style-name="standard" style:list-style-name="L2">
      <style:graphic-properties draw:stroke="none" draw:stroke-dash="Dashed_20__28_var_29__20_1" svg:stroke-width="0cm" svg:stroke-color="#000000" draw:marker-start-width="0.2cm" draw:marker-start-center="false" draw:marker-end-width="0.2cm" draw:marker-end-center="false" draw:fill="none" draw:fill-color="#ffffff" draw:fill-image-width="0cm" draw:fill-image-height="0cm" draw:textarea-horizontal-align="justify" draw:auto-grow-width="true" fo:min-height="0.508cm" fo:min-width="0.214cm" fo:padding-top="0.125cm" fo:padding-bottom="0.125cm" fo:padding-left="0.25cm" fo:padding-right="0.25cm" draw:shadow="hidden" draw:shadow-offset-x="0.2cm" draw:shadow-offset-y="0.2cm" draw:shadow-color="#808080"/>
    </style:style>
    <style:style style:name="gr59" style:family="graphic" style:parent-style-name="standard" style:list-style-name="L2">
      <style:graphic-properties draw:stroke="none" draw:stroke-dash="Dashed_20__28_var_29__20_1" svg:stroke-width="0cm" svg:stroke-color="#000000" draw:marker-start-width="0.2cm" draw:marker-start-center="false" draw:marker-end-width="0.2cm" draw:marker-end-center="false" draw:fill="none" draw:fill-color="#ffffff" draw:fill-image-width="0cm" draw:fill-image-height="0cm" draw:textarea-horizontal-align="justify" draw:auto-grow-width="true" fo:min-height="0.508cm" fo:min-width="0.214cm" fo:padding-top="0.125cm" fo:padding-bottom="0.125cm" fo:padding-left="0.25cm" fo:padding-right="0.25cm" draw:shadow="hidden" draw:shadow-offset-x="0.2cm" draw:shadow-offset-y="0.2cm" draw:shadow-color="#808080"/>
    </style:style>
    <style:style style:name="gr60" style:family="graphic" style:parent-style-name="standard" style:list-style-name="L2">
      <style:graphic-properties draw:stroke="none" draw:stroke-dash="Dashed_20__28_var_29__20_1" svg:stroke-width="0cm" svg:stroke-color="#000000" draw:marker-start-width="0.2cm" draw:marker-start-center="false" draw:marker-end-width="0.2cm" draw:marker-end-center="false" draw:fill="none" draw:fill-color="#ffffff" draw:fill-image-width="0cm" draw:fill-image-height="0cm" draw:textarea-horizontal-align="justify" draw:auto-grow-width="true" fo:min-height="0.508cm" fo:min-width="0.214cm" fo:padding-top="0.125cm" fo:padding-bottom="0.125cm" fo:padding-left="0.25cm" fo:padding-right="0.25cm" draw:shadow="hidden" draw:shadow-offset-x="0.2cm" draw:shadow-offset-y="0.2cm" draw:shadow-color="#808080"/>
    </style:style>
    <style:style style:name="gr61" style:family="graphic" style:parent-style-name="standard" style:list-style-name="L2">
      <style:graphic-properties draw:stroke="none" draw:stroke-dash="Dashed_20__28_var_29__20_1" svg:stroke-width="0cm" svg:stroke-color="#000000" draw:marker-start-width="0.2cm" draw:marker-start-center="false" draw:marker-end-width="0.2cm" draw:marker-end-center="false" draw:fill="none" draw:fill-color="#ffffff" draw:fill-image-width="0cm" draw:fill-image-height="0cm" draw:textarea-horizontal-align="justify" draw:auto-grow-width="true" fo:min-height="0.508cm" fo:min-width="0.214cm" fo:padding-top="0.125cm" fo:padding-bottom="0.125cm" fo:padding-left="0.25cm" fo:padding-right="0.25cm" draw:shadow="hidden" draw:shadow-offset-x="0.2cm" draw:shadow-offset-y="0.2cm" draw:shadow-color="#808080"/>
    </style:style>
    <style:style style:name="gr62" style:family="graphic" style:parent-style-name="standard" style:list-style-name="L2">
      <style:graphic-properties draw:stroke="none" draw:stroke-dash="Dashed_20__28_var_29__20_1" svg:stroke-width="0cm" svg:stroke-color="#000000" draw:marker-start-width="0.2cm" draw:marker-start-center="false" draw:marker-end-width="0.2cm" draw:marker-end-center="false" draw:fill="none" draw:fill-color="#ffffff" draw:fill-image-width="0cm" draw:fill-image-height="0cm" draw:textarea-horizontal-align="justify" draw:auto-grow-width="true" fo:min-height="0.508cm" fo:min-width="0.214cm" fo:padding-top="0.125cm" fo:padding-bottom="0.125cm" fo:padding-left="0.25cm" fo:padding-right="0.25cm" draw:shadow="hidden" draw:shadow-offset-x="0.2cm" draw:shadow-offset-y="0.2cm" draw:shadow-color="#808080"/>
    </style:style>
    <style:style style:name="gr63" style:family="graphic" style:parent-style-name="standard" style:list-style-name="L2">
      <style:graphic-properties draw:stroke="none" draw:stroke-dash="Dashed_20__28_var_29__20_1" svg:stroke-width="0cm" svg:stroke-color="#000000" draw:marker-start-width="0.2cm" draw:marker-start-center="false" draw:marker-end-width="0.2cm" draw:marker-end-center="false" draw:fill="none" draw:fill-color="#ffffff" draw:fill-image-width="0cm" draw:fill-image-height="0cm" draw:textarea-horizontal-align="justify" draw:auto-grow-width="true" fo:min-height="0.508cm" fo:min-width="0.214cm" fo:padding-top="0.125cm" fo:padding-bottom="0.125cm" fo:padding-left="0.25cm" fo:padding-right="0.25cm" draw:shadow="hidden" draw:shadow-offset-x="0.2cm" draw:shadow-offset-y="0.2cm" draw:shadow-color="#808080"/>
    </style:style>
    <style:style style:name="gr64" style:family="graphic" style:parent-style-name="standard" style:list-style-name="L2">
      <style:graphic-properties draw:stroke="none" draw:stroke-dash="Dashed_20__28_var_29__20_1" svg:stroke-width="0cm" svg:stroke-color="#000000" draw:marker-start-width="0.2cm" draw:marker-start-center="false" draw:marker-end-width="0.2cm" draw:marker-end-center="false" draw:fill="none" draw:fill-color="#ffffff" draw:fill-image-width="0cm" draw:fill-image-height="0cm" draw:textarea-horizontal-align="justify" draw:auto-grow-width="true" fo:min-height="0.508cm" fo:min-width="0.214cm" fo:padding-top="0.125cm" fo:padding-bottom="0.125cm" fo:padding-left="0.25cm" fo:padding-right="0.25cm" draw:shadow="hidden" draw:shadow-offset-x="0.2cm" draw:shadow-offset-y="0.2cm" draw:shadow-color="#808080"/>
    </style:style>
    <style:style style:name="gr65" style:family="graphic" style:parent-style-name="standard" style:list-style-name="L2">
      <style:graphic-properties draw:stroke="none" draw:stroke-dash="Dashed_20__28_var_29__20_1" svg:stroke-width="0cm" svg:stroke-color="#000000" draw:marker-start-width="0.2cm" draw:marker-start-center="false" draw:marker-end-width="0.2cm" draw:marker-end-center="false" draw:fill="none" draw:fill-color="#ffffff" draw:fill-image-width="0cm" draw:fill-image-height="0cm" draw:textarea-horizontal-align="justify" draw:auto-grow-width="true" fo:min-height="0.508cm" fo:min-width="0.214cm" fo:padding-top="0.125cm" fo:padding-bottom="0.125cm" fo:padding-left="0.25cm" fo:padding-right="0.25cm" draw:shadow="hidden" draw:shadow-offset-x="0.2cm" draw:shadow-offset-y="0.2cm" draw:shadow-color="#808080"/>
    </style:style>
    <style:style style:name="gr66" style:family="graphic" style:parent-style-name="standard">
      <style:graphic-properties draw:stroke="none" draw:fill="none" draw:textarea-horizontal-align="left" draw:textarea-vertical-align="top" draw:auto-grow-height="false" draw:auto-grow-width="false" fo:min-height="0.352cm" fo:min-width="0.352cm" fo:padding-top="0cm" fo:padding-bottom="0cm" fo:padding-left="0cm" fo:padding-right="0cm"/>
    </style:style>
    <style:style style:name="gr67" style:family="graphic" style:parent-style-name="standard">
      <style:graphic-properties draw:stroke-dash="Dashed_20__28_var_29__20_1" svg:stroke-color="#000000" draw:fill-color="#ffffff" draw:fill-image-width="0cm" draw:fill-image-height="0cm" draw:textarea-horizontal-align="justify" draw:textarea-vertical-align="middle" draw:auto-grow-height="false" draw:auto-grow-width="true" fo:min-height="2.54cm" fo:min-width="1.143cm"/>
    </style:style>
    <style:style style:name="gr68" style:family="graphic" style:parent-style-name="standard">
      <style:graphic-properties draw:stroke="solid" draw:stroke-dash="Fine_20_Dashed" svg:stroke-color="#000000" draw:marker-end="Arrow" draw:marker-end-width="0.3cm" draw:fill="none" draw:fill-color="#ffffff" draw:fill-gradient-name="Gradient_20_2" draw:fill-hatch-name="Hatching_20_1" draw:fill-image-name="Bitmap_20_1" draw:fill-image-width="0cm" draw:fill-image-height="0cm" draw:textarea-horizontal-align="center" draw:textarea-vertical-align="middle" draw:auto-grow-width="true"/>
    </style:style>
    <style:style style:name="gr69" style:family="graphic" style:parent-style-name="standard">
      <style:graphic-properties draw:stroke="none" draw:stroke-dash="Dashed_20__28_var_29__20_1" svg:stroke-color="#000000" draw:fill="none" draw:fill-color="#ffffff" draw:fill-image-width="0cm" draw:fill-image-height="0cm" draw:auto-grow-width="true" fo:min-height="0.508cm" fo:min-width="0.238cm"/>
    </style:style>
    <style:style style:name="gr70" style:family="graphic" style:parent-style-name="standard">
      <style:graphic-properties draw:stroke="solid" draw:stroke-dash="Dashed_20__28_var_29__20_1" svg:stroke-color="#000000" svg:stroke-opacity="0%" draw:fill="none" draw:fill-color="#ffffff" draw:fill-image-width="0cm" draw:fill-image-height="0cm" draw:auto-grow-width="true" fo:min-height="0.508cm" fo:min-width="0.425cm"/>
    </style:style>
    <style:style style:name="gr71" style:family="graphic" style:parent-style-name="standard">
      <style:graphic-properties draw:stroke="none" draw:stroke-dash="Dashed_20__28_var_29__20_1" svg:stroke-color="#000000" draw:fill="none" draw:fill-color="#ffffff" draw:fill-image-width="0cm" draw:fill-image-height="0cm" draw:auto-grow-width="true" fo:min-height="0.508cm" fo:min-width="0.292cm"/>
    </style:style>
    <style:style style:name="gr72" style:family="graphic" style:parent-style-name="standard">
      <style:graphic-properties draw:stroke="none" draw:stroke-dash="Dashed_20__28_var_29__20_1" svg:stroke-color="#000000" draw:fill="none" draw:fill-color="#ffffff" draw:fill-image-width="0cm" draw:fill-image-height="0cm" draw:auto-grow-width="true" fo:min-height="0.508cm" fo:min-width="0.425cm"/>
    </style:style>
    <style:style style:name="gr73" style:family="graphic" style:parent-style-name="objectwithoutfill">
      <style:graphic-properties draw:fill="none" draw:textarea-horizontal-align="center" draw:textarea-vertical-align="middle"/>
    </style:style>
    <style:style style:name="gr74" style:family="graphic" style:parent-style-name="standard">
      <style:graphic-properties draw:stroke="none" draw:fill="none" draw:fill-color="#ffffff" fo:min-height="0.367cm"/>
    </style:style>
    <style:style style:name="gr75" style:family="graphic" style:parent-style-name="standard">
      <style:graphic-properties draw:stroke-dash="Dashed_20__28_var_29__20_1" svg:stroke-color="#000000" draw:fill-color="#ffffff" draw:fill-image-width="0cm" draw:fill-image-height="0cm" draw:textarea-horizontal-align="justify" draw:textarea-vertical-align="middle" draw:auto-grow-height="false" draw:auto-grow-width="true" fo:min-height="2.54cm" fo:min-width="1.146cm"/>
    </style:style>
    <style:style style:name="gr76" style:family="graphic" style:parent-style-name="standard">
      <style:graphic-properties draw:stroke="solid" draw:stroke-dash="Fine_20_Dashed" svg:stroke-color="#000000" draw:fill="none" draw:fill-color="#ffffff" draw:fill-gradient-name="Gradient_20_2" draw:fill-hatch-name="Hatching_20_1" draw:fill-image-name="Bitmap_20_1" draw:fill-image-width="0cm" draw:fill-image-height="0cm" draw:textarea-horizontal-align="center" draw:textarea-vertical-align="middle" draw:auto-grow-width="true"/>
    </style:style>
    <style:style style:name="gr77" style:family="graphic" style:parent-style-name="standard">
      <style:graphic-properties draw:stroke="none" draw:stroke-dash="Dashed_20__28_var_29__20_1" svg:stroke-color="#000000" draw:fill="none" draw:fill-color="#ffffff" draw:fill-image-width="0cm" draw:fill-image-height="0cm" draw:auto-grow-width="true" fo:min-height="0.381cm" fo:min-width="0.381cm"/>
    </style:style>
    <style:style style:name="gr78" style:family="graphic" style:parent-style-name="standard">
      <style:graphic-properties draw:stroke="none" draw:fill="none" draw:fill-color="#ffffff" fo:min-height="0.353cm"/>
    </style:style>
    <style:style style:name="gr79" style:family="graphic" style:parent-style-name="standard">
      <style:graphic-properties draw:stroke="none" draw:fill="none" draw:fill-color="#ffffff" fo:min-height="0.508cm"/>
    </style:style>
    <style:style style:name="gr80" style:family="graphic" style:parent-style-name="standard">
      <style:graphic-properties draw:stroke="none" draw:fill="none" draw:fill-color="#ffffff" fo:min-height="0.703cm"/>
    </style:style>
    <style:style style:name="gr81" style:family="graphic" style:parent-style-name="standard">
      <style:graphic-properties draw:stroke="none" draw:fill="none" draw:fill-color="#ffffff" fo:min-height="1.756cm"/>
    </style:style>
    <style:style style:name="P1" style:family="paragraph">
      <loext:graphic-properties draw:fill="solid" draw:fill-color="#ffffff"/>
    </style:style>
    <style:style style:name="P2" style:family="paragraph">
      <loext:graphic-properties draw:fill="none"/>
    </style:style>
    <style:style style:name="P3" style:family="paragraph">
      <style:paragraph-properties fo:text-align="start" style:writing-mode="lr-tb"/>
    </style:style>
    <style:style style:name="P4" style:family="paragraph">
      <loext:graphic-properties draw:fill="none"/>
      <style:text-properties fo:font-size="10pt" style:font-size-asian="10pt" style:font-size-complex="10pt"/>
    </style:style>
    <style:style style:name="P5" style:family="paragraph">
      <loext:graphic-properties draw:fill="solid" draw:fill-color="#000000"/>
    </style:style>
    <style:style style:name="P6"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font-variant="normal" fo:text-transform="none" fo:color="#000000" style:text-outline="false" style:text-line-through-style="none" style:text-line-through-type="none" style:font-name="FreeMono2" fo:font-size="10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 style:family="paragraph">
      <style:paragraph-properties fo:margin-left="0cm" fo:margin-right="0cm" fo:margin-top="0cm" fo:margin-bottom="0cm" fo:line-height="100%" fo:text-indent="0cm">
        <style:tab-stops/>
      </style:paragraph-properties>
      <style:text-properties fo:font-weight="bold" style:font-weight-asian="bold" style:font-weight-complex="bold"/>
    </style:style>
    <style:style style:name="P8" style:family="paragraph">
      <loext:graphic-properties draw:fill="none" draw:fill-color="#ffffff" draw:fill-image-width="0cm" draw:fill-image-height="0cm"/>
      <style:paragraph-properties fo:margin-left="0cm" fo:margin-right="0cm" fo:margin-top="0cm" fo:margin-bottom="0cm" fo:line-height="100%" fo:text-indent="0cm">
        <style:tab-stops/>
      </style:paragraph-properties>
      <style:text-properties fo:font-variant="normal" fo:text-transform="none" fo:color="#000000" style:text-outline="false" style:text-line-through-style="none" style:text-line-through-type="none" style:font-name="FreeMono2" fo:font-size="10pt" fo:font-style="normal" fo:text-shadow="none" style:text-underline-style="none" fo:font-weight="bold" style:letter-kerning="true" style:font-name-asian="DejaVu Sans"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9" style:family="paragraph">
      <style:paragraph-properties fo:margin-left="0cm" fo:margin-right="0cm" fo:margin-top="0cm" fo:margin-bottom="0cm" fo:line-height="100%" fo:text-indent="0cm">
        <style:tab-stops/>
      </style:paragraph-properties>
    </style:style>
    <style:style style:name="P10" style:family="paragraph">
      <style:paragraph-properties fo:margin-left="0cm" fo:margin-right="0cm" fo:margin-top="0cm" fo:margin-bottom="0cm" fo:line-height="100%" fo:text-indent="0cm">
        <style:tab-stops/>
      </style:paragraph-properties>
      <style:text-properties fo:font-weight="normal" style:font-weight-asian="normal" style:font-weight-complex="normal"/>
    </style:style>
    <style:style style:name="P11" style:family="paragraph">
      <style:paragraph-properties fo:text-align="start" style:writing-mode="lr-tb"/>
      <style:text-properties fo:font-weight="bold" style:font-weight-asian="bold" style:font-weight-complex="bold"/>
    </style:style>
    <style:style style:name="P12" style:family="paragraph">
      <loext:graphic-properties draw:fill="none"/>
      <style:text-properties fo:font-size="10pt" fo:font-weight="bold" style:font-size-asian="10pt" style:font-weight-asian="bold" style:font-size-complex="10pt" style:font-weight-complex="bold"/>
    </style:style>
    <style:style style:name="P13" style:family="paragraph">
      <loext:graphic-properties draw:fill-color="#ffffff" draw:fill-image-width="0cm" draw:fill-image-height="0cm"/>
      <style:paragraph-properties fo:text-align="center">
        <style:tab-stops/>
      </style:paragraph-properties>
      <style:text-properties fo:color="#000000" style:font-name="FreeMono2" fo:font-size="10pt"/>
    </style:style>
    <style:style style:name="P14" style:family="paragraph">
      <loext:graphic-properties draw:fill="none" draw:fill-color="#ffffff" draw:fill-gradient-name="Gradient_20_2" draw:fill-hatch-name="Hatching_20_1" draw:fill-image-name="Bitmap_20_1" draw:fill-image-width="0cm" draw:fill-image-height="0cm"/>
      <style:paragraph-properties fo:text-align="center">
        <style:tab-stops/>
      </style:paragraph-properties>
      <style:text-properties fo:color="#000000" style:font-name="FreeMono2" fo:font-size="10pt"/>
    </style:style>
    <style:style style:name="P15" style:family="paragraph">
      <style:paragraph-properties>
        <style:tab-stops/>
      </style:paragraph-properties>
    </style:style>
    <style:style style:name="P16" style:family="paragraph">
      <loext:graphic-properties draw:fill="none" draw:fill-color="#ffffff" draw:fill-image-width="0cm" draw:fill-image-height="0cm"/>
      <style:paragraph-properties>
        <style:tab-stops/>
      </style:paragraph-properties>
      <style:text-properties fo:color="#000000" style:font-name="FreeMono2" fo:font-size="10pt"/>
    </style:style>
    <style:style style:name="P17" style:family="paragraph">
      <loext:graphic-properties draw:fill="none"/>
      <style:paragraph-properties fo:text-align="center"/>
    </style:style>
    <style:style style:name="P18" style:family="paragraph">
      <loext:graphic-properties draw:fill="none" draw:fill-color="#ffffff"/>
      <style:paragraph-properties fo:text-align="start" style:writing-mode="lr-tb"/>
      <style:text-properties fo:font-weight="bold" style:font-weight-asian="bold" style:font-weight-complex="bold"/>
    </style:style>
    <style:style style:name="P19" style:family="paragraph">
      <loext:graphic-properties draw:fill="none" draw:fill-color="#ffffff"/>
      <style:paragraph-properties fo:text-align="start" style:writing-mode="lr-tb"/>
      <style:text-properties fo:font-weight="normal" style:font-weight-asian="normal" style:font-weight-complex="normal"/>
    </style:style>
    <style:style style:name="P20" style:family="paragraph">
      <loext:graphic-properties draw:fill="none" draw:fill-color="#ffffff"/>
      <style:paragraph-properties fo:text-align="start" style:writing-mode="lr-tb"/>
    </style:style>
    <style:style style:name="T1" style:family="text">
      <style:text-properties fo:color="#000000" style:font-name="FreeMono1" fo:font-size="10pt" style:font-size-asian="10pt" style:font-name-complex="FreeMono1" style:font-size-complex="10pt"/>
    </style:style>
    <style:style style:name="T2" style:family="text">
      <style:text-properties fo:font-variant="normal" fo:text-transform="none" fo:color="#000000" style:text-outline="false" style:text-line-through-style="none" style:text-line-through-type="none" style:font-name="FreeMono2" fo:font-size="10pt" fo:font-style="normal" fo:text-shadow="none" style:text-underline-style="none" fo:font-weight="bold" style:letter-kerning="true" style:font-name-asian="DejaVu Sans"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FreeMono2" fo:font-size="10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 style:family="text">
      <style:text-properties fo:color="#000000" style:font-name="FreeMono1" fo:font-size="10pt" fo:font-weight="bold" style:font-size-asian="10pt" style:font-weight-asian="bold" style:font-name-complex="FreeMono1" style:font-size-complex="10pt" style:font-weight-complex="bold"/>
    </style:style>
    <style:style style:name="T5" style:family="text">
      <style:text-properties fo:color="#000000" style:font-name="FreeMono2" fo:font-size="10pt"/>
    </style:style>
    <style:style style:name="T6" style:family="text">
      <style:text-properties fo:color="#000000" style:font-name="FreeMono1" fo:font-size="10pt" fo:font-weight="normal" style:font-size-asian="10pt" style:font-weight-asian="normal" style:font-name-complex="FreeMono1" style:font-size-complex="1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1.59cm" svg:height="27.94cm" svg:x="0cm" svg:y="0cm" svg:viewBox="0 0 21591 27941" draw:points="0,0 21591,0 21591,27941 0,27941">
          <text:p/>
        </draw:polygon>
        <draw:polygon draw:style-name="gr2" draw:text-style-name="P1" draw:layer="layout" svg:width="1.143cm" svg:height="2.54cm" svg:x="17.349cm" svg:y="1.601cm" svg:viewBox="0 0 1144 2541" draw:points="573,2541 0,2541 0,0 1144,0 1144,2541">
          <text:p/>
        </draw:polygon>
        <draw:line draw:style-name="gr3" draw:text-style-name="P2" draw:layer="layout" svg:x1="13cm" svg:y1="15.357cm" svg:x2="12.364cm" svg:y2="14.255cm">
          <text:p/>
        </draw:line>
        <draw:line draw:style-name="gr3" draw:text-style-name="P2" draw:layer="layout" svg:x1="12.364cm" svg:y1="14.26cm" svg:x2="13cm" svg:y2="13.158cm">
          <text:p/>
        </draw:line>
        <draw:line draw:style-name="gr3" draw:text-style-name="P2" draw:layer="layout" svg:x1="12.364cm" svg:y1="14.255cm" svg:x2="11.094cm" svg:y2="14.255cm">
          <text:p/>
        </draw:line>
        <draw:frame draw:style-name="gr4" draw:text-style-name="P4" draw:layer="layout" svg:width="0.352cm" svg:height="0.352cm" svg:x="11.91cm" svg:y="14.203cm">
          <draw:text-box>
            <text:p text:style-name="P3"><text:span text:style-name="T1">A</text:span></text:p>
          </draw:text-box>
        </draw:frame>
        <draw:frame draw:style-name="gr4" draw:text-style-name="P4" draw:layer="layout" svg:width="0.425cm" svg:height="0.352cm" svg:x="12.206cm" svg:y="14.503cm">
          <draw:text-box>
            <text:p text:style-name="P3"><text:span text:style-name="T1">A'</text:span></text:p>
          </draw:text-box>
        </draw:frame>
        <draw:frame draw:style-name="gr4" draw:text-style-name="P4" draw:layer="layout" svg:width="0.352cm" svg:height="0.352cm" svg:x="12.608cm" svg:y="14.305cm">
          <draw:text-box>
            <text:p text:style-name="P3"><text:span text:style-name="T1">B</text:span></text:p>
          </draw:text-box>
        </draw:frame>
        <draw:frame draw:style-name="gr4" draw:text-style-name="P4" draw:layer="layout" svg:width="0.425cm" svg:height="0.352cm" svg:x="12.605cm" svg:y="13.903cm">
          <draw:text-box>
            <text:p text:style-name="P3"><text:span text:style-name="T1">B'</text:span></text:p>
          </draw:text-box>
        </draw:frame>
        <draw:frame draw:style-name="gr4" draw:text-style-name="P4" draw:layer="layout" svg:width="0.352cm" svg:height="0.352cm" svg:x="12.308cm" svg:y="13.603cm">
          <draw:text-box>
            <text:p text:style-name="P3"><text:span text:style-name="T1">C</text:span></text:p>
          </draw:text-box>
        </draw:frame>
        <draw:polygon draw:style-name="gr2" draw:text-style-name="P1" draw:layer="layout" svg:width="1.143cm" svg:height="2.54cm" svg:x="2.741cm" svg:y="1.601cm" svg:viewBox="0 0 1144 2541" draw:points="572,2541 0,2541 0,0 1144,0 1144,2541">
          <text:p/>
        </draw:polygon>
        <draw:polygon draw:style-name="gr2" draw:text-style-name="P1" draw:layer="layout" svg:width="1.143cm" svg:height="2.54cm" svg:x="4.776cm" svg:y="1.601cm" svg:viewBox="0 0 1144 2541" draw:points="573,2541 0,2541 0,0 1144,0 1144,2541">
          <text:p/>
        </draw:polygon>
        <draw:polygon draw:style-name="gr2" draw:text-style-name="P1" draw:layer="layout" svg:width="1.143cm" svg:height="2.54cm" svg:x="6.808cm" svg:y="1.601cm" svg:viewBox="0 0 1144 2541" draw:points="572,2541 0,2541 0,0 1144,0 1144,2541">
          <text:p/>
        </draw:polygon>
        <draw:line draw:style-name="gr5" draw:text-style-name="P2" draw:layer="layout" svg:x1="1.855cm" svg:y1="2.236cm" svg:x2="2.314cm" svg:y2="2.236cm">
          <text:p/>
        </draw:line>
        <draw:polygon draw:style-name="gr6" draw:text-style-name="P5" draw:layer="layout" svg:width="0.451cm" svg:height="0.3cm" svg:x="2.293cm" svg:y="2.084cm" svg:viewBox="0 0 452 301" draw:points="452,152 0,0 0,301">
          <text:p/>
        </draw:polygon>
        <draw:line draw:style-name="gr5" draw:text-style-name="P2" draw:layer="layout" svg:x1="1.855cm" svg:y1="2.871cm" svg:x2="2.314cm" svg:y2="2.871cm">
          <text:p/>
        </draw:line>
        <draw:polygon draw:style-name="gr6" draw:text-style-name="P5" draw:layer="layout" svg:width="0.451cm" svg:height="0.3cm" svg:x="2.293cm" svg:y="2.719cm" svg:viewBox="0 0 452 301" draw:points="452,153 0,0 0,301">
          <text:p/>
        </draw:polygon>
        <draw:line draw:style-name="gr5" draw:text-style-name="P2" draw:layer="layout" svg:x1="2.236cm" svg:y1="3.506cm" svg:x2="2.314cm" svg:y2="3.506cm">
          <text:p/>
        </draw:line>
        <draw:polygon draw:style-name="gr6" draw:text-style-name="P5" draw:layer="layout" svg:width="0.451cm" svg:height="0.3cm" svg:x="2.293cm" svg:y="3.354cm" svg:viewBox="0 0 452 301" draw:points="452,153 0,0 0,301">
          <text:p/>
        </draw:polygon>
        <draw:polyline draw:style-name="gr7" draw:text-style-name="P2" draw:layer="layout" svg:width="4.184cm" svg:height="2.032cm" svg:x="4.268cm" svg:y="2.871cm" svg:viewBox="0 0 4185 2033" draw:points="3684,0 4185,0 4185,2033 0,2033">
          <text:p/>
        </draw:polyline>
        <draw:line draw:style-name="gr7" draw:text-style-name="P2" draw:layer="layout" svg:x1="4.268cm" svg:y1="4.903cm" svg:x2="4.268cm" svg:y2="3.506cm">
          <text:p/>
        </draw:line>
        <draw:line draw:style-name="gr5" draw:text-style-name="P2" draw:layer="layout" svg:x1="4.268cm" svg:y1="3.506cm" svg:x2="4.346cm" svg:y2="3.506cm">
          <text:p/>
        </draw:line>
        <draw:polygon draw:style-name="gr6" draw:text-style-name="P5" draw:layer="layout" svg:width="0.451cm" svg:height="0.3cm" svg:x="4.325cm" svg:y="3.354cm" svg:viewBox="0 0 452 301" draw:points="452,153 0,0 0,301">
          <text:p/>
        </draw:polygon>
        <draw:line draw:style-name="gr7" draw:text-style-name="P2" draw:layer="layout" svg:x1="6.046cm" svg:y1="3.506cm" svg:x2="6.046cm" svg:y2="4.395cm">
          <text:p/>
        </draw:line>
        <draw:line draw:style-name="gr5" draw:text-style-name="P2" draw:layer="layout" svg:x1="6.046cm" svg:y1="4.395cm" svg:x2="8.791cm" svg:y2="4.395cm">
          <text:p/>
        </draw:line>
        <draw:polygon draw:style-name="gr6" draw:text-style-name="P5" draw:layer="layout" svg:width="0.451cm" svg:height="0.3cm" svg:x="8.77cm" svg:y="4.243cm" svg:viewBox="0 0 452 301" draw:points="452,153 0,0 0,301">
          <text:p/>
        </draw:polygon>
        <draw:line draw:style-name="gr5" draw:text-style-name="P2" draw:layer="layout" svg:x1="4.268cm" svg:y1="2.871cm" svg:x2="4.346cm" svg:y2="2.871cm">
          <text:p/>
        </draw:line>
        <draw:polygon draw:style-name="gr6" draw:text-style-name="P5" draw:layer="layout" svg:width="0.451cm" svg:height="0.3cm" svg:x="4.325cm" svg:y="2.719cm" svg:viewBox="0 0 452 301" draw:points="452,153 0,0 0,301">
          <text:p/>
        </draw:polygon>
        <draw:line draw:style-name="gr7" draw:text-style-name="P2" draw:layer="layout" svg:x1="6.046cm" svg:y1="2.236cm" svg:x2="6.046cm" svg:y2="1.093cm">
          <text:p/>
        </draw:line>
        <draw:line draw:style-name="gr7" draw:text-style-name="P2" draw:layer="layout" svg:x1="6.046cm" svg:y1="1.093cm" svg:x2="2.109cm" svg:y2="1.093cm">
          <text:p/>
        </draw:line>
        <draw:line draw:style-name="gr7" draw:text-style-name="P2" draw:layer="layout" svg:x1="2.109cm" svg:y1="1.093cm" svg:x2="2.109cm" svg:y2="3.506cm">
          <text:p/>
        </draw:line>
        <draw:line draw:style-name="gr7" draw:text-style-name="P2" draw:layer="layout" svg:x1="2.109cm" svg:y1="3.506cm" svg:x2="2.236cm" svg:y2="3.506cm">
          <text:p/>
        </draw:line>
        <draw:line draw:style-name="gr7" draw:text-style-name="P2" draw:layer="layout" svg:x1="4.014cm" svg:y1="2.871cm" svg:x2="4.014cm" svg:y2="0.839cm">
          <text:p/>
        </draw:line>
        <draw:line draw:style-name="gr7" draw:text-style-name="P2" draw:layer="layout" svg:x1="4.014cm" svg:y1="0.839cm" svg:x2="6.3cm" svg:y2="0.839cm">
          <text:p/>
        </draw:line>
        <draw:line draw:style-name="gr5" draw:text-style-name="P2" draw:layer="layout" svg:x1="6.3cm" svg:y1="2.236cm" svg:x2="6.378cm" svg:y2="2.236cm">
          <text:p/>
        </draw:line>
        <draw:polygon draw:style-name="gr6" draw:text-style-name="P5" draw:layer="layout" svg:width="0.451cm" svg:height="0.3cm" svg:x="6.357cm" svg:y="2.084cm" svg:viewBox="0 0 452 301" draw:points="452,152 0,0 0,301">
          <text:p/>
        </draw:polygon>
        <draw:line draw:style-name="gr7" draw:text-style-name="P2" draw:layer="layout" svg:x1="6.3cm" svg:y1="2.236cm" svg:x2="6.3cm" svg:y2="0.839cm">
          <text:p/>
        </draw:line>
        <draw:line draw:style-name="gr5" draw:text-style-name="P2" draw:layer="layout" svg:x1="6.3cm" svg:y1="3.506cm" svg:x2="6.378cm" svg:y2="3.506cm">
          <text:p/>
        </draw:line>
        <draw:polygon draw:style-name="gr6" draw:text-style-name="P5" draw:layer="layout" svg:width="0.451cm" svg:height="0.3cm" svg:x="6.357cm" svg:y="3.354cm" svg:viewBox="0 0 452 301" draw:points="452,153 0,0 0,301">
          <text:p/>
        </draw:polygon>
        <draw:line draw:style-name="gr7" draw:text-style-name="P2" draw:layer="layout" svg:x1="8.459cm" svg:y1="2.236cm" svg:x2="8.459cm" svg:y2="0.585cm">
          <text:p/>
        </draw:line>
        <draw:line draw:style-name="gr7" draw:text-style-name="P2" draw:layer="layout" svg:x1="8.459cm" svg:y1="0.585cm" svg:x2="4.141cm" svg:y2="0.585cm">
          <text:p/>
        </draw:line>
        <draw:line draw:style-name="gr7" draw:text-style-name="P2" draw:layer="layout" svg:x1="4.141cm" svg:y1="0.585cm" svg:x2="4.141cm" svg:y2="2.871cm">
          <text:p/>
        </draw:line>
        <draw:line draw:style-name="gr7" draw:text-style-name="P2" draw:layer="layout" svg:x1="4.141cm" svg:y1="2.871cm" svg:x2="4.268cm" svg:y2="2.871cm">
          <text:p/>
        </draw:line>
        <draw:line draw:style-name="gr7" draw:text-style-name="P2" draw:layer="layout" svg:x1="8.205cm" svg:y1="3.506cm" svg:x2="8.205cm" svg:y2="4.268cm">
          <text:p/>
        </draw:line>
        <draw:line draw:style-name="gr7" draw:text-style-name="P2" draw:layer="layout" svg:x1="8.205cm" svg:y1="4.268cm" svg:x2="6.3cm" svg:y2="4.268cm">
          <text:p/>
        </draw:line>
        <draw:line draw:style-name="gr7" draw:text-style-name="P2" draw:layer="layout" svg:x1="6.3cm" svg:y1="3.506cm" svg:x2="6.3cm" svg:y2="4.268cm">
          <text:p/>
        </draw:line>
        <draw:line draw:style-name="gr7" draw:text-style-name="P2" draw:layer="layout" svg:x1="6.046cm" svg:y1="2.872cm" svg:x2="6.428cm" svg:y2="1.22cm">
          <text:p/>
        </draw:line>
        <draw:line draw:style-name="gr5" draw:text-style-name="P2" draw:layer="layout" svg:x1="6.427cm" svg:y1="1.22cm" svg:x2="8.791cm" svg:y2="1.22cm">
          <text:p/>
        </draw:line>
        <draw:polygon draw:style-name="gr6" draw:text-style-name="P5" draw:layer="layout" svg:width="0.451cm" svg:height="0.3cm" svg:x="8.77cm" svg:y="1.068cm" svg:viewBox="0 0 452 301" draw:points="452,152 0,0 0,301">
          <text:p/>
        </draw:polygon>
        <draw:line draw:style-name="gr7" draw:text-style-name="P2" draw:layer="layout" svg:x1="3.887cm" svg:y1="3.506cm" svg:x2="4.014cm" svg:y2="3.506cm">
          <text:p/>
        </draw:line>
        <draw:line draw:style-name="gr7" draw:text-style-name="P2" draw:layer="layout" svg:x1="4.014cm" svg:y1="3.506cm" svg:x2="4.014cm" svg:y2="4.522cm">
          <text:p/>
        </draw:line>
        <draw:line draw:style-name="gr7" draw:text-style-name="P2" draw:layer="layout" svg:x1="4.014cm" svg:y1="4.522cm" svg:x2="6.173cm" svg:y2="4.522cm">
          <text:p/>
        </draw:line>
        <draw:line draw:style-name="gr7" draw:text-style-name="P2" draw:layer="layout" svg:x1="6.173cm" svg:y1="4.522cm" svg:x2="6.173cm" svg:y2="2.871cm">
          <text:p/>
        </draw:line>
        <draw:line draw:style-name="gr5" draw:text-style-name="P2" draw:layer="layout" svg:x1="6.173cm" svg:y1="2.871cm" svg:x2="6.378cm" svg:y2="2.871cm">
          <text:p/>
        </draw:line>
        <draw:polygon draw:style-name="gr6" draw:text-style-name="P5" draw:layer="layout" svg:width="0.451cm" svg:height="0.3cm" svg:x="6.357cm" svg:y="2.719cm" svg:viewBox="0 0 452 301" draw:points="452,153 0,0 0,301">
          <text:p/>
        </draw:polygon>
        <draw:line draw:style-name="gr7" draw:text-style-name="P2" draw:layer="layout" svg:x1="4.014cm" svg:y1="2.871cm" svg:x2="3.887cm" svg:y2="2.871cm">
          <text:p/>
        </draw:line>
        <draw:line draw:style-name="gr5" draw:text-style-name="P2" draw:layer="layout" svg:x1="3.887cm" svg:y1="2.236cm" svg:x2="4.346cm" svg:y2="2.236cm">
          <text:p/>
        </draw:line>
        <draw:polygon draw:style-name="gr6" draw:text-style-name="P5" draw:layer="layout" svg:width="0.451cm" svg:height="0.3cm" svg:x="4.325cm" svg:y="2.084cm" svg:viewBox="0 0 452 301" draw:points="452,152 0,0 0,301">
          <text:p/>
        </draw:polygon>
        <draw:line draw:style-name="gr7" draw:text-style-name="P2" draw:layer="layout" svg:x1="8.205cm" svg:y1="3.506cm" svg:x2="7.951cm" svg:y2="3.506cm">
          <text:p/>
        </draw:line>
        <draw:line draw:style-name="gr7" draw:text-style-name="P2" draw:layer="layout" svg:x1="6.046cm" svg:y1="3.506cm" svg:x2="5.919cm" svg:y2="3.506cm">
          <text:p/>
        </draw:line>
        <draw:line draw:style-name="gr7" draw:text-style-name="P2" draw:layer="layout" svg:x1="6.046cm" svg:y1="2.871cm" svg:x2="5.919cm" svg:y2="2.871cm">
          <text:p/>
        </draw:line>
        <draw:line draw:style-name="gr7" draw:text-style-name="P2" draw:layer="layout" svg:x1="8.459cm" svg:y1="2.236cm" svg:x2="7.951cm" svg:y2="2.236cm">
          <text:p/>
        </draw:line>
        <draw:frame draw:style-name="gr4" draw:text-style-name="P4" draw:layer="layout" svg:width="0.425cm" svg:height="0.352cm" svg:x="11.906cm" svg:y="13.903cm">
          <draw:text-box>
            <text:p text:style-name="P3"><text:span text:style-name="T1">C'</text:span></text:p>
          </draw:text-box>
        </draw:frame>
        <draw:frame draw:style-name="gr4" draw:text-style-name="P4" draw:layer="layout" svg:width="0.352cm" svg:height="0.352cm" svg:x="1.602cm" svg:y="2.106cm">
          <draw:text-box>
            <text:p text:style-name="P3"><text:span text:style-name="T1">a</text:span></text:p>
          </draw:text-box>
        </draw:frame>
        <draw:frame draw:style-name="gr4" draw:text-style-name="P4" draw:layer="layout" svg:width="0.352cm" svg:height="0.352cm" svg:x="1.602cm" svg:y="2.741cm">
          <draw:text-box>
            <text:p text:style-name="P3"><text:span text:style-name="T1">b</text:span></text:p>
          </draw:text-box>
        </draw:frame>
        <draw:frame draw:style-name="gr4" draw:text-style-name="P4" draw:layer="layout" svg:width="0.352cm" svg:height="0.352cm" svg:x="9.349cm" svg:y="0.963cm">
          <draw:text-box>
            <text:p text:style-name="P3"><text:span text:style-name="T1">s</text:span></text:p>
          </draw:text-box>
        </draw:frame>
        <draw:frame draw:style-name="gr4" draw:text-style-name="P4" draw:layer="layout" svg:width="0.352cm" svg:height="0.352cm" svg:x="9.349cm" svg:y="4.265cm">
          <draw:text-box>
            <text:p text:style-name="P3"><text:span text:style-name="T1">t</text:span></text:p>
          </draw:text-box>
        </draw:frame>
        <draw:frame draw:style-name="gr4" draw:text-style-name="P4" draw:layer="layout" svg:width="0.352cm" svg:height="0.352cm" svg:x="3.126cm" svg:y="2.614cm">
          <draw:text-box>
            <text:p text:style-name="P3"><text:span text:style-name="T1">1</text:span></text:p>
          </draw:text-box>
        </draw:frame>
        <draw:frame draw:style-name="gr4" draw:text-style-name="P4" draw:layer="layout" svg:width="0.352cm" svg:height="0.352cm" svg:x="5.158cm" svg:y="2.614cm">
          <draw:text-box>
            <text:p text:style-name="P3"><text:span text:style-name="T1">2</text:span></text:p>
          </draw:text-box>
        </draw:frame>
        <draw:line draw:style-name="gr7" draw:text-style-name="P2" draw:layer="layout" svg:x1="6.046cm" svg:y1="2.236cm" svg:x2="5.919cm" svg:y2="2.236cm">
          <text:p/>
        </draw:line>
        <draw:polygon draw:style-name="gr2" draw:text-style-name="P1" draw:layer="layout" svg:width="1.143cm" svg:height="2.54cm" svg:x="13.243cm" svg:y="1.601cm" svg:viewBox="0 0 1144 2541" draw:points="571,2541 0,2541 0,0 1144,0 1144,2541">
          <text:p/>
        </draw:polygon>
        <draw:line draw:style-name="gr5" draw:text-style-name="P2" draw:layer="layout" svg:x1="12.354cm" svg:y1="2.236cm" svg:x2="12.812cm" svg:y2="2.236cm">
          <text:p/>
        </draw:line>
        <draw:polygon draw:style-name="gr6" draw:text-style-name="P5" draw:layer="layout" svg:width="0.448cm" svg:height="0.3cm" svg:x="12.795cm" svg:y="2.084cm" svg:viewBox="0 0 449 301" draw:points="449,152 0,0 0,301">
          <text:p/>
        </draw:polygon>
        <draw:line draw:style-name="gr5" draw:text-style-name="P2" draw:layer="layout" svg:x1="12.354cm" svg:y1="2.871cm" svg:x2="12.812cm" svg:y2="2.871cm">
          <text:p/>
        </draw:line>
        <draw:polygon draw:style-name="gr6" draw:text-style-name="P5" draw:layer="layout" svg:width="0.448cm" svg:height="0.3cm" svg:x="12.795cm" svg:y="2.719cm" svg:viewBox="0 0 449 301" draw:points="449,153 0,0 0,301">
          <text:p/>
        </draw:polygon>
        <draw:line draw:style-name="gr5" draw:text-style-name="P2" draw:layer="layout" svg:x1="12.523cm" svg:y1="3.506cm" svg:x2="12.812cm" svg:y2="3.506cm">
          <text:p/>
        </draw:line>
        <draw:polygon draw:style-name="gr6" draw:text-style-name="P5" draw:layer="layout" svg:width="0.448cm" svg:height="0.3cm" svg:x="12.795cm" svg:y="3.354cm" svg:viewBox="0 0 449 301" draw:points="449,153 0,0 0,301">
          <text:p/>
        </draw:polygon>
        <draw:line draw:style-name="gr7" draw:text-style-name="P2" draw:layer="layout" svg:x1="12.608cm" svg:y1="3.506cm" svg:x2="12.735cm" svg:y2="3.506cm">
          <text:p/>
        </draw:line>
        <draw:line draw:style-name="gr5" draw:text-style-name="P2" draw:layer="layout" svg:x1="16.838cm" svg:y1="3.506cm" svg:x2="16.915cm" svg:y2="3.506cm">
          <text:p/>
        </draw:line>
        <draw:polygon draw:style-name="gr6" draw:text-style-name="P5" draw:layer="layout" svg:width="0.452cm" svg:height="0.3cm" svg:x="16.894cm" svg:y="3.354cm" svg:viewBox="0 0 453 301" draw:points="453,153 0,0 0,301">
          <text:p/>
        </draw:polygon>
        <draw:line draw:style-name="gr5" draw:text-style-name="P2" draw:layer="layout" svg:x1="16.838cm" svg:y1="2.871cm" svg:x2="16.915cm" svg:y2="2.871cm">
          <text:p/>
        </draw:line>
        <draw:polygon draw:style-name="gr6" draw:text-style-name="P5" draw:layer="layout" svg:width="0.452cm" svg:height="0.3cm" svg:x="16.894cm" svg:y="2.719cm" svg:viewBox="0 0 453 301" draw:points="453,153 0,0 0,301">
          <text:p/>
        </draw:polygon>
        <draw:frame draw:style-name="gr4" draw:text-style-name="P4" draw:layer="layout" svg:width="0.352cm" svg:height="0.352cm" svg:x="7.19cm" svg:y="2.614cm">
          <draw:text-box>
            <text:p text:style-name="P3"><text:span text:style-name="T1">3</text:span></text:p>
          </draw:text-box>
        </draw:frame>
        <draw:frame draw:style-name="gr4" draw:text-style-name="P4" draw:layer="layout" svg:width="0.352cm" svg:height="0.352cm" svg:x="12.1cm" svg:y="2.106cm">
          <draw:text-box>
            <text:p text:style-name="P3"><text:span text:style-name="T1">a</text:span></text:p>
          </draw:text-box>
        </draw:frame>
        <draw:frame draw:style-name="gr4" draw:text-style-name="P4" draw:layer="layout" svg:width="0.352cm" svg:height="0.352cm" svg:x="12.1cm" svg:y="2.741cm">
          <draw:text-box>
            <text:p text:style-name="P3"><text:span text:style-name="T1">b</text:span></text:p>
          </draw:text-box>
        </draw:frame>
        <draw:frame draw:style-name="gr4" draw:text-style-name="P4" draw:layer="layout" svg:width="0.352cm" svg:height="0.352cm" svg:x="13.624cm" svg:y="2.614cm">
          <draw:text-box>
            <text:p text:style-name="P3"><text:span text:style-name="T1">1</text:span></text:p>
          </draw:text-box>
        </draw:frame>
        <draw:polygon draw:style-name="gr2" draw:text-style-name="P1" draw:layer="layout" svg:width="1.143cm" svg:height="2.54cm" svg:x="15.317cm" svg:y="1.601cm" svg:viewBox="0 0 1144 2541" draw:points="573,2541 0,2541 0,0 1144,0 1144,2541">
          <text:p/>
        </draw:polygon>
        <draw:line draw:style-name="gr5" draw:text-style-name="P2" draw:layer="layout" svg:x1="14.809cm" svg:y1="2.236cm" svg:x2="14.887cm" svg:y2="2.236cm">
          <text:p/>
        </draw:line>
        <draw:polygon draw:style-name="gr6" draw:text-style-name="P5" draw:layer="layout" svg:width="0.451cm" svg:height="0.3cm" svg:x="14.866cm" svg:y="2.084cm" svg:viewBox="0 0 452 301" draw:points="452,152 0,0 0,301">
          <text:p/>
        </draw:polygon>
        <draw:line draw:style-name="gr5" draw:text-style-name="P2" draw:layer="layout" svg:x1="14.809cm" svg:y1="3.506cm" svg:x2="14.887cm" svg:y2="3.506cm">
          <text:p/>
        </draw:line>
        <draw:polygon draw:style-name="gr6" draw:text-style-name="P5" draw:layer="layout" svg:width="0.451cm" svg:height="0.3cm" svg:x="14.866cm" svg:y="3.354cm" svg:viewBox="0 0 452 301" draw:points="452,153 0,0 0,301">
          <text:p/>
        </draw:polygon>
        <draw:line draw:style-name="gr7" draw:text-style-name="P2" draw:layer="layout" svg:x1="16.714cm" svg:y1="3.506cm" svg:x2="16.714cm" svg:y2="4.268cm">
          <text:p/>
        </draw:line>
        <draw:line draw:style-name="gr7" draw:text-style-name="P2" draw:layer="layout" svg:x1="16.714cm" svg:y1="4.268cm" svg:x2="14.809cm" svg:y2="4.268cm">
          <text:p/>
        </draw:line>
        <draw:line draw:style-name="gr7" draw:text-style-name="P2" draw:layer="layout" svg:x1="14.809cm" svg:y1="3.506cm" svg:x2="14.809cm" svg:y2="4.268cm">
          <text:p/>
        </draw:line>
        <draw:line draw:style-name="gr5" draw:text-style-name="P2" draw:layer="layout" svg:x1="14.682cm" svg:y1="2.871cm" svg:x2="14.887cm" svg:y2="2.871cm">
          <text:p/>
        </draw:line>
        <draw:polygon draw:style-name="gr6" draw:text-style-name="P5" draw:layer="layout" svg:width="0.451cm" svg:height="0.3cm" svg:x="14.866cm" svg:y="2.719cm" svg:viewBox="0 0 452 301" draw:points="452,153 0,0 0,301">
          <text:p/>
        </draw:polygon>
        <draw:line draw:style-name="gr7" draw:text-style-name="P2" draw:layer="layout" svg:x1="16.714cm" svg:y1="3.506cm" svg:x2="16.46cm" svg:y2="3.506cm">
          <text:p/>
        </draw:line>
        <draw:frame draw:style-name="gr4" draw:text-style-name="P4" draw:layer="layout" svg:width="0.352cm" svg:height="0.352cm" svg:x="15.656cm" svg:y="2.614cm">
          <draw:text-box>
            <text:p text:style-name="P3"><text:span text:style-name="T1">3</text:span></text:p>
          </draw:text-box>
        </draw:frame>
        <draw:line draw:style-name="gr7" draw:text-style-name="P2" draw:layer="layout" svg:x1="16.46cm" svg:y1="2.871cm" svg:x2="16.842cm" svg:y2="3.507cm">
          <text:p/>
        </draw:line>
        <draw:line draw:style-name="gr7" draw:text-style-name="P2" draw:layer="layout" svg:x1="14.428cm" svg:y1="3.507cm" svg:x2="14.683cm" svg:y2="2.871cm">
          <text:p/>
        </draw:line>
        <draw:line draw:style-name="gr7" draw:text-style-name="P2" draw:layer="layout" svg:x1="14.301cm" svg:y1="3.506cm" svg:x2="14.428cm" svg:y2="3.506cm">
          <text:p/>
        </draw:line>
        <draw:line draw:style-name="gr7" draw:text-style-name="P2" draw:layer="layout" svg:x1="14.428cm" svg:y1="2.872cm" svg:x2="14.81cm" svg:y2="2.236cm">
          <text:p/>
        </draw:line>
        <draw:line draw:style-name="gr7" draw:text-style-name="P2" draw:layer="layout" svg:x1="14.301cm" svg:y1="2.871cm" svg:x2="14.428cm" svg:y2="2.871cm">
          <text:p/>
        </draw:line>
        <draw:line draw:style-name="gr5" draw:text-style-name="P2" draw:layer="layout" svg:x1="16.841cm" svg:y1="2.236cm" svg:x2="16.919cm" svg:y2="2.236cm">
          <text:p/>
        </draw:line>
        <draw:polygon draw:style-name="gr6" draw:text-style-name="P5" draw:layer="layout" svg:width="0.451cm" svg:height="0.3cm" svg:x="16.898cm" svg:y="2.084cm" svg:viewBox="0 0 452 301" draw:points="452,152 0,0 0,301">
          <text:p/>
        </draw:polygon>
        <draw:line draw:style-name="gr7" draw:text-style-name="P2" draw:layer="layout" svg:x1="16.46cm" svg:y1="2.236cm" svg:x2="16.842cm" svg:y2="2.872cm">
          <text:p/>
        </draw:line>
        <draw:line draw:style-name="gr7" draw:text-style-name="P2" draw:layer="layout" svg:x1="14.301cm" svg:y1="2.236cm" svg:x2="14.555cm" svg:y2="2.236cm">
          <text:p/>
        </draw:line>
        <draw:line draw:style-name="gr7" draw:text-style-name="P2" draw:layer="layout" svg:x1="14.555cm" svg:y1="2.236cm" svg:x2="14.555cm" svg:y2="1.093cm">
          <text:p/>
        </draw:line>
        <draw:line draw:style-name="gr7" draw:text-style-name="P2" draw:layer="layout" svg:x1="14.555cm" svg:y1="1.093cm" svg:x2="16.841cm" svg:y2="1.093cm">
          <text:p/>
        </draw:line>
        <draw:line draw:style-name="gr7" draw:text-style-name="P2" draw:layer="layout" svg:x1="16.841cm" svg:y1="1.093cm" svg:x2="16.841cm" svg:y2="2.236cm">
          <text:p/>
        </draw:line>
        <draw:line draw:style-name="gr5" draw:text-style-name="P2" draw:layer="layout" svg:x1="18.492cm" svg:y1="2.871cm" svg:x2="18.848cm" svg:y2="2.871cm">
          <text:p/>
        </draw:line>
        <draw:polygon draw:style-name="gr6" draw:text-style-name="P5" draw:layer="layout" svg:width="0.452cm" svg:height="0.3cm" svg:x="18.827cm" svg:y="2.719cm" svg:viewBox="0 0 453 301" draw:points="453,153 0,0 0,301">
          <text:p/>
        </draw:polygon>
        <draw:frame draw:style-name="gr4" draw:text-style-name="P4" draw:layer="layout" svg:width="0.352cm" svg:height="0.352cm" svg:x="17.727cm" svg:y="2.614cm">
          <draw:text-box>
            <text:p text:style-name="P3"><text:span text:style-name="T1">2</text:span></text:p>
          </draw:text-box>
        </draw:frame>
        <draw:line draw:style-name="gr5" draw:text-style-name="P2" draw:layer="layout" svg:x1="18.492cm" svg:y1="3.503cm" svg:x2="18.848cm" svg:y2="3.503cm">
          <text:p/>
        </draw:line>
        <draw:polygon draw:style-name="gr6" draw:text-style-name="P5" draw:layer="layout" svg:width="0.452cm" svg:height="0.3cm" svg:x="18.827cm" svg:y="3.354cm" svg:viewBox="0 0 453 301" draw:points="453,153 0,0 0,301">
          <text:p/>
        </draw:polygon>
        <draw:frame draw:style-name="gr4" draw:text-style-name="P4" draw:layer="layout" svg:width="0.352cm" svg:height="0.352cm" svg:x="19.382cm" svg:y="2.614cm">
          <draw:text-box>
            <text:p text:style-name="P3"><text:span text:style-name="T1">s</text:span></text:p>
          </draw:text-box>
        </draw:frame>
        <draw:line draw:style-name="gr7" draw:text-style-name="P2" draw:layer="layout" svg:x1="18.492cm" svg:y1="2.236cm" svg:x2="18.873cm" svg:y2="2.236cm">
          <text:p/>
        </draw:line>
        <draw:line draw:style-name="gr7" draw:text-style-name="P2" draw:layer="layout" svg:x1="18.873cm" svg:y1="2.236cm" svg:x2="18.873cm" svg:y2="0.839cm">
          <text:p/>
        </draw:line>
        <draw:line draw:style-name="gr7" draw:text-style-name="P2" draw:layer="layout" svg:x1="18.873cm" svg:y1="0.839cm" svg:x2="12.523cm" svg:y2="0.839cm">
          <text:p/>
        </draw:line>
        <draw:line draw:style-name="gr7" draw:text-style-name="P2" draw:layer="layout" svg:x1="12.523cm" svg:y1="0.839cm" svg:x2="12.523cm" svg:y2="3.506cm">
          <text:p/>
        </draw:line>
        <draw:frame draw:style-name="gr4" draw:text-style-name="P4" draw:layer="layout" svg:width="0.352cm" svg:height="0.352cm" svg:x="19.382cm" svg:y="3.274cm">
          <draw:text-box>
            <text:p text:style-name="P3"><text:span text:style-name="T1">t</text:span></text:p>
          </draw:text-box>
        </draw:frame>
        <draw:frame draw:style-name="gr4" draw:text-style-name="P4" draw:layer="layout" svg:width="16.089cm" svg:height="0.352cm" svg:x="2.536cm" svg:y="5.281cm">
          <draw:text-box>
            <text:p text:style-name="P3"><text:span text:style-name="T1">Fig. 1: The wiring of RLEM circuits is not formally specified, being instead</text:span></text:p>
          </draw:text-box>
        </draw:frame>
        <draw:frame draw:style-name="gr4" draw:text-style-name="P4" draw:layer="layout" svg:width="16.935cm" svg:height="0.352cm" svg:x="2.536cm" svg:y="5.63cm">
          <draw:text-box>
            <text:p text:style-name="P3"><text:span text:style-name="T1">left to implementation. Fig. 1A (left) and Fig. 1B (right) are equivalent wiring</text:span></text:p>
          </draw:text-box>
        </draw:frame>
        <draw:line draw:style-name="gr3" draw:text-style-name="P2" draw:layer="layout" svg:x1="17.095cm" svg:y1="13.921cm" svg:x2="17.731cm" svg:y2="12.816cm">
          <text:p/>
        </draw:line>
        <draw:line draw:style-name="gr3" draw:text-style-name="P2" draw:layer="layout" svg:x1="17.731cm" svg:y1="12.82cm" svg:x2="17.095cm" svg:y2="11.719cm">
          <text:p/>
        </draw:line>
        <draw:line draw:style-name="gr3" draw:text-style-name="P2" draw:layer="layout" svg:x1="17.095cm" svg:y1="11.719cm" svg:x2="15.825cm" svg:y2="11.719cm">
          <text:p/>
        </draw:line>
        <draw:line draw:style-name="gr3" draw:text-style-name="P2" draw:layer="layout" svg:x1="17.095cm" svg:y1="11.72cm" svg:x2="17.731cm" svg:y2="10.618cm">
          <text:p/>
        </draw:line>
        <draw:line draw:style-name="gr3" draw:text-style-name="P2" draw:layer="layout" svg:x1="17.731cm" svg:y1="10.619cm" svg:x2="17.095cm" svg:y2="9.517cm">
          <text:p/>
        </draw:line>
        <draw:line draw:style-name="gr3" draw:text-style-name="P2" draw:layer="layout" svg:x1="20.905cm" svg:y1="11.719cm" svg:x2="19.635cm" svg:y2="11.719cm">
          <text:p/>
        </draw:line>
        <draw:line draw:style-name="gr3" draw:text-style-name="P2" draw:layer="layout" svg:x1="19.636cm" svg:y1="13.921cm" svg:x2="19cm" svg:y2="12.816cm">
          <text:p/>
        </draw:line>
        <draw:line draw:style-name="gr3" draw:text-style-name="P2" draw:layer="layout" svg:x1="19cm" svg:y1="12.82cm" svg:x2="19.636cm" svg:y2="11.719cm">
          <text:p/>
        </draw:line>
        <draw:line draw:style-name="gr3" draw:text-style-name="P2" draw:layer="layout" svg:x1="19.636cm" svg:y1="11.72cm" svg:x2="19cm" svg:y2="10.618cm">
          <text:p/>
        </draw:line>
        <draw:line draw:style-name="gr3" draw:text-style-name="P2" draw:layer="layout" svg:x1="19cm" svg:y1="10.619cm" svg:x2="19.636cm" svg:y2="9.517cm">
          <text:p/>
        </draw:line>
        <draw:line draw:style-name="gr3" draw:text-style-name="P2" draw:layer="layout" svg:x1="19cm" svg:y1="12.816cm" svg:x2="17.73cm" svg:y2="12.816cm">
          <text:p/>
        </draw:line>
        <draw:line draw:style-name="gr3" draw:text-style-name="P2" draw:layer="layout" svg:x1="19cm" svg:y1="10.618cm" svg:x2="17.73cm" svg:y2="10.618cm">
          <text:p/>
        </draw:line>
        <draw:frame draw:style-name="gr4" draw:text-style-name="P4" draw:layer="layout" svg:width="11.855cm" svg:height="0.352cm" svg:x="2.536cm" svg:y="5.983cm">
          <draw:text-box>
            <text:p text:style-name="P3"><text:span text:style-name="T1">diagrams for the universal circuit of three 3-453 RLEMs.</text:span></text:p>
          </draw:text-box>
        </draw:frame>
        <draw:frame draw:style-name="gr4" draw:text-style-name="P4" draw:layer="layout" svg:width="0.425cm" svg:height="0.352cm" svg:x="17.187cm" svg:y="12.838cm">
          <draw:text-box>
            <text:p text:style-name="P3"><text:span text:style-name="T1">B'</text:span></text:p>
          </draw:text-box>
        </draw:frame>
        <draw:frame draw:style-name="gr4" draw:text-style-name="P4" draw:layer="layout" svg:width="0.352cm" svg:height="0.352cm" svg:x="17.593cm" svg:y="13.137cm">
          <draw:text-box>
            <text:p text:style-name="P3"><text:span text:style-name="T1">C</text:span></text:p>
          </draw:text-box>
        </draw:frame>
        <draw:frame draw:style-name="gr4" draw:text-style-name="P4" draw:layer="layout" svg:width="0.425cm" svg:height="0.352cm" svg:x="17.889cm" svg:y="12.838cm">
          <draw:text-box>
            <text:p text:style-name="P3"><text:span text:style-name="T1">C'</text:span></text:p>
          </draw:text-box>
        </draw:frame>
        <draw:frame draw:style-name="gr4" draw:text-style-name="P4" draw:layer="layout" svg:width="0.352cm" svg:height="0.352cm" svg:x="17.893cm" svg:y="12.538cm">
          <draw:text-box>
            <text:p text:style-name="P3"><text:span text:style-name="T1">A</text:span></text:p>
          </draw:text-box>
        </draw:frame>
        <draw:frame draw:style-name="gr4" draw:text-style-name="P4" draw:layer="layout" svg:width="0.425cm" svg:height="0.352cm" svg:x="17.59cm" svg:y="12.238cm">
          <draw:text-box>
            <text:p text:style-name="P3"><text:span text:style-name="T1">A'</text:span></text:p>
          </draw:text-box>
        </draw:frame>
        <draw:frame draw:style-name="gr4" draw:text-style-name="P4" draw:layer="layout" svg:width="0.352cm" svg:height="0.352cm" svg:x="17.191cm" svg:y="12.439cm">
          <draw:text-box>
            <text:p text:style-name="P3"><text:span text:style-name="T1">B</text:span></text:p>
          </draw:text-box>
        </draw:frame>
        <draw:frame draw:style-name="gr4" draw:text-style-name="P4" draw:layer="layout" svg:width="0.425cm" svg:height="0.352cm" svg:x="19.092cm" svg:y="11.705cm">
          <draw:text-box>
            <text:p text:style-name="P3"><text:span text:style-name="T1">B'</text:span></text:p>
          </draw:text-box>
        </draw:frame>
        <draw:frame draw:style-name="gr4" draw:text-style-name="P4" draw:layer="layout" svg:width="0.352cm" svg:height="0.352cm" svg:x="19.498cm" svg:y="12.005cm">
          <draw:text-box>
            <text:p text:style-name="P3"><text:span text:style-name="T1">C</text:span></text:p>
          </draw:text-box>
        </draw:frame>
        <draw:frame draw:style-name="gr4" draw:text-style-name="P4" draw:layer="layout" svg:width="0.425cm" svg:height="0.352cm" svg:x="19.794cm" svg:y="11.705cm">
          <draw:text-box>
            <text:p text:style-name="P3"><text:span text:style-name="T1">C'</text:span></text:p>
          </draw:text-box>
        </draw:frame>
        <draw:frame draw:style-name="gr4" draw:text-style-name="P4" draw:layer="layout" svg:width="0.352cm" svg:height="0.352cm" svg:x="19.798cm" svg:y="11.405cm">
          <draw:text-box>
            <text:p text:style-name="P3"><text:span text:style-name="T1">A</text:span></text:p>
          </draw:text-box>
        </draw:frame>
        <draw:frame draw:style-name="gr4" draw:text-style-name="P4" draw:layer="layout" svg:width="0.425cm" svg:height="0.352cm" svg:x="19.495cm" svg:y="11.105cm">
          <draw:text-box>
            <text:p text:style-name="P3"><text:span text:style-name="T1">A'</text:span></text:p>
          </draw:text-box>
        </draw:frame>
        <draw:frame draw:style-name="gr4" draw:text-style-name="P4" draw:layer="layout" svg:width="0.352cm" svg:height="0.352cm" svg:x="19.096cm" svg:y="11.307cm">
          <draw:text-box>
            <text:p text:style-name="P3"><text:span text:style-name="T1">B</text:span></text:p>
          </draw:text-box>
        </draw:frame>
        <draw:frame draw:style-name="gr4" draw:text-style-name="P4" draw:layer="layout" svg:width="0.425cm" svg:height="0.352cm" svg:x="17.187cm" svg:y="10.562cm">
          <draw:text-box>
            <text:p text:style-name="P3"><text:span text:style-name="T1">B'</text:span></text:p>
          </draw:text-box>
        </draw:frame>
        <draw:frame draw:style-name="gr4" draw:text-style-name="P4" draw:layer="layout" svg:width="0.352cm" svg:height="0.352cm" svg:x="17.593cm" svg:y="10.862cm">
          <draw:text-box>
            <text:p text:style-name="P3"><text:span text:style-name="T1">C</text:span></text:p>
          </draw:text-box>
        </draw:frame>
        <draw:frame draw:style-name="gr4" draw:text-style-name="P4" draw:layer="layout" svg:width="0.425cm" svg:height="0.352cm" svg:x="17.889cm" svg:y="10.562cm">
          <draw:text-box>
            <text:p text:style-name="P3"><text:span text:style-name="T1">C'</text:span></text:p>
          </draw:text-box>
        </draw:frame>
        <draw:frame draw:style-name="gr4" draw:text-style-name="P4" draw:layer="layout" svg:width="0.352cm" svg:height="0.352cm" svg:x="17.893cm" svg:y="10.262cm">
          <draw:text-box>
            <text:p text:style-name="P3"><text:span text:style-name="T1">A</text:span></text:p>
          </draw:text-box>
        </draw:frame>
        <draw:frame draw:style-name="gr4" draw:text-style-name="P4" draw:layer="layout" svg:width="0.425cm" svg:height="0.352cm" svg:x="17.59cm" svg:y="9.962cm">
          <draw:text-box>
            <text:p text:style-name="P3"><text:span text:style-name="T1">A'</text:span></text:p>
          </draw:text-box>
        </draw:frame>
        <draw:frame draw:style-name="gr4" draw:text-style-name="P4" draw:layer="layout" svg:width="0.352cm" svg:height="0.352cm" svg:x="17.191cm" svg:y="10.164cm">
          <draw:text-box>
            <text:p text:style-name="P3"><text:span text:style-name="T1">B</text:span></text:p>
          </draw:text-box>
        </draw:frame>
        <draw:frame draw:style-name="gr4" draw:text-style-name="P4" draw:layer="layout" svg:width="0.352cm" svg:height="0.352cm" svg:x="18.591cm" svg:y="12.838cm">
          <draw:text-box>
            <text:p text:style-name="P3"><text:span text:style-name="T1">A</text:span></text:p>
          </draw:text-box>
        </draw:frame>
        <draw:frame draw:style-name="gr4" draw:text-style-name="P4" draw:layer="layout" svg:width="0.425cm" svg:height="0.352cm" svg:x="18.884cm" svg:y="13.137cm">
          <draw:text-box>
            <text:p text:style-name="P3"><text:span text:style-name="T1">A'</text:span></text:p>
          </draw:text-box>
        </draw:frame>
        <draw:frame draw:style-name="gr4" draw:text-style-name="P4" draw:layer="layout" svg:width="0.352cm" svg:height="0.352cm" svg:x="19.29cm" svg:y="12.936cm">
          <draw:text-box>
            <text:p text:style-name="P3"><text:span text:style-name="T1">B</text:span></text:p>
          </draw:text-box>
        </draw:frame>
        <draw:frame draw:style-name="gr4" draw:text-style-name="P4" draw:layer="layout" svg:width="0.425cm" svg:height="0.352cm" svg:x="19.286cm" svg:y="12.538cm">
          <draw:text-box>
            <text:p text:style-name="P3"><text:span text:style-name="T1">B'</text:span></text:p>
          </draw:text-box>
        </draw:frame>
        <draw:frame draw:style-name="gr4" draw:text-style-name="P4" draw:layer="layout" svg:width="0.352cm" svg:height="0.352cm" svg:x="18.99cm" svg:y="12.238cm">
          <draw:text-box>
            <text:p text:style-name="P3"><text:span text:style-name="T1">C</text:span></text:p>
          </draw:text-box>
        </draw:frame>
        <draw:frame draw:style-name="gr4" draw:text-style-name="P4" draw:layer="layout" svg:width="0.425cm" svg:height="0.352cm" svg:x="18.584cm" svg:y="12.538cm">
          <draw:text-box>
            <text:p text:style-name="P3"><text:span text:style-name="T1">C'</text:span></text:p>
          </draw:text-box>
        </draw:frame>
        <draw:frame draw:style-name="gr4" draw:text-style-name="P4" draw:layer="layout" svg:width="0.352cm" svg:height="0.352cm" svg:x="18.574cm" svg:y="10.562cm">
          <draw:text-box>
            <text:p text:style-name="P3"><text:span text:style-name="T1">A</text:span></text:p>
          </draw:text-box>
        </draw:frame>
        <draw:frame draw:style-name="gr4" draw:text-style-name="P4" draw:layer="layout" svg:width="0.425cm" svg:height="0.352cm" svg:x="18.867cm" svg:y="10.862cm">
          <draw:text-box>
            <text:p text:style-name="P3"><text:span text:style-name="T1">A'</text:span></text:p>
          </draw:text-box>
        </draw:frame>
        <draw:frame draw:style-name="gr4" draw:text-style-name="P4" draw:layer="layout" svg:width="0.352cm" svg:height="0.352cm" svg:x="19.272cm" svg:y="10.664cm">
          <draw:text-box>
            <text:p text:style-name="P3"><text:span text:style-name="T1">B</text:span></text:p>
          </draw:text-box>
        </draw:frame>
        <draw:frame draw:style-name="gr4" draw:text-style-name="P4" draw:layer="layout" svg:width="0.425cm" svg:height="0.352cm" svg:x="19.269cm" svg:y="10.262cm">
          <draw:text-box>
            <text:p text:style-name="P3"><text:span text:style-name="T1">B'</text:span></text:p>
          </draw:text-box>
        </draw:frame>
        <draw:frame draw:style-name="gr4" draw:text-style-name="P4" draw:layer="layout" svg:width="0.352cm" svg:height="0.352cm" svg:x="18.972cm" svg:y="9.962cm">
          <draw:text-box>
            <text:p text:style-name="P3"><text:span text:style-name="T1">C</text:span></text:p>
          </draw:text-box>
        </draw:frame>
        <draw:frame draw:style-name="gr4" draw:text-style-name="P4" draw:layer="layout" svg:width="0.425cm" svg:height="0.352cm" svg:x="18.567cm" svg:y="10.262cm">
          <draw:text-box>
            <text:p text:style-name="P3"><text:span text:style-name="T1">C'</text:span></text:p>
          </draw:text-box>
        </draw:frame>
        <draw:frame draw:style-name="gr4" draw:text-style-name="P4" draw:layer="layout" svg:width="0.352cm" svg:height="0.352cm" svg:x="16.669cm" svg:y="11.695cm">
          <draw:text-box>
            <text:p text:style-name="P3"><text:span text:style-name="T1">A</text:span></text:p>
          </draw:text-box>
        </draw:frame>
        <draw:frame draw:style-name="gr4" draw:text-style-name="P4" draw:layer="layout" svg:width="0.425cm" svg:height="0.352cm" svg:x="16.962cm" svg:y="11.994cm">
          <draw:text-box>
            <text:p text:style-name="P3"><text:span text:style-name="T1">A'</text:span></text:p>
          </draw:text-box>
        </draw:frame>
        <draw:frame draw:style-name="gr4" draw:text-style-name="P4" draw:layer="layout" svg:width="0.352cm" svg:height="0.352cm" svg:x="17.367cm" svg:y="11.793cm">
          <draw:text-box>
            <text:p text:style-name="P3"><text:span text:style-name="T1">B</text:span></text:p>
          </draw:text-box>
        </draw:frame>
        <draw:frame draw:style-name="gr4" draw:text-style-name="P4" draw:layer="layout" svg:width="0.425cm" svg:height="0.352cm" svg:x="17.364cm" svg:y="11.395cm">
          <draw:text-box>
            <text:p text:style-name="P3"><text:span text:style-name="T1">B'</text:span></text:p>
          </draw:text-box>
        </draw:frame>
        <draw:frame draw:style-name="gr4" draw:text-style-name="P4" draw:layer="layout" svg:width="0.352cm" svg:height="0.352cm" svg:x="17.067cm" svg:y="11.095cm">
          <draw:text-box>
            <text:p text:style-name="P3"><text:span text:style-name="T1">C</text:span></text:p>
          </draw:text-box>
        </draw:frame>
        <draw:frame draw:style-name="gr4" draw:text-style-name="P4" draw:layer="layout" svg:width="0.425cm" svg:height="0.352cm" svg:x="16.662cm" svg:y="11.395cm">
          <draw:text-box>
            <text:p text:style-name="P3"><text:span text:style-name="T1">C'</text:span></text:p>
          </draw:text-box>
        </draw:frame>
        <draw:frame draw:style-name="gr4" draw:text-style-name="P4" draw:layer="layout" svg:width="18.417cm" svg:height="0.352cm" svg:x="0.967cm" svg:y="19.166cm">
          <draw:text-box>
            <text:p text:style-name="P3"><text:span text:style-name="T1">Fig. 2: RLEMs 3-18, 3-90, and 3-453 have a common triangular interpretation. In memory </text:span></text:p>
          </draw:text-box>
        </draw:frame>
        <draw:frame draw:style-name="gr4" draw:text-style-name="P4" draw:layer="layout" svg:width="18.84cm" svg:height="0.352cm" svg:x="0.967cm" svg:y="19.519cm">
          <draw:text-box>
            <text:p text:style-name="P3"><text:span text:style-name="T1">state “R”, signals entering terminals A, B, and C are emitted from terminals A', B', and </text:span></text:p>
          </draw:text-box>
        </draw:frame>
        <draw:frame draw:style-name="gr4" draw:text-style-name="P4" draw:layer="layout" svg:width="18.417cm" svg:height="0.352cm" svg:x="0.967cm" svg:y="19.868cm">
          <draw:text-box>
            <text:p text:style-name="P3"><text:span text:style-name="T1">C', respectively (a clock-wise or right-hand circulation). In memory state “L”, a left-</text:span></text:p>
          </draw:text-box>
        </draw:frame>
        <draw:frame draw:style-name="gr4" draw:text-style-name="P4" draw:layer="layout" svg:width="17.994cm" svg:height="0.352cm" svg:x="0.967cm" svg:y="20.221cm">
          <draw:text-box>
            <text:p text:style-name="P3"><text:span text:style-name="T1">hand, counter-clockwise circulation routes signals on A, B, and C to B', C', and A', </text:span></text:p>
          </draw:text-box>
        </draw:frame>
        <draw:frame draw:style-name="gr4" draw:text-style-name="P4" draw:layer="layout" svg:width="18.84cm" svg:height="0.352cm" svg:x="0.967cm" svg:y="20.57cm">
          <draw:text-box>
            <text:p text:style-name="P3"><text:span text:style-name="T1">respectively, corresponding to the behavior of the RLEMs' rectangular forms. At right, a </text:span></text:p>
          </draw:text-box>
        </draw:frame>
        <draw:frame draw:style-name="gr4" draw:text-style-name="P4" draw:layer="layout" svg:width="8.045cm" svg:height="0.352cm" svg:x="0.967cm" svg:y="20.923cm">
          <draw:text-box>
            <text:p text:style-name="P3"><text:span text:style-name="T1">lattice of connected triangular RLEMs.</text:span></text:p>
          </draw:text-box>
        </draw:frame>
        <draw:frame draw:style-name="gr4" draw:text-style-name="P4" draw:layer="layout" svg:width="0.352cm" svg:height="0.352cm" svg:x="5.031cm" svg:y="7.821cm">
          <draw:text-box>
            <text:p text:style-name="P3"><text:span text:style-name="T1">B</text:span></text:p>
          </draw:text-box>
        </draw:frame>
        <draw:polygon draw:style-name="gr2" draw:text-style-name="P1" draw:layer="layout" svg:width="1.143cm" svg:height="2.54cm" svg:x="6.18cm" svg:y="6.808cm" svg:viewBox="0 0 1144 2541" draw:points="573,2541 0,2541 0,0 1144,0 1144,2541">
          <text:p/>
        </draw:polygon>
        <draw:line draw:style-name="gr5" draw:text-style-name="P2" draw:layer="layout" svg:x1="5.284cm" svg:y1="7.443cm" svg:x2="5.743cm" svg:y2="7.443cm">
          <text:p/>
        </draw:line>
        <draw:polygon draw:style-name="gr6" draw:text-style-name="P5" draw:layer="layout" svg:width="0.451cm" svg:height="0.3cm" svg:x="5.722cm" svg:y="7.291cm" svg:viewBox="0 0 452 301" draw:points="452,153 0,0 0,301">
          <text:p/>
        </draw:polygon>
        <draw:line draw:style-name="gr5" draw:text-style-name="P2" draw:layer="layout" svg:x1="5.284cm" svg:y1="8.078cm" svg:x2="5.743cm" svg:y2="8.078cm">
          <text:p/>
        </draw:line>
        <draw:polygon draw:style-name="gr6" draw:text-style-name="P5" draw:layer="layout" svg:width="0.451cm" svg:height="0.3cm" svg:x="5.722cm" svg:y="7.926cm" svg:viewBox="0 0 452 301" draw:points="452,152 0,0 0,301">
          <text:p/>
        </draw:polygon>
        <draw:line draw:style-name="gr5" draw:text-style-name="P2" draw:layer="layout" svg:x1="5.284cm" svg:y1="8.713cm" svg:x2="5.743cm" svg:y2="8.713cm">
          <text:p/>
        </draw:line>
        <draw:polygon draw:style-name="gr6" draw:text-style-name="P5" draw:layer="layout" svg:width="0.451cm" svg:height="0.3cm" svg:x="5.722cm" svg:y="8.561cm" svg:viewBox="0 0 452 301" draw:points="452,152 0,0 0,301">
          <text:p/>
        </draw:polygon>
        <draw:line draw:style-name="gr5" draw:text-style-name="P2" draw:layer="layout" svg:x1="7.316cm" svg:y1="7.443cm" svg:x2="7.775cm" svg:y2="7.443cm">
          <text:p/>
        </draw:line>
        <draw:polygon draw:style-name="gr6" draw:text-style-name="P5" draw:layer="layout" svg:width="0.451cm" svg:height="0.3cm" svg:x="7.754cm" svg:y="7.291cm" svg:viewBox="0 0 452 301" draw:points="452,153 0,0 0,301">
          <text:p/>
        </draw:polygon>
        <draw:line draw:style-name="gr5" draw:text-style-name="P2" draw:layer="layout" svg:x1="7.316cm" svg:y1="8.078cm" svg:x2="7.775cm" svg:y2="8.078cm">
          <text:p/>
        </draw:line>
        <draw:polygon draw:style-name="gr6" draw:text-style-name="P5" draw:layer="layout" svg:width="0.451cm" svg:height="0.3cm" svg:x="7.754cm" svg:y="7.926cm" svg:viewBox="0 0 452 301" draw:points="452,152 0,0 0,301">
          <text:p/>
        </draw:polygon>
        <draw:line draw:style-name="gr5" draw:text-style-name="P2" draw:layer="layout" svg:x1="7.316cm" svg:y1="8.713cm" svg:x2="7.775cm" svg:y2="8.713cm">
          <text:p/>
        </draw:line>
        <draw:polygon draw:style-name="gr6" draw:text-style-name="P5" draw:layer="layout" svg:width="0.451cm" svg:height="0.3cm" svg:x="7.754cm" svg:y="8.561cm" svg:viewBox="0 0 452 301" draw:points="452,152 0,0 0,301">
          <text:p/>
        </draw:polygon>
        <draw:frame draw:style-name="gr4" draw:text-style-name="P4" draw:layer="layout" svg:width="0.352cm" svg:height="0.352cm" svg:x="5.031cm" svg:y="8.456cm">
          <draw:text-box>
            <text:p text:style-name="P3"><text:span text:style-name="T1">C</text:span></text:p>
          </draw:text-box>
        </draw:frame>
        <draw:frame draw:style-name="gr4" draw:text-style-name="P4" draw:layer="layout" svg:width="0.352cm" svg:height="0.352cm" svg:x="5.045cm" svg:y="7.186cm">
          <draw:text-box>
            <text:p text:style-name="P3"><text:span text:style-name="T1">A</text:span></text:p>
          </draw:text-box>
        </draw:frame>
        <draw:frame draw:style-name="gr4" draw:text-style-name="P4" draw:layer="layout" svg:width="0.425cm" svg:height="0.352cm" svg:x="8.297cm" svg:y="8.583cm">
          <draw:text-box>
            <text:p text:style-name="P3"><text:span text:style-name="T1">A'</text:span></text:p>
          </draw:text-box>
        </draw:frame>
        <draw:frame draw:style-name="gr4" draw:text-style-name="P4" draw:layer="layout" svg:width="0.425cm" svg:height="0.352cm" svg:x="8.195cm" svg:y="7.186cm">
          <draw:text-box>
            <text:p text:style-name="P3"><text:span text:style-name="T1">B'</text:span></text:p>
          </draw:text-box>
        </draw:frame>
        <draw:line draw:style-name="gr7" draw:text-style-name="P2" draw:layer="layout" svg:x1="6.18cm" svg:y1="7.443cm" svg:x2="7.324cm" svg:y2="8.714cm">
          <text:p/>
        </draw:line>
        <draw:line draw:style-name="gr8" draw:text-style-name="P2" draw:layer="layout" svg:x1="6.18cm" svg:y1="8.079cm" svg:x2="7.324cm" svg:y2="7.443cm">
          <text:p/>
        </draw:line>
        <draw:line draw:style-name="gr8" draw:text-style-name="P2" draw:layer="layout" svg:x1="6.18cm" svg:y1="8.714cm" svg:x2="7.324cm" svg:y2="8.078cm">
          <text:p/>
        </draw:line>
        <draw:polygon draw:style-name="gr2" draw:text-style-name="P1" draw:layer="layout" svg:width="1.143cm" svg:height="2.54cm" svg:x="2.233cm" svg:y="6.808cm" svg:viewBox="0 0 1144 2541" draw:points="571,2541 0,2541 0,0 1144,0 1144,2541">
          <text:p/>
        </draw:polygon>
        <draw:line draw:style-name="gr5" draw:text-style-name="P2" draw:layer="layout" svg:x1="1.347cm" svg:y1="7.443cm" svg:x2="1.806cm" svg:y2="7.443cm">
          <text:p/>
        </draw:line>
        <draw:polygon draw:style-name="gr6" draw:text-style-name="P5" draw:layer="layout" svg:width="0.451cm" svg:height="0.3cm" svg:x="1.785cm" svg:y="7.291cm" svg:viewBox="0 0 452 301" draw:points="452,153 0,0 0,301">
          <text:p/>
        </draw:polygon>
        <draw:line draw:style-name="gr5" draw:text-style-name="P2" draw:layer="layout" svg:x1="1.347cm" svg:y1="8.078cm" svg:x2="1.806cm" svg:y2="8.078cm">
          <text:p/>
        </draw:line>
        <draw:polygon draw:style-name="gr6" draw:text-style-name="P5" draw:layer="layout" svg:width="0.451cm" svg:height="0.3cm" svg:x="1.785cm" svg:y="7.926cm" svg:viewBox="0 0 452 301" draw:points="452,152 0,0 0,301">
          <text:p/>
        </draw:polygon>
        <draw:line draw:style-name="gr5" draw:text-style-name="P2" draw:layer="layout" svg:x1="1.347cm" svg:y1="8.713cm" svg:x2="1.806cm" svg:y2="8.713cm">
          <text:p/>
        </draw:line>
        <draw:polygon draw:style-name="gr6" draw:text-style-name="P5" draw:layer="layout" svg:width="0.451cm" svg:height="0.3cm" svg:x="1.785cm" svg:y="8.561cm" svg:viewBox="0 0 452 301" draw:points="452,152 0,0 0,301">
          <text:p/>
        </draw:polygon>
        <draw:line draw:style-name="gr5" draw:text-style-name="P2" draw:layer="layout" svg:x1="3.379cm" svg:y1="7.443cm" svg:x2="3.838cm" svg:y2="7.443cm">
          <text:p/>
        </draw:line>
        <draw:polygon draw:style-name="gr6" draw:text-style-name="P5" draw:layer="layout" svg:width="0.451cm" svg:height="0.3cm" svg:x="3.817cm" svg:y="7.291cm" svg:viewBox="0 0 452 301" draw:points="452,153 0,0 0,301">
          <text:p/>
        </draw:polygon>
        <draw:line draw:style-name="gr5" draw:text-style-name="P2" draw:layer="layout" svg:x1="3.379cm" svg:y1="8.078cm" svg:x2="3.838cm" svg:y2="8.078cm">
          <text:p/>
        </draw:line>
        <draw:polygon draw:style-name="gr6" draw:text-style-name="P5" draw:layer="layout" svg:width="0.451cm" svg:height="0.3cm" svg:x="3.817cm" svg:y="7.926cm" svg:viewBox="0 0 452 301" draw:points="452,152 0,0 0,301">
          <text:p/>
        </draw:polygon>
        <draw:line draw:style-name="gr5" draw:text-style-name="P2" draw:layer="layout" svg:x1="3.379cm" svg:y1="8.713cm" svg:x2="3.838cm" svg:y2="8.713cm">
          <text:p/>
        </draw:line>
        <draw:polygon draw:style-name="gr6" draw:text-style-name="P5" draw:layer="layout" svg:width="0.451cm" svg:height="0.3cm" svg:x="3.817cm" svg:y="8.561cm" svg:viewBox="0 0 452 301" draw:points="452,152 0,0 0,301">
          <text:p/>
        </draw:polygon>
        <draw:line draw:style-name="gr8" draw:text-style-name="P2" draw:layer="layout" svg:x1="2.236cm" svg:y1="7.443cm" svg:x2="3.506cm" svg:y2="7.443cm">
          <text:p/>
        </draw:line>
        <draw:line draw:style-name="gr8" draw:text-style-name="P2" draw:layer="layout" svg:x1="2.236cm" svg:y1="8.078cm" svg:x2="3.506cm" svg:y2="8.078cm">
          <text:p/>
        </draw:line>
        <draw:line draw:style-name="gr7" draw:text-style-name="P2" draw:layer="layout" svg:x1="2.236cm" svg:y1="8.713cm" svg:x2="3.379cm" svg:y2="8.713cm">
          <text:p/>
        </draw:line>
        <draw:frame draw:style-name="gr4" draw:text-style-name="P4" draw:layer="layout" svg:width="0.425cm" svg:height="0.352cm" svg:x="8.213cm" svg:y="7.821cm">
          <draw:text-box>
            <text:p text:style-name="P3"><text:span text:style-name="T1">C'</text:span></text:p>
          </draw:text-box>
        </draw:frame>
        <draw:frame draw:style-name="gr4" draw:text-style-name="P4" draw:layer="layout" svg:width="0.352cm" svg:height="0.352cm" svg:x="1.108cm" svg:y="7.186cm">
          <draw:text-box>
            <text:p text:style-name="P3"><text:span text:style-name="T1">A</text:span></text:p>
          </draw:text-box>
        </draw:frame>
        <draw:frame draw:style-name="gr4" draw:text-style-name="P4" draw:layer="layout" svg:width="0.425cm" svg:height="0.352cm" svg:x="4.35cm" svg:y="8.456cm">
          <draw:text-box>
            <text:p text:style-name="P3"><text:span text:style-name="T1">A'</text:span></text:p>
          </draw:text-box>
        </draw:frame>
        <draw:frame draw:style-name="gr4" draw:text-style-name="P4" draw:layer="layout" svg:width="0.352cm" svg:height="0.352cm" svg:x="1.094cm" svg:y="7.821cm">
          <draw:text-box>
            <text:p text:style-name="P3"><text:span text:style-name="T1">B</text:span></text:p>
          </draw:text-box>
        </draw:frame>
        <draw:frame draw:style-name="gr4" draw:text-style-name="P4" draw:layer="layout" svg:width="0.425cm" svg:height="0.352cm" svg:x="4.35cm" svg:y="7.186cm">
          <draw:text-box>
            <text:p text:style-name="P3"><text:span text:style-name="T1">B'</text:span></text:p>
          </draw:text-box>
        </draw:frame>
        <draw:frame draw:style-name="gr4" draw:text-style-name="P4" draw:layer="layout" svg:width="0.352cm" svg:height="0.352cm" svg:x="1.094cm" svg:y="8.456cm">
          <draw:text-box>
            <text:p text:style-name="P3"><text:span text:style-name="T1">C</text:span></text:p>
          </draw:text-box>
        </draw:frame>
        <draw:frame draw:style-name="gr4" draw:text-style-name="P4" draw:layer="layout" svg:width="0.425cm" svg:height="0.352cm" svg:x="4.35cm" svg:y="7.92cm">
          <draw:text-box>
            <text:p text:style-name="P3"><text:span text:style-name="T1">C'</text:span></text:p>
          </draw:text-box>
        </draw:frame>
        <draw:frame draw:style-name="gr4" draw:text-style-name="P4" draw:layer="layout" svg:width="0.637cm" svg:height="0.352cm" svg:x="2.424cm" svg:y="13.409cm">
          <draw:text-box>
            <text:p text:style-name="P3"><text:span text:style-name="T1">“</text:span><text:span text:style-name="T1">L”</text:span></text:p>
          </draw:text-box>
        </draw:frame>
        <draw:frame draw:style-name="gr4" draw:text-style-name="P4" draw:layer="layout" svg:width="0.637cm" svg:height="0.352cm" svg:x="6.424cm" svg:y="13.434cm">
          <draw:text-box>
            <text:p text:style-name="P3"><text:span text:style-name="T1">“</text:span><text:span text:style-name="T1">R”</text:span></text:p>
          </draw:text-box>
        </draw:frame>
        <draw:polygon draw:style-name="gr2" draw:text-style-name="P1" draw:layer="layout" svg:width="1.143cm" svg:height="2.54cm" svg:x="6.152cm" svg:y="10.745cm" svg:viewBox="0 0 1144 2541" draw:points="576,2541 0,2541 0,0 1144,0 1144,2541">
          <text:p/>
        </draw:polygon>
        <draw:line draw:style-name="gr5" draw:text-style-name="P2" draw:layer="layout" svg:x1="5.266cm" svg:y1="11.38cm" svg:x2="5.725cm" svg:y2="11.38cm">
          <text:p/>
        </draw:line>
        <draw:polygon draw:style-name="gr6" draw:text-style-name="P5" draw:layer="layout" svg:width="0.451cm" svg:height="0.3cm" svg:x="5.704cm" svg:y="11.228cm" svg:viewBox="0 0 452 301" draw:points="452,152 0,0 0,301">
          <text:p/>
        </draw:polygon>
        <draw:line draw:style-name="gr5" draw:text-style-name="P2" draw:layer="layout" svg:x1="5.266cm" svg:y1="12.015cm" svg:x2="5.725cm" svg:y2="12.015cm">
          <text:p/>
        </draw:line>
        <draw:polygon draw:style-name="gr6" draw:text-style-name="P5" draw:layer="layout" svg:width="0.451cm" svg:height="0.3cm" svg:x="5.704cm" svg:y="11.863cm" svg:viewBox="0 0 452 301" draw:points="452,152 0,0 0,301">
          <text:p/>
        </draw:polygon>
        <draw:line draw:style-name="gr5" draw:text-style-name="P2" draw:layer="layout" svg:x1="5.266cm" svg:y1="12.65cm" svg:x2="5.725cm" svg:y2="12.65cm">
          <text:p/>
        </draw:line>
        <draw:polygon draw:style-name="gr6" draw:text-style-name="P5" draw:layer="layout" svg:width="0.451cm" svg:height="0.3cm" svg:x="5.704cm" svg:y="12.498cm" svg:viewBox="0 0 452 301" draw:points="452,152 0,0 0,301">
          <text:p/>
        </draw:polygon>
        <draw:line draw:style-name="gr5" draw:text-style-name="P2" draw:layer="layout" svg:x1="7.298cm" svg:y1="11.38cm" svg:x2="7.757cm" svg:y2="11.38cm">
          <text:p/>
        </draw:line>
        <draw:polygon draw:style-name="gr6" draw:text-style-name="P5" draw:layer="layout" svg:width="0.451cm" svg:height="0.3cm" svg:x="7.736cm" svg:y="11.228cm" svg:viewBox="0 0 452 301" draw:points="452,152 0,0 0,301">
          <text:p/>
        </draw:polygon>
        <draw:line draw:style-name="gr5" draw:text-style-name="P2" draw:layer="layout" svg:x1="7.298cm" svg:y1="12.015cm" svg:x2="7.757cm" svg:y2="12.015cm">
          <text:p/>
        </draw:line>
        <draw:polygon draw:style-name="gr6" draw:text-style-name="P5" draw:layer="layout" svg:width="0.451cm" svg:height="0.3cm" svg:x="7.736cm" svg:y="11.863cm" svg:viewBox="0 0 452 301" draw:points="452,152 0,0 0,301">
          <text:p/>
        </draw:polygon>
        <draw:line draw:style-name="gr5" draw:text-style-name="P2" draw:layer="layout" svg:x1="7.298cm" svg:y1="12.65cm" svg:x2="7.757cm" svg:y2="12.65cm">
          <text:p/>
        </draw:line>
        <draw:polygon draw:style-name="gr6" draw:text-style-name="P5" draw:layer="layout" svg:width="0.451cm" svg:height="0.3cm" svg:x="7.736cm" svg:y="12.498cm" svg:viewBox="0 0 452 301" draw:points="452,152 0,0 0,301">
          <text:p/>
        </draw:polygon>
        <draw:line draw:style-name="gr8" draw:text-style-name="P2" draw:layer="layout" svg:x1="6.155cm" svg:y1="11.38cm" svg:x2="7.425cm" svg:y2="11.38cm">
          <text:p/>
        </draw:line>
        <draw:line draw:style-name="gr7" draw:text-style-name="P2" draw:layer="layout" svg:x1="6.155cm" svg:y1="12.015cm" svg:x2="7.425cm" svg:y2="12.015cm">
          <text:p/>
        </draw:line>
        <draw:line draw:style-name="gr7" draw:text-style-name="P2" draw:layer="layout" svg:x1="6.155cm" svg:y1="12.65cm" svg:x2="7.298cm" svg:y2="12.65cm">
          <text:p/>
        </draw:line>
        <draw:frame draw:style-name="gr4" draw:text-style-name="P4" draw:layer="layout" svg:width="0.849cm" svg:height="0.352cm" svg:x="4.142cm" svg:y="9.599cm">
          <draw:text-box>
            <text:p text:style-name="P3"><text:span text:style-name="T1">3-18</text:span></text:p>
          </draw:text-box>
        </draw:frame>
        <draw:frame draw:style-name="gr4" draw:text-style-name="P4" draw:layer="layout" svg:width="0.352cm" svg:height="0.352cm" svg:x="5.027cm" svg:y="11.123cm">
          <draw:text-box>
            <text:p text:style-name="P3"><text:span text:style-name="T1">A</text:span></text:p>
          </draw:text-box>
        </draw:frame>
        <draw:frame draw:style-name="gr4" draw:text-style-name="P4" draw:layer="layout" svg:width="0.425cm" svg:height="0.352cm" svg:x="8.269cm" svg:y="11.123cm">
          <draw:text-box>
            <text:p text:style-name="P3"><text:span text:style-name="T1">A'</text:span></text:p>
          </draw:text-box>
        </draw:frame>
        <draw:frame draw:style-name="gr4" draw:text-style-name="P4" draw:layer="layout" svg:width="0.352cm" svg:height="0.352cm" svg:x="5.013cm" svg:y="11.758cm">
          <draw:text-box>
            <text:p text:style-name="P3"><text:span text:style-name="T1">B</text:span></text:p>
          </draw:text-box>
        </draw:frame>
        <draw:frame draw:style-name="gr4" draw:text-style-name="P4" draw:layer="layout" svg:width="0.425cm" svg:height="0.352cm" svg:x="8.287cm" svg:y="11.758cm">
          <draw:text-box>
            <text:p text:style-name="P3"><text:span text:style-name="T1">B'</text:span></text:p>
          </draw:text-box>
        </draw:frame>
        <draw:frame draw:style-name="gr4" draw:text-style-name="P4" draw:layer="layout" svg:width="0.352cm" svg:height="0.352cm" svg:x="5.013cm" svg:y="12.393cm">
          <draw:text-box>
            <text:p text:style-name="P3"><text:span text:style-name="T1">C</text:span></text:p>
          </draw:text-box>
        </draw:frame>
        <draw:polygon draw:style-name="gr2" draw:text-style-name="P1" draw:layer="layout" svg:width="1.143cm" svg:height="2.54cm" svg:x="2.233cm" svg:y="10.745cm" svg:viewBox="0 0 1144 2541" draw:points="571,2541 0,2541 0,0 1144,0 1144,2541">
          <text:p/>
        </draw:polygon>
        <draw:line draw:style-name="gr5" draw:text-style-name="P2" draw:layer="layout" svg:x1="1.347cm" svg:y1="11.38cm" svg:x2="1.806cm" svg:y2="11.38cm">
          <text:p/>
        </draw:line>
        <draw:polygon draw:style-name="gr6" draw:text-style-name="P5" draw:layer="layout" svg:width="0.451cm" svg:height="0.3cm" svg:x="1.785cm" svg:y="11.228cm" svg:viewBox="0 0 452 301" draw:points="452,152 0,0 0,301">
          <text:p/>
        </draw:polygon>
        <draw:line draw:style-name="gr5" draw:text-style-name="P2" draw:layer="layout" svg:x1="1.347cm" svg:y1="12.015cm" svg:x2="1.806cm" svg:y2="12.015cm">
          <text:p/>
        </draw:line>
        <draw:polygon draw:style-name="gr6" draw:text-style-name="P5" draw:layer="layout" svg:width="0.451cm" svg:height="0.3cm" svg:x="1.785cm" svg:y="11.863cm" svg:viewBox="0 0 452 301" draw:points="452,152 0,0 0,301">
          <text:p/>
        </draw:polygon>
        <draw:line draw:style-name="gr5" draw:text-style-name="P2" draw:layer="layout" svg:x1="1.347cm" svg:y1="12.65cm" svg:x2="1.806cm" svg:y2="12.65cm">
          <text:p/>
        </draw:line>
        <draw:polygon draw:style-name="gr6" draw:text-style-name="P5" draw:layer="layout" svg:width="0.451cm" svg:height="0.3cm" svg:x="1.785cm" svg:y="12.498cm" svg:viewBox="0 0 452 301" draw:points="452,152 0,0 0,301">
          <text:p/>
        </draw:polygon>
        <draw:line draw:style-name="gr5" draw:text-style-name="P2" draw:layer="layout" svg:x1="3.379cm" svg:y1="11.38cm" svg:x2="3.838cm" svg:y2="11.38cm">
          <text:p/>
        </draw:line>
        <draw:polygon draw:style-name="gr6" draw:text-style-name="P5" draw:layer="layout" svg:width="0.451cm" svg:height="0.3cm" svg:x="3.817cm" svg:y="11.228cm" svg:viewBox="0 0 452 301" draw:points="452,152 0,0 0,301">
          <text:p/>
        </draw:polygon>
        <draw:line draw:style-name="gr5" draw:text-style-name="P2" draw:layer="layout" svg:x1="3.379cm" svg:y1="12.015cm" svg:x2="3.838cm" svg:y2="12.015cm">
          <text:p/>
        </draw:line>
        <draw:polygon draw:style-name="gr6" draw:text-style-name="P5" draw:layer="layout" svg:width="0.451cm" svg:height="0.3cm" svg:x="3.817cm" svg:y="11.863cm" svg:viewBox="0 0 452 301" draw:points="452,152 0,0 0,301">
          <text:p/>
        </draw:polygon>
        <draw:line draw:style-name="gr5" draw:text-style-name="P2" draw:layer="layout" svg:x1="3.379cm" svg:y1="12.65cm" svg:x2="3.838cm" svg:y2="12.65cm">
          <text:p/>
        </draw:line>
        <draw:polygon draw:style-name="gr6" draw:text-style-name="P5" draw:layer="layout" svg:width="0.451cm" svg:height="0.3cm" svg:x="3.817cm" svg:y="12.498cm" svg:viewBox="0 0 452 301" draw:points="452,152 0,0 0,301">
          <text:p/>
        </draw:polygon>
        <draw:line draw:style-name="gr8" draw:text-style-name="P2" draw:layer="layout" svg:x1="2.226cm" svg:y1="12.651cm" svg:x2="3.37cm" svg:y2="11.38cm">
          <text:p/>
        </draw:line>
        <draw:line draw:style-name="gr7" draw:text-style-name="P2" draw:layer="layout" svg:x1="2.226cm" svg:y1="11.38cm" svg:x2="3.37cm" svg:y2="12.016cm">
          <text:p/>
        </draw:line>
        <draw:line draw:style-name="gr7" draw:text-style-name="P2" draw:layer="layout" svg:x1="2.226cm" svg:y1="12.015cm" svg:x2="3.38cm" svg:y2="12.651cm">
          <text:p/>
        </draw:line>
        <draw:frame draw:style-name="gr4" draw:text-style-name="P4" draw:layer="layout" svg:width="0.425cm" svg:height="0.352cm" svg:x="8.287cm" svg:y="12.393cm">
          <draw:text-box>
            <text:p text:style-name="P3"><text:span text:style-name="T1">C'</text:span></text:p>
          </draw:text-box>
        </draw:frame>
        <draw:frame draw:style-name="gr4" draw:text-style-name="P4" draw:layer="layout" svg:width="0.352cm" svg:height="0.352cm" svg:x="1.108cm" svg:y="11.123cm">
          <draw:text-box>
            <text:p text:style-name="P3"><text:span text:style-name="T1">A</text:span></text:p>
          </draw:text-box>
        </draw:frame>
        <draw:frame draw:style-name="gr4" draw:text-style-name="P4" draw:layer="layout" svg:width="0.425cm" svg:height="0.352cm" svg:x="4.35cm" svg:y="11.123cm">
          <draw:text-box>
            <text:p text:style-name="P3"><text:span text:style-name="T1">A'</text:span></text:p>
          </draw:text-box>
        </draw:frame>
        <draw:frame draw:style-name="gr4" draw:text-style-name="P4" draw:layer="layout" svg:width="0.352cm" svg:height="0.352cm" svg:x="1.094cm" svg:y="11.758cm">
          <draw:text-box>
            <text:p text:style-name="P3"><text:span text:style-name="T1">B</text:span></text:p>
          </draw:text-box>
        </draw:frame>
        <draw:frame draw:style-name="gr4" draw:text-style-name="P4" draw:layer="layout" svg:width="0.425cm" svg:height="0.352cm" svg:x="4.367cm" svg:y="11.758cm">
          <draw:text-box>
            <text:p text:style-name="P3"><text:span text:style-name="T1">B'</text:span></text:p>
          </draw:text-box>
        </draw:frame>
        <draw:frame draw:style-name="gr4" draw:text-style-name="P4" draw:layer="layout" svg:width="0.352cm" svg:height="0.352cm" svg:x="1.094cm" svg:y="12.393cm">
          <draw:text-box>
            <text:p text:style-name="P3"><text:span text:style-name="T1">C</text:span></text:p>
          </draw:text-box>
        </draw:frame>
        <draw:frame draw:style-name="gr4" draw:text-style-name="P4" draw:layer="layout" svg:width="0.425cm" svg:height="0.352cm" svg:x="4.367cm" svg:y="12.393cm">
          <draw:text-box>
            <text:p text:style-name="P3"><text:span text:style-name="T1">C'</text:span></text:p>
          </draw:text-box>
        </draw:frame>
        <draw:frame draw:style-name="gr4" draw:text-style-name="P4" draw:layer="layout" svg:width="0.849cm" svg:height="0.352cm" svg:x="4.269cm" svg:y="13.409cm">
          <draw:text-box>
            <text:p text:style-name="P3"><text:span text:style-name="T1">3-90</text:span></text:p>
          </draw:text-box>
        </draw:frame>
        <draw:frame draw:style-name="gr4" draw:text-style-name="P4" draw:layer="layout" svg:width="0.637cm" svg:height="0.352cm" svg:x="2.424cm" svg:y="17.219cm">
          <draw:text-box>
            <text:p text:style-name="P3"><text:span text:style-name="T1">“</text:span><text:span text:style-name="T1">L”</text:span></text:p>
          </draw:text-box>
        </draw:frame>
        <draw:polygon draw:style-name="gr2" draw:text-style-name="P1" draw:layer="layout" svg:width="1.143cm" svg:height="2.54cm" svg:x="6.152cm" svg:y="14.555cm" svg:viewBox="0 0 1144 2541" draw:points="576,2541 0,2541 0,0 1144,0 1144,2541">
          <text:p/>
        </draw:polygon>
        <draw:line draw:style-name="gr5" draw:text-style-name="P2" draw:layer="layout" svg:x1="5.266cm" svg:y1="15.19cm" svg:x2="5.725cm" svg:y2="15.19cm">
          <text:p/>
        </draw:line>
        <draw:polygon draw:style-name="gr6" draw:text-style-name="P5" draw:layer="layout" svg:width="0.451cm" svg:height="0.3cm" svg:x="5.704cm" svg:y="15.038cm" svg:viewBox="0 0 452 301" draw:points="452,153 0,0 0,301">
          <text:p/>
        </draw:polygon>
        <draw:line draw:style-name="gr5" draw:text-style-name="P2" draw:layer="layout" svg:x1="5.266cm" svg:y1="15.825cm" svg:x2="5.725cm" svg:y2="15.825cm">
          <text:p/>
        </draw:line>
        <draw:polygon draw:style-name="gr6" draw:text-style-name="P5" draw:layer="layout" svg:width="0.451cm" svg:height="0.3cm" svg:x="5.704cm" svg:y="15.673cm" svg:viewBox="0 0 452 301" draw:points="452,153 0,0 0,301">
          <text:p/>
        </draw:polygon>
        <draw:line draw:style-name="gr5" draw:text-style-name="P2" draw:layer="layout" svg:x1="5.266cm" svg:y1="16.46cm" svg:x2="5.725cm" svg:y2="16.46cm">
          <text:p/>
        </draw:line>
        <draw:polygon draw:style-name="gr6" draw:text-style-name="P5" draw:layer="layout" svg:width="0.451cm" svg:height="0.3cm" svg:x="5.704cm" svg:y="16.308cm" svg:viewBox="0 0 452 301" draw:points="452,152 0,0 0,301">
          <text:p/>
        </draw:polygon>
        <draw:line draw:style-name="gr5" draw:text-style-name="P2" draw:layer="layout" svg:x1="7.298cm" svg:y1="15.19cm" svg:x2="7.757cm" svg:y2="15.19cm">
          <text:p/>
        </draw:line>
        <draw:polygon draw:style-name="gr6" draw:text-style-name="P5" draw:layer="layout" svg:width="0.451cm" svg:height="0.3cm" svg:x="7.736cm" svg:y="15.038cm" svg:viewBox="0 0 452 301" draw:points="452,153 0,0 0,301">
          <text:p/>
        </draw:polygon>
        <draw:line draw:style-name="gr5" draw:text-style-name="P2" draw:layer="layout" svg:x1="7.298cm" svg:y1="15.825cm" svg:x2="7.757cm" svg:y2="15.825cm">
          <text:p/>
        </draw:line>
        <draw:polygon draw:style-name="gr6" draw:text-style-name="P5" draw:layer="layout" svg:width="0.451cm" svg:height="0.3cm" svg:x="7.736cm" svg:y="15.673cm" svg:viewBox="0 0 452 301" draw:points="452,153 0,0 0,301">
          <text:p/>
        </draw:polygon>
        <draw:line draw:style-name="gr5" draw:text-style-name="P2" draw:layer="layout" svg:x1="7.298cm" svg:y1="16.46cm" svg:x2="7.757cm" svg:y2="16.46cm">
          <text:p/>
        </draw:line>
        <draw:polygon draw:style-name="gr6" draw:text-style-name="P5" draw:layer="layout" svg:width="0.451cm" svg:height="0.3cm" svg:x="7.736cm" svg:y="16.308cm" svg:viewBox="0 0 452 301" draw:points="452,152 0,0 0,301">
          <text:p/>
        </draw:polygon>
        <draw:line draw:style-name="gr7" draw:text-style-name="P2" draw:layer="layout" svg:x1="6.155cm" svg:y1="15.19cm" svg:x2="7.425cm" svg:y2="15.19cm">
          <text:p/>
        </draw:line>
        <draw:line draw:style-name="gr7" draw:text-style-name="P2" draw:layer="layout" svg:x1="6.155cm" svg:y1="15.825cm" svg:x2="7.425cm" svg:y2="15.825cm">
          <text:p/>
        </draw:line>
        <draw:line draw:style-name="gr7" draw:text-style-name="P2" draw:layer="layout" svg:x1="6.155cm" svg:y1="16.46cm" svg:x2="7.298cm" svg:y2="16.46cm">
          <text:p/>
        </draw:line>
        <draw:frame draw:style-name="gr4" draw:text-style-name="P4" draw:layer="layout" svg:width="0.637cm" svg:height="0.352cm" svg:x="6.424cm" svg:y="17.244cm">
          <draw:text-box>
            <text:p text:style-name="P3"><text:span text:style-name="T1">“</text:span><text:span text:style-name="T1">R”</text:span></text:p>
          </draw:text-box>
        </draw:frame>
        <draw:frame draw:style-name="gr4" draw:text-style-name="P4" draw:layer="layout" svg:width="0.352cm" svg:height="0.352cm" svg:x="5.027cm" svg:y="14.933cm">
          <draw:text-box>
            <text:p text:style-name="P3"><text:span text:style-name="T1">A</text:span></text:p>
          </draw:text-box>
        </draw:frame>
        <draw:frame draw:style-name="gr4" draw:text-style-name="P4" draw:layer="layout" svg:width="0.425cm" svg:height="0.352cm" svg:x="8.269cm" svg:y="14.933cm">
          <draw:text-box>
            <text:p text:style-name="P3"><text:span text:style-name="T1">A'</text:span></text:p>
          </draw:text-box>
        </draw:frame>
        <draw:frame draw:style-name="gr4" draw:text-style-name="P4" draw:layer="layout" svg:width="0.352cm" svg:height="0.352cm" svg:x="5.013cm" svg:y="15.568cm">
          <draw:text-box>
            <text:p text:style-name="P3"><text:span text:style-name="T1">B</text:span></text:p>
          </draw:text-box>
        </draw:frame>
        <draw:frame draw:style-name="gr4" draw:text-style-name="P4" draw:layer="layout" svg:width="0.425cm" svg:height="0.352cm" svg:x="8.287cm" svg:y="15.568cm">
          <draw:text-box>
            <text:p text:style-name="P3"><text:span text:style-name="T1">B'</text:span></text:p>
          </draw:text-box>
        </draw:frame>
        <draw:frame draw:style-name="gr4" draw:text-style-name="P4" draw:layer="layout" svg:width="0.352cm" svg:height="0.352cm" svg:x="5.013cm" svg:y="16.203cm">
          <draw:text-box>
            <text:p text:style-name="P3"><text:span text:style-name="T1">C</text:span></text:p>
          </draw:text-box>
        </draw:frame>
        <draw:polygon draw:style-name="gr2" draw:text-style-name="P1" draw:layer="layout" svg:width="1.143cm" svg:height="2.54cm" svg:x="2.233cm" svg:y="14.555cm" svg:viewBox="0 0 1144 2541" draw:points="571,2541 0,2541 0,0 1144,0 1144,2541">
          <text:p/>
        </draw:polygon>
        <draw:line draw:style-name="gr5" draw:text-style-name="P2" draw:layer="layout" svg:x1="1.347cm" svg:y1="15.19cm" svg:x2="1.806cm" svg:y2="15.19cm">
          <text:p/>
        </draw:line>
        <draw:polygon draw:style-name="gr6" draw:text-style-name="P5" draw:layer="layout" svg:width="0.451cm" svg:height="0.3cm" svg:x="1.785cm" svg:y="15.038cm" svg:viewBox="0 0 452 301" draw:points="452,153 0,0 0,301">
          <text:p/>
        </draw:polygon>
        <draw:line draw:style-name="gr5" draw:text-style-name="P2" draw:layer="layout" svg:x1="1.347cm" svg:y1="15.825cm" svg:x2="1.806cm" svg:y2="15.825cm">
          <text:p/>
        </draw:line>
        <draw:polygon draw:style-name="gr6" draw:text-style-name="P5" draw:layer="layout" svg:width="0.451cm" svg:height="0.3cm" svg:x="1.785cm" svg:y="15.673cm" svg:viewBox="0 0 452 301" draw:points="452,153 0,0 0,301">
          <text:p/>
        </draw:polygon>
        <draw:line draw:style-name="gr5" draw:text-style-name="P2" draw:layer="layout" svg:x1="1.347cm" svg:y1="16.46cm" svg:x2="1.806cm" svg:y2="16.46cm">
          <text:p/>
        </draw:line>
        <draw:polygon draw:style-name="gr6" draw:text-style-name="P5" draw:layer="layout" svg:width="0.451cm" svg:height="0.3cm" svg:x="1.785cm" svg:y="16.308cm" svg:viewBox="0 0 452 301" draw:points="452,152 0,0 0,301">
          <text:p/>
        </draw:polygon>
        <draw:line draw:style-name="gr5" draw:text-style-name="P2" draw:layer="layout" svg:x1="3.379cm" svg:y1="15.19cm" svg:x2="3.838cm" svg:y2="15.19cm">
          <text:p/>
        </draw:line>
        <draw:polygon draw:style-name="gr6" draw:text-style-name="P5" draw:layer="layout" svg:width="0.451cm" svg:height="0.3cm" svg:x="3.817cm" svg:y="15.038cm" svg:viewBox="0 0 452 301" draw:points="452,153 0,0 0,301">
          <text:p/>
        </draw:polygon>
        <draw:line draw:style-name="gr5" draw:text-style-name="P2" draw:layer="layout" svg:x1="3.379cm" svg:y1="15.825cm" svg:x2="3.838cm" svg:y2="15.825cm">
          <text:p/>
        </draw:line>
        <draw:polygon draw:style-name="gr6" draw:text-style-name="P5" draw:layer="layout" svg:width="0.451cm" svg:height="0.3cm" svg:x="3.817cm" svg:y="15.673cm" svg:viewBox="0 0 452 301" draw:points="452,153 0,0 0,301">
          <text:p/>
        </draw:polygon>
        <draw:line draw:style-name="gr5" draw:text-style-name="P2" draw:layer="layout" svg:x1="3.379cm" svg:y1="16.46cm" svg:x2="3.838cm" svg:y2="16.46cm">
          <text:p/>
        </draw:line>
        <draw:polygon draw:style-name="gr6" draw:text-style-name="P5" draw:layer="layout" svg:width="0.451cm" svg:height="0.3cm" svg:x="3.817cm" svg:y="16.308cm" svg:viewBox="0 0 452 301" draw:points="452,152 0,0 0,301">
          <text:p/>
        </draw:polygon>
        <draw:line draw:style-name="gr7" draw:text-style-name="P2" draw:layer="layout" svg:x1="2.226cm" svg:y1="16.461cm" svg:x2="3.37cm" svg:y2="15.19cm">
          <text:p/>
        </draw:line>
        <draw:line draw:style-name="gr7" draw:text-style-name="P2" draw:layer="layout" svg:x1="2.226cm" svg:y1="15.19cm" svg:x2="3.37cm" svg:y2="15.826cm">
          <text:p/>
        </draw:line>
        <draw:line draw:style-name="gr7" draw:text-style-name="P2" draw:layer="layout" svg:x1="2.226cm" svg:y1="15.825cm" svg:x2="3.38cm" svg:y2="16.461cm">
          <text:p/>
        </draw:line>
        <draw:frame draw:style-name="gr4" draw:text-style-name="P4" draw:layer="layout" svg:width="0.425cm" svg:height="0.352cm" svg:x="8.287cm" svg:y="16.203cm">
          <draw:text-box>
            <text:p text:style-name="P3"><text:span text:style-name="T1">C'</text:span></text:p>
          </draw:text-box>
        </draw:frame>
        <draw:frame draw:style-name="gr4" draw:text-style-name="P4" draw:layer="layout" svg:width="0.352cm" svg:height="0.352cm" svg:x="1.108cm" svg:y="14.933cm">
          <draw:text-box>
            <text:p text:style-name="P3"><text:span text:style-name="T1">A</text:span></text:p>
          </draw:text-box>
        </draw:frame>
        <draw:frame draw:style-name="gr4" draw:text-style-name="P4" draw:layer="layout" svg:width="0.425cm" svg:height="0.352cm" svg:x="4.35cm" svg:y="14.933cm">
          <draw:text-box>
            <text:p text:style-name="P3"><text:span text:style-name="T1">A'</text:span></text:p>
          </draw:text-box>
        </draw:frame>
        <draw:frame draw:style-name="gr4" draw:text-style-name="P4" draw:layer="layout" svg:width="0.352cm" svg:height="0.352cm" svg:x="1.094cm" svg:y="15.568cm">
          <draw:text-box>
            <text:p text:style-name="P3"><text:span text:style-name="T1">B</text:span></text:p>
          </draw:text-box>
        </draw:frame>
        <draw:frame draw:style-name="gr4" draw:text-style-name="P4" draw:layer="layout" svg:width="0.425cm" svg:height="0.352cm" svg:x="4.367cm" svg:y="15.568cm">
          <draw:text-box>
            <text:p text:style-name="P3"><text:span text:style-name="T1">B'</text:span></text:p>
          </draw:text-box>
        </draw:frame>
        <draw:frame draw:style-name="gr4" draw:text-style-name="P4" draw:layer="layout" svg:width="0.352cm" svg:height="0.352cm" svg:x="1.094cm" svg:y="16.203cm">
          <draw:text-box>
            <text:p text:style-name="P3"><text:span text:style-name="T1">C</text:span></text:p>
          </draw:text-box>
        </draw:frame>
        <draw:frame draw:style-name="gr4" draw:text-style-name="P4" draw:layer="layout" svg:width="0.425cm" svg:height="0.352cm" svg:x="4.367cm" svg:y="16.203cm">
          <draw:text-box>
            <text:p text:style-name="P3"><text:span text:style-name="T1">C'</text:span></text:p>
          </draw:text-box>
        </draw:frame>
        <draw:line draw:style-name="gr5" draw:text-style-name="P2" draw:layer="layout" svg:x1="10.872cm" svg:y1="14.555cm" svg:x2="11.458cm" svg:y2="14.555cm">
          <text:p/>
        </draw:line>
        <draw:polygon draw:style-name="gr6" draw:text-style-name="P5" draw:layer="layout" svg:width="0.451cm" svg:height="0.3cm" svg:x="11.437cm" svg:y="14.403cm" svg:viewBox="0 0 452 301" draw:points="452,153 0,0 0,301">
          <text:p/>
        </draw:polygon>
        <draw:line draw:style-name="gr5" draw:text-style-name="P2" draw:layer="layout" svg:x1="12.396cm" svg:y1="14.936cm" svg:x2="12.665cm" svg:y2="15.339cm">
          <text:p/>
        </draw:line>
        <draw:polygon draw:style-name="gr6" draw:text-style-name="P5" draw:layer="layout" svg:width="0.374cm" svg:height="0.458cm" svg:x="12.53cm" svg:y="15.24cm" svg:viewBox="0 0 375 459" draw:points="375,459 247,0 0,166">
          <text:p/>
        </draw:polygon>
        <draw:frame draw:style-name="gr4" draw:text-style-name="P4" draw:layer="layout" svg:width="1.06cm" svg:height="0.352cm" svg:x="4.269cm" svg:y="17.219cm">
          <draw:text-box>
            <text:p text:style-name="P3"><text:span text:style-name="T1">3-453</text:span></text:p>
          </draw:text-box>
        </draw:frame>
        <draw:frame draw:style-name="gr4" draw:text-style-name="P4" draw:layer="layout" svg:width="0.637cm" svg:height="0.352cm" svg:x="2.388cm" svg:y="9.599cm">
          <draw:text-box>
            <text:p text:style-name="P3"><text:span text:style-name="T1">“</text:span><text:span text:style-name="T1">L”</text:span></text:p>
          </draw:text-box>
        </draw:frame>
        <draw:frame draw:style-name="gr4" draw:text-style-name="P4" draw:layer="layout" svg:width="0.637cm" svg:height="0.352cm" svg:x="6.389cm" svg:y="9.624cm">
          <draw:text-box>
            <text:p text:style-name="P3"><text:span text:style-name="T1">“</text:span><text:span text:style-name="T1">R”</text:span></text:p>
          </draw:text-box>
        </draw:frame>
        <draw:frame draw:style-name="gr4" draw:text-style-name="P4" draw:layer="layout" svg:width="0.637cm" svg:height="0.352cm" svg:x="12.27cm" svg:y="15.949cm">
          <draw:text-box>
            <text:p text:style-name="P3"><text:span text:style-name="T1">“</text:span><text:span text:style-name="T1">R”</text:span></text:p>
          </draw:text-box>
        </draw:frame>
        <draw:line draw:style-name="gr3" draw:text-style-name="P2" draw:layer="layout" svg:x1="12.81cm" svg:y1="10.404cm" svg:x2="12.174cm" svg:y2="9.302cm">
          <text:p/>
        </draw:line>
        <draw:line draw:style-name="gr3" draw:text-style-name="P2" draw:layer="layout" svg:x1="12.174cm" svg:y1="9.307cm" svg:x2="12.81cm" svg:y2="8.205cm">
          <text:p/>
        </draw:line>
        <draw:line draw:style-name="gr3" draw:text-style-name="P2" draw:layer="layout" svg:x1="12.174cm" svg:y1="9.302cm" svg:x2="10.904cm" svg:y2="9.302cm">
          <text:p/>
        </draw:line>
        <draw:frame draw:style-name="gr4" draw:text-style-name="P4" draw:layer="layout" svg:width="0.637cm" svg:height="0.352cm" svg:x="12.139cm" svg:y="10.594cm">
          <draw:text-box>
            <text:p text:style-name="P3"><text:span text:style-name="T1">“</text:span><text:span text:style-name="T1">L”</text:span></text:p>
          </draw:text-box>
        </draw:frame>
        <draw:frame draw:style-name="gr4" draw:text-style-name="P4" draw:layer="layout" svg:width="0.352cm" svg:height="0.352cm" svg:x="11.719cm" svg:y="9.25cm">
          <draw:text-box>
            <text:p text:style-name="P3"><text:span text:style-name="T1">A</text:span></text:p>
          </draw:text-box>
        </draw:frame>
        <draw:frame draw:style-name="gr4" draw:text-style-name="P4" draw:layer="layout" svg:width="0.425cm" svg:height="0.352cm" svg:x="12.016cm" svg:y="9.55cm">
          <draw:text-box>
            <text:p text:style-name="P3"><text:span text:style-name="T1">A'</text:span></text:p>
          </draw:text-box>
        </draw:frame>
        <draw:frame draw:style-name="gr4" draw:text-style-name="P4" draw:layer="layout" svg:width="0.352cm" svg:height="0.352cm" svg:x="12.421cm" svg:y="9.352cm">
          <draw:text-box>
            <text:p text:style-name="P3"><text:span text:style-name="T1">B</text:span></text:p>
          </draw:text-box>
        </draw:frame>
        <draw:frame draw:style-name="gr4" draw:text-style-name="P4" draw:layer="layout" svg:width="0.425cm" svg:height="0.352cm" svg:x="12.414cm" svg:y="8.95cm">
          <draw:text-box>
            <text:p text:style-name="P3"><text:span text:style-name="T1">B'</text:span></text:p>
          </draw:text-box>
        </draw:frame>
        <draw:frame draw:style-name="gr4" draw:text-style-name="P4" draw:layer="layout" svg:width="0.352cm" svg:height="0.352cm" svg:x="12.121cm" svg:y="8.65cm">
          <draw:text-box>
            <text:p text:style-name="P3"><text:span text:style-name="T1">C</text:span></text:p>
          </draw:text-box>
        </draw:frame>
        <draw:line draw:style-name="gr5" draw:text-style-name="P2" draw:layer="layout" svg:x1="10.682cm" svg:y1="9.602cm" svg:x2="11.267cm" svg:y2="9.602cm">
          <text:p/>
        </draw:line>
        <draw:polygon draw:style-name="gr6" draw:text-style-name="P5" draw:layer="layout" svg:width="0.452cm" svg:height="0.3cm" svg:x="11.246cm" svg:y="9.45cm" svg:viewBox="0 0 453 301" draw:points="453,152 0,0 0,301">
          <text:p/>
        </draw:polygon>
        <draw:line draw:style-name="gr5" draw:text-style-name="P2" draw:layer="layout" svg:x1="12.714cm" svg:y1="8.841cm" svg:x2="13.007cm" svg:y2="8.322cm">
          <text:p/>
        </draw:line>
        <draw:polygon draw:style-name="gr6" draw:text-style-name="P5" draw:layer="layout" svg:width="0.353cm" svg:height="0.462cm" svg:x="12.869cm" svg:y="7.951cm" svg:viewBox="0 0 354 463" draw:points="354,0 0,315 257,463">
          <text:p/>
        </draw:polygon>
        <draw:frame draw:style-name="gr4" draw:text-style-name="P4" draw:layer="layout" svg:width="0.425cm" svg:height="0.352cm" svg:x="11.716cm" svg:y="8.95cm">
          <draw:text-box>
            <text:p text:style-name="P3"><text:span text:style-name="T1">C'</text:span></text:p>
          </draw:text-box>
        </draw:frame>
      </draw:page>
      <draw:page draw:name="page2" draw:style-name="dp1" draw:master-page-name="master-page3">
        <draw:polygon draw:style-name="gr1" draw:text-style-name="P1" draw:layer="layout" svg:width="21.59cm" svg:height="27.94cm" svg:x="0cm" svg:y="0cm" svg:viewBox="0 0 21591 27941" draw:points="0,0 21591,0 21591,27941 0,27941">
          <text:p/>
        </draw:polygon>
        <draw:frame draw:style-name="gr4" draw:text-style-name="P4" draw:layer="layout" svg:width="0.352cm" svg:height="0.352cm" svg:x="4.904cm" svg:y="1.852cm">
          <draw:text-box>
            <text:p text:style-name="P3"><text:span text:style-name="T1">B</text:span></text:p>
          </draw:text-box>
        </draw:frame>
        <draw:polygon draw:style-name="gr2" draw:text-style-name="P1" draw:layer="layout" svg:width="1.143cm" svg:height="2.54cm" svg:x="6.053cm" svg:y="0.839cm" svg:viewBox="0 0 1144 2541" draw:points="573,2541 0,2541 0,0 1144,0 1144,2541">
          <text:p/>
        </draw:polygon>
        <draw:line draw:style-name="gr5" draw:text-style-name="P2" draw:layer="layout" svg:x1="5.157cm" svg:y1="1.474cm" svg:x2="5.616cm" svg:y2="1.474cm">
          <text:p/>
        </draw:line>
        <draw:polygon draw:style-name="gr6" draw:text-style-name="P5" draw:layer="layout" svg:width="0.451cm" svg:height="0.3cm" svg:x="5.595cm" svg:y="1.322cm" svg:viewBox="0 0 452 301" draw:points="452,153 0,0 0,301">
          <text:p/>
        </draw:polygon>
        <draw:line draw:style-name="gr5" draw:text-style-name="P2" draw:layer="layout" svg:x1="5.157cm" svg:y1="2.109cm" svg:x2="5.616cm" svg:y2="2.109cm">
          <text:p/>
        </draw:line>
        <draw:polygon draw:style-name="gr6" draw:text-style-name="P5" draw:layer="layout" svg:width="0.451cm" svg:height="0.3cm" svg:x="5.595cm" svg:y="1.957cm" svg:viewBox="0 0 452 301" draw:points="452,152 0,0 0,301">
          <text:p/>
        </draw:polygon>
        <draw:line draw:style-name="gr5" draw:text-style-name="P2" draw:layer="layout" svg:x1="5.157cm" svg:y1="2.744cm" svg:x2="5.616cm" svg:y2="2.744cm">
          <text:p/>
        </draw:line>
        <draw:polygon draw:style-name="gr6" draw:text-style-name="P5" draw:layer="layout" svg:width="0.451cm" svg:height="0.3cm" svg:x="5.595cm" svg:y="2.592cm" svg:viewBox="0 0 452 301" draw:points="452,152 0,0 0,301">
          <text:p/>
        </draw:polygon>
        <draw:line draw:style-name="gr5" draw:text-style-name="P2" draw:layer="layout" svg:x1="7.189cm" svg:y1="1.474cm" svg:x2="7.648cm" svg:y2="1.474cm">
          <text:p/>
        </draw:line>
        <draw:polygon draw:style-name="gr6" draw:text-style-name="P5" draw:layer="layout" svg:width="0.451cm" svg:height="0.3cm" svg:x="7.627cm" svg:y="1.322cm" svg:viewBox="0 0 452 301" draw:points="452,153 0,0 0,301">
          <text:p/>
        </draw:polygon>
        <draw:line draw:style-name="gr5" draw:text-style-name="P2" draw:layer="layout" svg:x1="7.189cm" svg:y1="2.109cm" svg:x2="7.648cm" svg:y2="2.109cm">
          <text:p/>
        </draw:line>
        <draw:polygon draw:style-name="gr6" draw:text-style-name="P5" draw:layer="layout" svg:width="0.451cm" svg:height="0.3cm" svg:x="7.627cm" svg:y="1.957cm" svg:viewBox="0 0 452 301" draw:points="452,152 0,0 0,301">
          <text:p/>
        </draw:polygon>
        <draw:line draw:style-name="gr5" draw:text-style-name="P2" draw:layer="layout" svg:x1="7.189cm" svg:y1="2.744cm" svg:x2="7.648cm" svg:y2="2.744cm">
          <text:p/>
        </draw:line>
        <draw:polygon draw:style-name="gr6" draw:text-style-name="P5" draw:layer="layout" svg:width="0.451cm" svg:height="0.3cm" svg:x="7.627cm" svg:y="2.592cm" svg:viewBox="0 0 452 301" draw:points="452,152 0,0 0,301">
          <text:p/>
        </draw:polygon>
        <draw:frame draw:style-name="gr4" draw:text-style-name="P4" draw:layer="layout" svg:width="0.352cm" svg:height="0.352cm" svg:x="4.904cm" svg:y="2.487cm">
          <draw:text-box>
            <text:p text:style-name="P3"><text:span text:style-name="T1">C</text:span></text:p>
          </draw:text-box>
        </draw:frame>
        <draw:frame draw:style-name="gr4" draw:text-style-name="P4" draw:layer="layout" svg:width="0.352cm" svg:height="0.352cm" svg:x="4.918cm" svg:y="1.217cm">
          <draw:text-box>
            <text:p text:style-name="P3"><text:span text:style-name="T1">A</text:span></text:p>
          </draw:text-box>
        </draw:frame>
        <draw:frame draw:style-name="gr4" draw:text-style-name="P4" draw:layer="layout" svg:width="0.425cm" svg:height="0.352cm" svg:x="8.17cm" svg:y="2.614cm">
          <draw:text-box>
            <text:p text:style-name="P3"><text:span text:style-name="T1">A'</text:span></text:p>
          </draw:text-box>
        </draw:frame>
        <draw:frame draw:style-name="gr4" draw:text-style-name="P4" draw:layer="layout" svg:width="0.425cm" svg:height="0.352cm" svg:x="8.068cm" svg:y="1.217cm">
          <draw:text-box>
            <text:p text:style-name="P3"><text:span text:style-name="T1">B'</text:span></text:p>
          </draw:text-box>
        </draw:frame>
        <draw:line draw:style-name="gr8" draw:text-style-name="P2" draw:layer="layout" svg:x1="6.053cm" svg:y1="1.474cm" svg:x2="7.197cm" svg:y2="2.745cm">
          <text:p/>
        </draw:line>
        <draw:line draw:style-name="gr8" draw:text-style-name="P2" draw:layer="layout" svg:x1="6.053cm" svg:y1="2.11cm" svg:x2="7.197cm" svg:y2="1.474cm">
          <text:p/>
        </draw:line>
        <draw:line draw:style-name="gr8" draw:text-style-name="P2" draw:layer="layout" svg:x1="6.053cm" svg:y1="2.745cm" svg:x2="7.197cm" svg:y2="2.109cm">
          <text:p/>
        </draw:line>
        <draw:polygon draw:style-name="gr2" draw:text-style-name="P1" draw:layer="layout" svg:width="1.143cm" svg:height="2.54cm" svg:x="2.106cm" svg:y="0.839cm" svg:viewBox="0 0 1144 2541" draw:points="571,2541 0,2541 0,0 1144,0 1144,2541">
          <text:p/>
        </draw:polygon>
        <draw:line draw:style-name="gr5" draw:text-style-name="P2" draw:layer="layout" svg:x1="1.22cm" svg:y1="1.474cm" svg:x2="1.679cm" svg:y2="1.474cm">
          <text:p/>
        </draw:line>
        <draw:polygon draw:style-name="gr6" draw:text-style-name="P5" draw:layer="layout" svg:width="0.451cm" svg:height="0.3cm" svg:x="1.658cm" svg:y="1.322cm" svg:viewBox="0 0 452 301" draw:points="452,153 0,0 0,301">
          <text:p/>
        </draw:polygon>
        <draw:line draw:style-name="gr5" draw:text-style-name="P2" draw:layer="layout" svg:x1="1.22cm" svg:y1="2.109cm" svg:x2="1.679cm" svg:y2="2.109cm">
          <text:p/>
        </draw:line>
        <draw:polygon draw:style-name="gr6" draw:text-style-name="P5" draw:layer="layout" svg:width="0.451cm" svg:height="0.3cm" svg:x="1.658cm" svg:y="1.957cm" svg:viewBox="0 0 452 301" draw:points="452,152 0,0 0,301">
          <text:p/>
        </draw:polygon>
        <draw:line draw:style-name="gr5" draw:text-style-name="P2" draw:layer="layout" svg:x1="1.22cm" svg:y1="2.744cm" svg:x2="1.679cm" svg:y2="2.744cm">
          <text:p/>
        </draw:line>
        <draw:polygon draw:style-name="gr6" draw:text-style-name="P5" draw:layer="layout" svg:width="0.451cm" svg:height="0.3cm" svg:x="1.658cm" svg:y="2.592cm" svg:viewBox="0 0 452 301" draw:points="452,152 0,0 0,301">
          <text:p/>
        </draw:polygon>
        <draw:line draw:style-name="gr5" draw:text-style-name="P2" draw:layer="layout" svg:x1="3.252cm" svg:y1="1.474cm" svg:x2="3.711cm" svg:y2="1.474cm">
          <text:p/>
        </draw:line>
        <draw:polygon draw:style-name="gr6" draw:text-style-name="P5" draw:layer="layout" svg:width="0.451cm" svg:height="0.3cm" svg:x="3.69cm" svg:y="1.322cm" svg:viewBox="0 0 452 301" draw:points="452,153 0,0 0,301">
          <text:p/>
        </draw:polygon>
        <draw:line draw:style-name="gr5" draw:text-style-name="P2" draw:layer="layout" svg:x1="3.252cm" svg:y1="2.109cm" svg:x2="3.711cm" svg:y2="2.109cm">
          <text:p/>
        </draw:line>
        <draw:polygon draw:style-name="gr6" draw:text-style-name="P5" draw:layer="layout" svg:width="0.451cm" svg:height="0.3cm" svg:x="3.69cm" svg:y="1.957cm" svg:viewBox="0 0 452 301" draw:points="452,152 0,0 0,301">
          <text:p/>
        </draw:polygon>
        <draw:line draw:style-name="gr5" draw:text-style-name="P2" draw:layer="layout" svg:x1="3.252cm" svg:y1="2.744cm" svg:x2="3.711cm" svg:y2="2.744cm">
          <text:p/>
        </draw:line>
        <draw:polygon draw:style-name="gr6" draw:text-style-name="P5" draw:layer="layout" svg:width="0.451cm" svg:height="0.3cm" svg:x="3.69cm" svg:y="2.592cm" svg:viewBox="0 0 452 301" draw:points="452,152 0,0 0,301">
          <text:p/>
        </draw:polygon>
        <draw:line draw:style-name="gr8" draw:text-style-name="P2" draw:layer="layout" svg:x1="2.109cm" svg:y1="1.474cm" svg:x2="3.379cm" svg:y2="1.474cm">
          <text:p/>
        </draw:line>
        <draw:line draw:style-name="gr8" draw:text-style-name="P2" draw:layer="layout" svg:x1="2.109cm" svg:y1="2.109cm" svg:x2="3.379cm" svg:y2="2.109cm">
          <text:p/>
        </draw:line>
        <draw:line draw:style-name="gr8" draw:text-style-name="P2" draw:layer="layout" svg:x1="2.109cm" svg:y1="2.744cm" svg:x2="3.252cm" svg:y2="2.744cm">
          <text:p/>
        </draw:line>
        <draw:frame draw:style-name="gr4" draw:text-style-name="P4" draw:layer="layout" svg:width="0.425cm" svg:height="0.352cm" svg:x="8.086cm" svg:y="1.852cm">
          <draw:text-box>
            <text:p text:style-name="P3"><text:span text:style-name="T1">C'</text:span></text:p>
          </draw:text-box>
        </draw:frame>
        <draw:frame draw:style-name="gr4" draw:text-style-name="P4" draw:layer="layout" svg:width="0.352cm" svg:height="0.352cm" svg:x="0.981cm" svg:y="1.217cm">
          <draw:text-box>
            <text:p text:style-name="P3"><text:span text:style-name="T1">A</text:span></text:p>
          </draw:text-box>
        </draw:frame>
        <draw:frame draw:style-name="gr4" draw:text-style-name="P4" draw:layer="layout" svg:width="0.425cm" svg:height="0.352cm" svg:x="4.223cm" svg:y="2.487cm">
          <draw:text-box>
            <text:p text:style-name="P3"><text:span text:style-name="T1">A'</text:span></text:p>
          </draw:text-box>
        </draw:frame>
        <draw:frame draw:style-name="gr4" draw:text-style-name="P4" draw:layer="layout" svg:width="0.352cm" svg:height="0.352cm" svg:x="0.967cm" svg:y="1.852cm">
          <draw:text-box>
            <text:p text:style-name="P3"><text:span text:style-name="T1">B</text:span></text:p>
          </draw:text-box>
        </draw:frame>
        <draw:frame draw:style-name="gr4" draw:text-style-name="P4" draw:layer="layout" svg:width="0.425cm" svg:height="0.352cm" svg:x="4.223cm" svg:y="1.217cm">
          <draw:text-box>
            <text:p text:style-name="P3"><text:span text:style-name="T1">B'</text:span></text:p>
          </draw:text-box>
        </draw:frame>
        <draw:frame draw:style-name="gr4" draw:text-style-name="P4" draw:layer="layout" svg:width="0.352cm" svg:height="0.352cm" svg:x="0.967cm" svg:y="2.487cm">
          <draw:text-box>
            <text:p text:style-name="P3"><text:span text:style-name="T1">C</text:span></text:p>
          </draw:text-box>
        </draw:frame>
        <draw:frame draw:style-name="gr4" draw:text-style-name="P4" draw:layer="layout" svg:width="0.425cm" svg:height="0.352cm" svg:x="4.223cm" svg:y="1.951cm">
          <draw:text-box>
            <text:p text:style-name="P3"><text:span text:style-name="T1">C'</text:span></text:p>
          </draw:text-box>
        </draw:frame>
        <draw:frame draw:style-name="gr4" draw:text-style-name="P4" draw:layer="layout" svg:width="0.637cm" svg:height="0.352cm" svg:x="12.397cm" svg:y="3.63cm">
          <draw:text-box>
            <text:p text:style-name="P3"><text:span text:style-name="T1">“</text:span><text:span text:style-name="T1">L”</text:span></text:p>
          </draw:text-box>
        </draw:frame>
        <draw:frame draw:style-name="gr4" draw:text-style-name="P4" draw:layer="layout" svg:width="0.637cm" svg:height="0.352cm" svg:x="16.397cm" svg:y="3.655cm">
          <draw:text-box>
            <text:p text:style-name="P3"><text:span text:style-name="T1">“</text:span><text:span text:style-name="T1">R”</text:span></text:p>
          </draw:text-box>
        </draw:frame>
        <draw:polygon draw:style-name="gr2" draw:text-style-name="P1" draw:layer="layout" svg:width="1.143cm" svg:height="2.54cm" svg:x="16.058cm" svg:y="0.839cm" svg:viewBox="0 0 1144 2541" draw:points="576,2541 0,2541 0,0 1144,0 1144,2541">
          <text:p/>
        </draw:polygon>
        <draw:line draw:style-name="gr5" draw:text-style-name="P2" draw:layer="layout" svg:x1="15.172cm" svg:y1="1.474cm" svg:x2="15.631cm" svg:y2="1.474cm">
          <text:p/>
        </draw:line>
        <draw:polygon draw:style-name="gr6" draw:text-style-name="P5" draw:layer="layout" svg:width="0.451cm" svg:height="0.3cm" svg:x="15.61cm" svg:y="1.322cm" svg:viewBox="0 0 452 301" draw:points="452,153 0,0 0,301">
          <text:p/>
        </draw:polygon>
        <draw:line draw:style-name="gr5" draw:text-style-name="P2" draw:layer="layout" svg:x1="15.172cm" svg:y1="2.109cm" svg:x2="15.631cm" svg:y2="2.109cm">
          <text:p/>
        </draw:line>
        <draw:polygon draw:style-name="gr6" draw:text-style-name="P5" draw:layer="layout" svg:width="0.451cm" svg:height="0.3cm" svg:x="15.61cm" svg:y="1.957cm" svg:viewBox="0 0 452 301" draw:points="452,152 0,0 0,301">
          <text:p/>
        </draw:polygon>
        <draw:line draw:style-name="gr5" draw:text-style-name="P2" draw:layer="layout" svg:x1="15.172cm" svg:y1="2.744cm" svg:x2="15.631cm" svg:y2="2.744cm">
          <text:p/>
        </draw:line>
        <draw:polygon draw:style-name="gr6" draw:text-style-name="P5" draw:layer="layout" svg:width="0.451cm" svg:height="0.3cm" svg:x="15.61cm" svg:y="2.592cm" svg:viewBox="0 0 452 301" draw:points="452,152 0,0 0,301">
          <text:p/>
        </draw:polygon>
        <draw:line draw:style-name="gr5" draw:text-style-name="P2" draw:layer="layout" svg:x1="17.204cm" svg:y1="1.474cm" svg:x2="17.663cm" svg:y2="1.474cm">
          <text:p/>
        </draw:line>
        <draw:polygon draw:style-name="gr6" draw:text-style-name="P5" draw:layer="layout" svg:width="0.451cm" svg:height="0.3cm" svg:x="17.642cm" svg:y="1.322cm" svg:viewBox="0 0 452 301" draw:points="452,153 0,0 0,301">
          <text:p/>
        </draw:polygon>
        <draw:line draw:style-name="gr5" draw:text-style-name="P2" draw:layer="layout" svg:x1="17.204cm" svg:y1="2.109cm" svg:x2="17.663cm" svg:y2="2.109cm">
          <text:p/>
        </draw:line>
        <draw:polygon draw:style-name="gr6" draw:text-style-name="P5" draw:layer="layout" svg:width="0.451cm" svg:height="0.3cm" svg:x="17.642cm" svg:y="1.957cm" svg:viewBox="0 0 452 301" draw:points="452,152 0,0 0,301">
          <text:p/>
        </draw:polygon>
        <draw:line draw:style-name="gr5" draw:text-style-name="P2" draw:layer="layout" svg:x1="17.204cm" svg:y1="2.744cm" svg:x2="17.663cm" svg:y2="2.744cm">
          <text:p/>
        </draw:line>
        <draw:polygon draw:style-name="gr6" draw:text-style-name="P5" draw:layer="layout" svg:width="0.451cm" svg:height="0.3cm" svg:x="17.642cm" svg:y="2.592cm" svg:viewBox="0 0 452 301" draw:points="452,152 0,0 0,301">
          <text:p/>
        </draw:polygon>
        <draw:line draw:style-name="gr8" draw:text-style-name="P2" draw:layer="layout" svg:x1="16.061cm" svg:y1="1.474cm" svg:x2="17.331cm" svg:y2="1.474cm">
          <text:p/>
        </draw:line>
        <draw:line draw:style-name="gr8" draw:text-style-name="P2" draw:layer="layout" svg:x1="16.061cm" svg:y1="2.109cm" svg:x2="17.331cm" svg:y2="2.109cm">
          <text:p/>
        </draw:line>
        <draw:line draw:style-name="gr8" draw:text-style-name="P2" draw:layer="layout" svg:x1="16.061cm" svg:y1="2.744cm" svg:x2="17.204cm" svg:y2="2.744cm">
          <text:p/>
        </draw:line>
        <draw:frame draw:style-name="gr4" draw:text-style-name="P4" draw:layer="layout" svg:width="1.06cm" svg:height="0.352cm" svg:x="4.015cm" svg:y="3.63cm">
          <draw:text-box>
            <text:p text:style-name="P3"><text:span text:style-name="T1">3-18w</text:span></text:p>
          </draw:text-box>
        </draw:frame>
        <draw:frame draw:style-name="gr4" draw:text-style-name="P4" draw:layer="layout" svg:width="0.352cm" svg:height="0.352cm" svg:x="14.933cm" svg:y="1.217cm">
          <draw:text-box>
            <text:p text:style-name="P3"><text:span text:style-name="T1">A</text:span></text:p>
          </draw:text-box>
        </draw:frame>
        <draw:frame draw:style-name="gr4" draw:text-style-name="P4" draw:layer="layout" svg:width="0.425cm" svg:height="0.352cm" svg:x="18.175cm" svg:y="1.217cm">
          <draw:text-box>
            <text:p text:style-name="P3"><text:span text:style-name="T1">A'</text:span></text:p>
          </draw:text-box>
        </draw:frame>
        <draw:frame draw:style-name="gr4" draw:text-style-name="P4" draw:layer="layout" svg:width="0.352cm" svg:height="0.352cm" svg:x="14.919cm" svg:y="1.852cm">
          <draw:text-box>
            <text:p text:style-name="P3"><text:span text:style-name="T1">B</text:span></text:p>
          </draw:text-box>
        </draw:frame>
        <draw:frame draw:style-name="gr4" draw:text-style-name="P4" draw:layer="layout" svg:width="0.425cm" svg:height="0.352cm" svg:x="18.193cm" svg:y="1.852cm">
          <draw:text-box>
            <text:p text:style-name="P3"><text:span text:style-name="T1">B'</text:span></text:p>
          </draw:text-box>
        </draw:frame>
        <draw:frame draw:style-name="gr4" draw:text-style-name="P4" draw:layer="layout" svg:width="0.352cm" svg:height="0.352cm" svg:x="14.919cm" svg:y="2.487cm">
          <draw:text-box>
            <text:p text:style-name="P3"><text:span text:style-name="T1">C</text:span></text:p>
          </draw:text-box>
        </draw:frame>
        <draw:polygon draw:style-name="gr2" draw:text-style-name="P1" draw:layer="layout" svg:width="1.143cm" svg:height="2.54cm" svg:x="12.139cm" svg:y="0.839cm" svg:viewBox="0 0 1144 2541" draw:points="571,2541 0,2541 0,0 1144,0 1144,2541">
          <text:p/>
        </draw:polygon>
        <draw:line draw:style-name="gr5" draw:text-style-name="P2" draw:layer="layout" svg:x1="11.253cm" svg:y1="1.474cm" svg:x2="11.712cm" svg:y2="1.474cm">
          <text:p/>
        </draw:line>
        <draw:polygon draw:style-name="gr6" draw:text-style-name="P5" draw:layer="layout" svg:width="0.451cm" svg:height="0.3cm" svg:x="11.691cm" svg:y="1.322cm" svg:viewBox="0 0 452 301" draw:points="452,153 0,0 0,301">
          <text:p/>
        </draw:polygon>
        <draw:line draw:style-name="gr5" draw:text-style-name="P2" draw:layer="layout" svg:x1="11.253cm" svg:y1="2.109cm" svg:x2="11.712cm" svg:y2="2.109cm">
          <text:p/>
        </draw:line>
        <draw:polygon draw:style-name="gr6" draw:text-style-name="P5" draw:layer="layout" svg:width="0.451cm" svg:height="0.3cm" svg:x="11.691cm" svg:y="1.957cm" svg:viewBox="0 0 452 301" draw:points="452,152 0,0 0,301">
          <text:p/>
        </draw:polygon>
        <draw:line draw:style-name="gr5" draw:text-style-name="P2" draw:layer="layout" svg:x1="11.253cm" svg:y1="2.744cm" svg:x2="11.712cm" svg:y2="2.744cm">
          <text:p/>
        </draw:line>
        <draw:polygon draw:style-name="gr6" draw:text-style-name="P5" draw:layer="layout" svg:width="0.451cm" svg:height="0.3cm" svg:x="11.691cm" svg:y="2.592cm" svg:viewBox="0 0 452 301" draw:points="452,152 0,0 0,301">
          <text:p/>
        </draw:polygon>
        <draw:line draw:style-name="gr5" draw:text-style-name="P2" draw:layer="layout" svg:x1="13.285cm" svg:y1="1.474cm" svg:x2="13.744cm" svg:y2="1.474cm">
          <text:p/>
        </draw:line>
        <draw:polygon draw:style-name="gr6" draw:text-style-name="P5" draw:layer="layout" svg:width="0.451cm" svg:height="0.3cm" svg:x="13.723cm" svg:y="1.322cm" svg:viewBox="0 0 452 301" draw:points="452,153 0,0 0,301">
          <text:p/>
        </draw:polygon>
        <draw:line draw:style-name="gr5" draw:text-style-name="P2" draw:layer="layout" svg:x1="13.285cm" svg:y1="2.109cm" svg:x2="13.744cm" svg:y2="2.109cm">
          <text:p/>
        </draw:line>
        <draw:polygon draw:style-name="gr6" draw:text-style-name="P5" draw:layer="layout" svg:width="0.451cm" svg:height="0.3cm" svg:x="13.723cm" svg:y="1.957cm" svg:viewBox="0 0 452 301" draw:points="452,152 0,0 0,301">
          <text:p/>
        </draw:polygon>
        <draw:line draw:style-name="gr5" draw:text-style-name="P2" draw:layer="layout" svg:x1="13.285cm" svg:y1="2.744cm" svg:x2="13.744cm" svg:y2="2.744cm">
          <text:p/>
        </draw:line>
        <draw:polygon draw:style-name="gr6" draw:text-style-name="P5" draw:layer="layout" svg:width="0.451cm" svg:height="0.3cm" svg:x="13.723cm" svg:y="2.592cm" svg:viewBox="0 0 452 301" draw:points="452,152 0,0 0,301">
          <text:p/>
        </draw:polygon>
        <draw:line draw:style-name="gr8" draw:text-style-name="P2" draw:layer="layout" svg:x1="12.132cm" svg:y1="2.745cm" svg:x2="13.276cm" svg:y2="1.474cm">
          <text:p/>
        </draw:line>
        <draw:line draw:style-name="gr8" draw:text-style-name="P2" draw:layer="layout" svg:x1="12.132cm" svg:y1="1.474cm" svg:x2="13.276cm" svg:y2="2.11cm">
          <text:p/>
        </draw:line>
        <draw:line draw:style-name="gr8" draw:text-style-name="P2" draw:layer="layout" svg:x1="12.132cm" svg:y1="2.109cm" svg:x2="13.286cm" svg:y2="2.745cm">
          <text:p/>
        </draw:line>
        <draw:frame draw:style-name="gr4" draw:text-style-name="P4" draw:layer="layout" svg:width="0.425cm" svg:height="0.352cm" svg:x="18.193cm" svg:y="2.487cm">
          <draw:text-box>
            <text:p text:style-name="P3"><text:span text:style-name="T1">C'</text:span></text:p>
          </draw:text-box>
        </draw:frame>
        <draw:frame draw:style-name="gr4" draw:text-style-name="P4" draw:layer="layout" svg:width="0.352cm" svg:height="0.352cm" svg:x="11.014cm" svg:y="1.217cm">
          <draw:text-box>
            <text:p text:style-name="P3"><text:span text:style-name="T1">A</text:span></text:p>
          </draw:text-box>
        </draw:frame>
        <draw:frame draw:style-name="gr4" draw:text-style-name="P4" draw:layer="layout" svg:width="0.425cm" svg:height="0.352cm" svg:x="14.256cm" svg:y="1.217cm">
          <draw:text-box>
            <text:p text:style-name="P3"><text:span text:style-name="T1">A'</text:span></text:p>
          </draw:text-box>
        </draw:frame>
        <draw:frame draw:style-name="gr4" draw:text-style-name="P4" draw:layer="layout" svg:width="0.352cm" svg:height="0.352cm" svg:x="11cm" svg:y="1.852cm">
          <draw:text-box>
            <text:p text:style-name="P3"><text:span text:style-name="T1">B</text:span></text:p>
          </draw:text-box>
        </draw:frame>
        <draw:frame draw:style-name="gr4" draw:text-style-name="P4" draw:layer="layout" svg:width="0.425cm" svg:height="0.352cm" svg:x="14.273cm" svg:y="1.852cm">
          <draw:text-box>
            <text:p text:style-name="P3"><text:span text:style-name="T1">B'</text:span></text:p>
          </draw:text-box>
        </draw:frame>
        <draw:frame draw:style-name="gr4" draw:text-style-name="P4" draw:layer="layout" svg:width="0.352cm" svg:height="0.352cm" svg:x="11cm" svg:y="2.487cm">
          <draw:text-box>
            <text:p text:style-name="P3"><text:span text:style-name="T1">C</text:span></text:p>
          </draw:text-box>
        </draw:frame>
        <draw:frame draw:style-name="gr4" draw:text-style-name="P4" draw:layer="layout" svg:width="0.425cm" svg:height="0.352cm" svg:x="14.273cm" svg:y="2.487cm">
          <draw:text-box>
            <text:p text:style-name="P3"><text:span text:style-name="T1">C'</text:span></text:p>
          </draw:text-box>
        </draw:frame>
        <draw:frame draw:style-name="gr4" draw:text-style-name="P4" draw:layer="layout" svg:width="0.637cm" svg:height="0.352cm" svg:x="14.238cm" svg:y="3.63cm">
          <draw:text-box>
            <text:p text:style-name="P3"><text:span text:style-name="T1">3-3</text:span></text:p>
          </draw:text-box>
        </draw:frame>
        <draw:frame draw:style-name="gr4" draw:text-style-name="P4" draw:layer="layout" svg:width="0.637cm" svg:height="0.352cm" svg:x="2.261cm" svg:y="3.63cm">
          <draw:text-box>
            <text:p text:style-name="P3"><text:span text:style-name="T1">“</text:span><text:span text:style-name="T1">L”</text:span></text:p>
          </draw:text-box>
        </draw:frame>
        <draw:frame draw:style-name="gr4" draw:text-style-name="P4" draw:layer="layout" svg:width="0.637cm" svg:height="0.352cm" svg:x="6.262cm" svg:y="3.655cm">
          <draw:text-box>
            <text:p text:style-name="P3"><text:span text:style-name="T1">“</text:span><text:span text:style-name="T1">R”</text:span></text:p>
          </draw:text-box>
        </draw:frame>
        <draw:frame draw:style-name="gr4" draw:text-style-name="P4" draw:layer="layout" svg:width="18.84cm" svg:height="0.352cm" svg:x="0.84cm" svg:y="4.646cm">
          <draw:text-box>
            <text:p text:style-name="P3"><text:span text:style-name="T1">Fig. 3: RLEMs 3-18w (left) and 3-3 (right). Wire-equivalent RLEMs behave as if they were </text:span></text:p>
          </draw:text-box>
        </draw:frame>
        <draw:frame draw:style-name="gr4" draw:text-style-name="P4" draw:layer="layout" svg:width="18.205cm" svg:height="0.352cm" svg:x="0.84cm" svg:y="4.995cm">
          <draw:text-box>
            <text:p text:style-name="P3"><text:span text:style-name="T1">their active RLEM counterparts, fixed in a particular memory state. 3-18w is the wire-</text:span></text:p>
          </draw:text-box>
        </draw:frame>
        <draw:frame draw:style-name="gr4" draw:text-style-name="P4" draw:layer="layout" svg:width="10.797cm" svg:height="0.352cm" svg:x="0.84cm" svg:y="5.348cm">
          <draw:text-box>
            <text:p text:style-name="P3"><text:span text:style-name="T1">equivalent (non-transitioning) counterpart of 3-18.</text:span></text:p>
          </draw:text-box>
        </draw:frame>
        <draw:polygon draw:style-name="gr2" draw:text-style-name="P1" draw:layer="layout" svg:width="1.143cm" svg:height="2.54cm" svg:x="6.17cm" svg:y="6.808cm" svg:viewBox="0 0 1144 2541" draw:points="572,2541 0,2541 0,0 1144,0 1144,2541">
          <text:p/>
        </draw:polygon>
        <draw:line draw:style-name="gr5" draw:text-style-name="P2" draw:layer="layout" svg:x1="5.274cm" svg:y1="7.443cm" svg:x2="5.732cm" svg:y2="7.443cm">
          <text:p/>
        </draw:line>
        <draw:polygon draw:style-name="gr6" draw:text-style-name="P5" draw:layer="layout" svg:width="0.452cm" svg:height="0.3cm" svg:x="5.711cm" svg:y="7.291cm" svg:viewBox="0 0 453 301" draw:points="453,153 0,0 0,301">
          <text:p/>
        </draw:polygon>
        <draw:line draw:style-name="gr5" draw:text-style-name="P2" draw:layer="layout" svg:x1="5.274cm" svg:y1="8.078cm" svg:x2="5.732cm" svg:y2="8.078cm">
          <text:p/>
        </draw:line>
        <draw:polygon draw:style-name="gr6" draw:text-style-name="P5" draw:layer="layout" svg:width="0.452cm" svg:height="0.3cm" svg:x="5.711cm" svg:y="7.926cm" svg:viewBox="0 0 453 301" draw:points="453,152 0,0 0,301">
          <text:p/>
        </draw:polygon>
        <draw:line draw:style-name="gr5" draw:text-style-name="P2" draw:layer="layout" svg:x1="5.274cm" svg:y1="8.713cm" svg:x2="5.732cm" svg:y2="8.713cm">
          <text:p/>
        </draw:line>
        <draw:polygon draw:style-name="gr6" draw:text-style-name="P5" draw:layer="layout" svg:width="0.452cm" svg:height="0.3cm" svg:x="5.711cm" svg:y="8.561cm" svg:viewBox="0 0 453 301" draw:points="453,152 0,0 0,301">
          <text:p/>
        </draw:polygon>
        <draw:line draw:style-name="gr5" draw:text-style-name="P2" draw:layer="layout" svg:x1="7.306cm" svg:y1="7.443cm" svg:x2="7.764cm" svg:y2="7.443cm">
          <text:p/>
        </draw:line>
        <draw:polygon draw:style-name="gr6" draw:text-style-name="P5" draw:layer="layout" svg:width="0.452cm" svg:height="0.3cm" svg:x="7.743cm" svg:y="7.291cm" svg:viewBox="0 0 453 301" draw:points="453,153 0,0 0,301">
          <text:p/>
        </draw:polygon>
        <draw:frame draw:style-name="gr4" draw:text-style-name="P4" draw:layer="layout" svg:width="0.352cm" svg:height="0.352cm" svg:x="5.02cm" svg:y="7.821cm">
          <draw:text-box>
            <text:p text:style-name="P3"><text:span text:style-name="T1">A</text:span></text:p>
          </draw:text-box>
        </draw:frame>
        <draw:line draw:style-name="gr7" draw:text-style-name="P2" draw:layer="layout" svg:x1="7.316cm" svg:y1="8.078cm" svg:x2="8.84cm" svg:y2="8.078cm">
          <text:p/>
        </draw:line>
        <draw:line draw:style-name="gr7" draw:text-style-name="P2" draw:layer="layout" svg:x1="8.84cm" svg:y1="8.078cm" svg:x2="8.84cm" svg:y2="6.3cm">
          <text:p/>
        </draw:line>
        <draw:line draw:style-name="gr7" draw:text-style-name="P2" draw:layer="layout" svg:x1="8.84cm" svg:y1="6.3cm" svg:x2="0.712cm" svg:y2="6.3cm">
          <text:p/>
        </draw:line>
        <draw:line draw:style-name="gr7" draw:text-style-name="P2" draw:layer="layout" svg:x1="0.712cm" svg:y1="6.3cm" svg:x2="0.712cm" svg:y2="8.078cm">
          <text:p/>
        </draw:line>
        <draw:line draw:style-name="gr7" draw:text-style-name="P2" draw:layer="layout" svg:x1="0.712cm" svg:y1="8.078cm" svg:x2="1.601cm" svg:y2="8.078cm">
          <text:p/>
        </draw:line>
        <draw:line draw:style-name="gr7" draw:text-style-name="P2" draw:layer="layout" svg:x1="1.347cm" svg:y1="8.713cm" svg:x2="1.347cm" svg:y2="9.602cm">
          <text:p/>
        </draw:line>
        <draw:line draw:style-name="gr7" draw:text-style-name="P2" draw:layer="layout" svg:x1="1.347cm" svg:y1="9.602cm" svg:x2="7.951cm" svg:y2="9.602cm">
          <text:p/>
        </draw:line>
        <draw:line draw:style-name="gr7" draw:text-style-name="P2" draw:layer="layout" svg:x1="7.316cm" svg:y1="8.713cm" svg:x2="7.951cm" svg:y2="8.713cm">
          <text:p/>
        </draw:line>
        <draw:line draw:style-name="gr7" draw:text-style-name="P2" draw:layer="layout" svg:x1="7.951cm" svg:y1="8.713cm" svg:x2="7.951cm" svg:y2="9.602cm">
          <text:p/>
        </draw:line>
        <draw:line draw:style-name="gr7" draw:text-style-name="P2" draw:layer="layout" svg:x1="3.379cm" svg:y1="8.713cm" svg:x2="5.284cm" svg:y2="8.713cm">
          <text:p/>
        </draw:line>
        <draw:line draw:style-name="gr7" draw:text-style-name="P2" draw:layer="layout" svg:x1="3.379cm" svg:y1="7.952cm" svg:x2="5.285cm" svg:y2="7.443cm">
          <text:p/>
        </draw:line>
        <draw:polygon draw:style-name="gr2" draw:text-style-name="P1" draw:layer="layout" svg:width="1.143cm" svg:height="2.54cm" svg:x="2.226cm" svg:y="6.808cm" svg:viewBox="0 0 1144 2541" draw:points="571,2541 0,2541 0,0 1144,0 1144,2541">
          <text:p/>
        </draw:polygon>
        <draw:line draw:style-name="gr5" draw:text-style-name="P2" draw:layer="layout" svg:x1="1.337cm" svg:y1="7.443cm" svg:x2="1.795cm" svg:y2="7.443cm">
          <text:p/>
        </draw:line>
        <draw:polygon draw:style-name="gr6" draw:text-style-name="P5" draw:layer="layout" svg:width="0.452cm" svg:height="0.3cm" svg:x="1.774cm" svg:y="7.291cm" svg:viewBox="0 0 453 301" draw:points="453,153 0,0 0,301">
          <text:p/>
        </draw:polygon>
        <draw:line draw:style-name="gr5" draw:text-style-name="P2" draw:layer="layout" svg:x1="1.337cm" svg:y1="8.078cm" svg:x2="1.795cm" svg:y2="8.078cm">
          <text:p/>
        </draw:line>
        <draw:polygon draw:style-name="gr6" draw:text-style-name="P5" draw:layer="layout" svg:width="0.452cm" svg:height="0.3cm" svg:x="1.774cm" svg:y="7.926cm" svg:viewBox="0 0 453 301" draw:points="453,152 0,0 0,301">
          <text:p/>
        </draw:polygon>
        <draw:line draw:style-name="gr5" draw:text-style-name="P2" draw:layer="layout" svg:x1="1.337cm" svg:y1="8.713cm" svg:x2="1.795cm" svg:y2="8.713cm">
          <text:p/>
        </draw:line>
        <draw:polygon draw:style-name="gr6" draw:text-style-name="P5" draw:layer="layout" svg:width="0.452cm" svg:height="0.3cm" svg:x="1.774cm" svg:y="8.561cm" svg:viewBox="0 0 453 301" draw:points="453,152 0,0 0,301">
          <text:p/>
        </draw:polygon>
        <draw:line draw:style-name="gr5" draw:text-style-name="P2" draw:layer="layout" svg:x1="3.369cm" svg:y1="7.443cm" svg:x2="3.827cm" svg:y2="7.443cm">
          <text:p/>
        </draw:line>
        <draw:polygon draw:style-name="gr6" draw:text-style-name="P5" draw:layer="layout" svg:width="0.452cm" svg:height="0.3cm" svg:x="3.806cm" svg:y="7.291cm" svg:viewBox="0 0 453 301" draw:points="453,153 0,0 0,301">
          <text:p/>
        </draw:polygon>
        <draw:frame draw:style-name="gr4" draw:text-style-name="P4" draw:layer="layout" svg:width="0.352cm" svg:height="0.352cm" svg:x="8.188cm" svg:y="7.186cm">
          <draw:text-box>
            <text:p text:style-name="P3"><text:span text:style-name="T1">T</text:span></text:p>
          </draw:text-box>
        </draw:frame>
        <draw:frame draw:style-name="gr4" draw:text-style-name="P4" draw:layer="layout" svg:width="0.352cm" svg:height="0.352cm" svg:x="1.094cm" svg:y="7.186cm">
          <draw:text-box>
            <text:p text:style-name="P3"><text:span text:style-name="T1">B</text:span></text:p>
          </draw:text-box>
        </draw:frame>
        <draw:frame draw:style-name="gr4" draw:text-style-name="P4" draw:layer="layout" svg:width="0.352cm" svg:height="0.352cm" svg:x="4.343cm" svg:y="7.186cm">
          <draw:text-box>
            <text:p text:style-name="P3"><text:span text:style-name="T1">S</text:span></text:p>
          </draw:text-box>
        </draw:frame>
        <draw:polygon draw:style-name="gr2" draw:text-style-name="P1" draw:layer="layout" svg:width="1.143cm" svg:height="2.54cm" svg:x="4.011cm" svg:y="10.618cm" svg:viewBox="0 0 1144 2541" draw:points="571,2541 0,2541 0,0 1144,0 1144,2541">
          <text:p/>
        </draw:polygon>
        <draw:line draw:style-name="gr5" draw:text-style-name="P2" draw:layer="layout" svg:x1="3.125cm" svg:y1="11.253cm" svg:x2="3.584cm" svg:y2="11.253cm">
          <text:p/>
        </draw:line>
        <draw:polygon draw:style-name="gr6" draw:text-style-name="P5" draw:layer="layout" svg:width="0.451cm" svg:height="0.3cm" svg:x="3.563cm" svg:y="11.101cm" svg:viewBox="0 0 452 301" draw:points="452,153 0,0 0,301">
          <text:p/>
        </draw:polygon>
        <draw:line draw:style-name="gr5" draw:text-style-name="P2" draw:layer="layout" svg:x1="3.125cm" svg:y1="11.888cm" svg:x2="3.584cm" svg:y2="11.888cm">
          <text:p/>
        </draw:line>
        <draw:polygon draw:style-name="gr6" draw:text-style-name="P5" draw:layer="layout" svg:width="0.451cm" svg:height="0.3cm" svg:x="3.563cm" svg:y="11.736cm" svg:viewBox="0 0 452 301" draw:points="452,153 0,0 0,301">
          <text:p/>
        </draw:polygon>
        <draw:line draw:style-name="gr5" draw:text-style-name="P2" draw:layer="layout" svg:x1="3.125cm" svg:y1="12.523cm" svg:x2="3.584cm" svg:y2="12.523cm">
          <text:p/>
        </draw:line>
        <draw:polygon draw:style-name="gr6" draw:text-style-name="P5" draw:layer="layout" svg:width="0.451cm" svg:height="0.3cm" svg:x="3.563cm" svg:y="12.371cm" svg:viewBox="0 0 452 301" draw:points="452,153 0,0 0,301">
          <text:p/>
        </draw:polygon>
        <draw:line draw:style-name="gr5" draw:text-style-name="P2" draw:layer="layout" svg:x1="5.157cm" svg:y1="11.888cm" svg:x2="5.616cm" svg:y2="11.888cm">
          <text:p/>
        </draw:line>
        <draw:polygon draw:style-name="gr6" draw:text-style-name="P5" draw:layer="layout" svg:width="0.451cm" svg:height="0.3cm" svg:x="5.595cm" svg:y="11.736cm" svg:viewBox="0 0 452 301" draw:points="452,153 0,0 0,301">
          <text:p/>
        </draw:polygon>
        <draw:line draw:style-name="gr5" draw:text-style-name="P2" draw:layer="layout" svg:x1="5.157cm" svg:y1="12.523cm" svg:x2="5.616cm" svg:y2="12.523cm">
          <text:p/>
        </draw:line>
        <draw:polygon draw:style-name="gr6" draw:text-style-name="P5" draw:layer="layout" svg:width="0.451cm" svg:height="0.3cm" svg:x="5.595cm" svg:y="12.371cm" svg:viewBox="0 0 452 301" draw:points="452,153 0,0 0,301">
          <text:p/>
        </draw:polygon>
        <draw:frame draw:style-name="gr4" draw:text-style-name="P4" draw:layer="layout" svg:width="2.542cm" svg:height="0.352cm" svg:x="3.5cm" svg:y="9.698cm">
          <draw:text-box>
            <text:p text:style-name="P3"><text:span text:style-name="T1">2-3 via 3-18</text:span></text:p>
          </draw:text-box>
        </draw:frame>
        <draw:frame draw:style-name="gr4" draw:text-style-name="P4" draw:layer="layout" svg:width="0.352cm" svg:height="0.352cm" svg:x="6.128cm" svg:y="12.266cm">
          <draw:text-box>
            <text:p text:style-name="P3"><text:span text:style-name="T1">T</text:span></text:p>
          </draw:text-box>
        </draw:frame>
        <draw:frame draw:style-name="gr4" draw:text-style-name="P4" draw:layer="layout" svg:width="0.352cm" svg:height="0.352cm" svg:x="2.872cm" svg:y="11.631cm">
          <draw:text-box>
            <text:p text:style-name="P3"><text:span text:style-name="T1">A</text:span></text:p>
          </draw:text-box>
        </draw:frame>
        <draw:frame draw:style-name="gr4" draw:text-style-name="P4" draw:layer="layout" svg:width="0.352cm" svg:height="0.352cm" svg:x="2.872cm" svg:y="12.266cm">
          <draw:text-box>
            <text:p text:style-name="P3"><text:span text:style-name="T1">B</text:span></text:p>
          </draw:text-box>
        </draw:frame>
        <draw:line draw:style-name="gr7" draw:text-style-name="P2" draw:layer="layout" svg:x1="5.284cm" svg:y1="11.253cm" svg:x2="5.792cm" svg:y2="11.253cm">
          <text:p/>
        </draw:line>
        <draw:line draw:style-name="gr7" draw:text-style-name="P2" draw:layer="layout" svg:x1="5.792cm" svg:y1="11.253cm" svg:x2="5.792cm" svg:y2="10.364cm">
          <text:p/>
        </draw:line>
        <draw:line draw:style-name="gr7" draw:text-style-name="P2" draw:layer="layout" svg:x1="5.792cm" svg:y1="10.364cm" svg:x2="3.125cm" svg:y2="10.364cm">
          <text:p/>
        </draw:line>
        <draw:line draw:style-name="gr7" draw:text-style-name="P2" draw:layer="layout" svg:x1="3.125cm" svg:y1="10.364cm" svg:x2="3.125cm" svg:y2="11.253cm">
          <text:p/>
        </draw:line>
        <draw:frame draw:style-name="gr4" draw:text-style-name="P4" draw:layer="layout" svg:width="0.352cm" svg:height="0.352cm" svg:x="6.128cm" svg:y="11.73cm">
          <draw:text-box>
            <text:p text:style-name="P3"><text:span text:style-name="T1">S</text:span></text:p>
          </draw:text-box>
        </draw:frame>
        <draw:frame draw:style-name="gr4" draw:text-style-name="P4" draw:layer="layout" svg:width="2.542cm" svg:height="0.352cm" svg:x="3.507cm" svg:y="13.409cm">
          <draw:text-box>
            <text:p text:style-name="P3"><text:span text:style-name="T1">2-4 via 3-18</text:span></text:p>
          </draw:text-box>
        </draw:frame>
        <draw:frame draw:style-name="gr4" draw:text-style-name="P4" draw:layer="layout" svg:width="0.352cm" svg:height="0.352cm" svg:x="4.474cm" svg:y="11.695cm">
          <draw:text-box>
            <text:p text:style-name="P3"><text:span text:style-name="T1">1</text:span></text:p>
          </draw:text-box>
        </draw:frame>
        <draw:frame draw:style-name="gr4" draw:text-style-name="P4" draw:layer="layout" svg:width="0.352cm" svg:height="0.352cm" svg:x="2.667cm" svg:y="7.814cm">
          <draw:text-box>
            <text:p text:style-name="P3"><text:span text:style-name="T1">1</text:span></text:p>
          </draw:text-box>
        </draw:frame>
        <draw:frame draw:style-name="gr4" draw:text-style-name="P4" draw:layer="layout" svg:width="0.352cm" svg:height="0.352cm" svg:x="6.604cm" svg:y="7.885cm">
          <draw:text-box>
            <text:p text:style-name="P3"><text:span text:style-name="T1">2</text:span></text:p>
          </draw:text-box>
        </draw:frame>
        <draw:g>
          <draw:g>
            <draw:line draw:style-name="gr9" draw:text-style-name="P6" draw:layer="layout" svg:x1="4.063cm" svg:y1="16.799cm" svg:x2="3.427cm" svg:y2="15.698cm">
              <text:p/>
            </draw:line>
            <draw:line draw:style-name="gr10" draw:text-style-name="P6" draw:layer="layout" svg:x1="3.427cm" svg:y1="15.699cm" svg:x2="4.063cm" svg:y2="14.598cm">
              <text:p/>
            </draw:line>
            <draw:line draw:style-name="gr11" draw:text-style-name="P6" draw:layer="layout" svg:x1="5.968cm" svg:y1="17.899cm" svg:x2="5.332cm" svg:y2="16.798cm">
              <text:p/>
            </draw:line>
            <draw:line draw:style-name="gr12" draw:text-style-name="P6" draw:layer="layout" svg:x1="5.332cm" svg:y1="16.799cm" svg:x2="5.968cm" svg:y2="15.698cm">
              <text:p/>
            </draw:line>
            <draw:line draw:style-name="gr13" draw:text-style-name="P6" draw:layer="layout" svg:x1="5.968cm" svg:y1="15.699cm" svg:x2="5.332cm" svg:y2="14.598cm">
              <text:p/>
            </draw:line>
            <draw:line draw:style-name="gr14" draw:text-style-name="P6" draw:layer="layout" svg:x1="5.332cm" svg:y1="16.798cm" svg:x2="4.062cm" svg:y2="16.798cm">
              <text:p/>
            </draw:line>
            <draw:line draw:style-name="gr15" draw:text-style-name="P6" draw:layer="layout" svg:x1="5.332cm" svg:y1="14.598cm" svg:x2="4.062cm" svg:y2="14.598cm">
              <text:p/>
            </draw:line>
            <draw:frame draw:style-name="gr16" draw:text-style-name="P8" draw:layer="layout" svg:width="1.349cm" svg:height="0.758cm" svg:x="5.345cm" svg:y="16.666cm">
              <draw:text-box>
                <text:p text:style-name="P7"><text:span text:style-name="T2">A</text:span></text:p>
              </draw:text-box>
            </draw:frame>
            <draw:line draw:style-name="gr17" draw:text-style-name="P6" draw:layer="layout" svg:x1="3.428cm" svg:y1="17.909cm" svg:x2="4.064cm" svg:y2="16.808cm">
              <text:p/>
            </draw:line>
            <draw:line draw:style-name="gr18" draw:text-style-name="P6" draw:layer="layout" svg:x1="3.429cm" svg:y1="17.909cm" svg:x2="2.159cm" svg:y2="17.909cm">
              <text:p/>
            </draw:line>
            <draw:frame draw:style-name="gr19" draw:text-style-name="P8" draw:layer="layout" svg:width="0.714cm" svg:height="0.758cm" svg:x="4.89cm" svg:y="16.924cm">
              <draw:text-box>
                <text:p text:style-name="P7"><text:span text:style-name="T2">T</text:span></text:p>
              </draw:text-box>
            </draw:frame>
            <draw:frame draw:style-name="gr20" draw:text-style-name="P6" draw:layer="layout" svg:width="0.714cm" svg:height="0.758cm" svg:x="3.858cm" svg:y="16.258cm">
              <draw:text-box>
                <text:p text:style-name="P9"><text:span text:style-name="T3">L</text:span></text:p>
              </draw:text-box>
            </draw:frame>
            <draw:frame draw:style-name="gr21" draw:text-style-name="P6" draw:layer="layout" svg:width="0.714cm" svg:height="0.758cm" svg:x="5.382cm" svg:y="15.373cm">
              <draw:text-box>
                <text:p text:style-name="P9"><text:span text:style-name="T3">L</text:span></text:p>
              </draw:text-box>
            </draw:frame>
            <draw:frame draw:style-name="gr22" draw:text-style-name="P6" draw:layer="layout" svg:width="0.714cm" svg:height="0.758cm" svg:x="4.874cm" svg:y="14.484cm">
              <draw:text-box>
                <text:p text:style-name="P9"><text:span text:style-name="T3">L</text:span></text:p>
              </draw:text-box>
            </draw:frame>
            <draw:frame draw:style-name="gr23" draw:text-style-name="P6" draw:layer="layout" svg:width="0.714cm" svg:height="0.758cm" svg:x="3.858cm" svg:y="14.48cm">
              <draw:text-box>
                <text:p text:style-name="P9"><text:span text:style-name="T3">L</text:span></text:p>
              </draw:text-box>
            </draw:frame>
            <draw:frame draw:style-name="gr24" draw:text-style-name="P6" draw:layer="layout" svg:width="0.714cm" svg:height="0.758cm" svg:x="3.302cm" svg:y="15.496cm">
              <draw:text-box>
                <text:p text:style-name="P9"><text:span text:style-name="T3">L</text:span></text:p>
              </draw:text-box>
            </draw:frame>
            <draw:frame draw:style-name="gr25" draw:text-style-name="P6" draw:layer="layout" svg:width="0.714cm" svg:height="0.758cm" svg:x="3.202cm" svg:y="17.813cm">
              <draw:text-box>
                <text:p text:style-name="P10"><text:span text:style-name="T3">R</text:span></text:p>
              </draw:text-box>
            </draw:frame>
            <draw:frame draw:style-name="gr26" draw:text-style-name="P8" draw:layer="layout" svg:width="0.714cm" svg:height="0.758cm" svg:x="2.715cm" svg:y="17.405cm">
              <draw:text-box>
                <text:p text:style-name="P7"><text:span text:style-name="T2">S</text:span></text:p>
              </draw:text-box>
            </draw:frame>
            <draw:line draw:style-name="gr27" draw:text-style-name="P6" draw:layer="layout" svg:x1="7.239cm" svg:y1="15.723cm" svg:x2="5.969cm" svg:y2="15.723cm">
              <text:p/>
            </draw:line>
            <draw:frame draw:style-name="gr28" draw:text-style-name="P6" draw:layer="layout" svg:width="0.714cm" svg:height="0.758cm" svg:x="6.985cm" svg:y="15.6cm">
              <draw:text-box>
                <text:p text:style-name="P9"><text:span text:style-name="T3">R</text:span></text:p>
              </draw:text-box>
            </draw:frame>
            <draw:line draw:style-name="gr29" draw:text-style-name="P6" draw:layer="layout" svg:x1="7.239cm" svg:y1="15.723cm" svg:x2="7.875cm" svg:y2="14.622cm">
              <text:p/>
            </draw:line>
            <draw:frame draw:style-name="gr30" draw:text-style-name="P8" draw:layer="layout" svg:width="1.349cm" svg:height="0.758cm" svg:x="6.85cm" svg:y="14.838cm">
              <draw:text-box>
                <text:p text:style-name="P7"><text:span text:style-name="T2">B</text:span></text:p>
              </draw:text-box>
            </draw:frame>
          </draw:g>
          <draw:frame draw:style-name="gr4" draw:text-style-name="P4" draw:layer="layout" svg:width="6.987cm" svg:height="0.352cm" svg:x="1.582cm" svg:y="18.571cm">
            <draw:text-box>
              <text:p text:style-name="P3"><text:span text:style-name="T1">2-4 via triangular 3-18 and 3-18w</text:span></text:p>
            </draw:text-box>
          </draw:frame>
          <draw:frame draw:style-name="gr4" draw:text-style-name="P12" draw:layer="layout" svg:width="0.352cm" svg:height="0.352cm" svg:x="5.11cm" svg:y="16.43cm">
            <draw:text-box>
              <text:p text:style-name="P11"><text:span text:style-name="T4">1</text:span></text:p>
            </draw:text-box>
          </draw:frame>
        </draw:g>
        <draw:g>
          <draw:line draw:style-name="gr31" draw:text-style-name="P2" draw:layer="layout" svg:x1="11.865cm" svg:y1="13.042cm" svg:x2="11.229cm" svg:y2="11.941cm">
            <text:p/>
          </draw:line>
          <draw:line draw:style-name="gr31" draw:text-style-name="P2" draw:layer="layout" svg:x1="11.229cm" svg:y1="11.942cm" svg:x2="11.865cm" svg:y2="10.841cm">
            <text:p/>
          </draw:line>
          <draw:line draw:style-name="gr31" draw:text-style-name="P2" draw:layer="layout" svg:x1="11.865cm" svg:y1="10.842cm" svg:x2="11.229cm" svg:y2="9.741cm">
            <text:p/>
          </draw:line>
          <draw:line draw:style-name="gr31" draw:text-style-name="P2" draw:layer="layout" svg:x1="11.229cm" svg:y1="9.741cm" svg:x2="9.959cm" svg:y2="9.741cm">
            <text:p/>
          </draw:line>
          <draw:line draw:style-name="gr31" draw:text-style-name="P2" draw:layer="layout" svg:x1="15.675cm" svg:y1="15.241cm" svg:x2="15.039cm" svg:y2="14.14cm">
            <text:p/>
          </draw:line>
          <draw:line draw:style-name="gr31" draw:text-style-name="P2" draw:layer="layout" svg:x1="15.039cm" svg:y1="14.14cm" svg:x2="13.769cm" svg:y2="14.14cm">
            <text:p/>
          </draw:line>
          <draw:line draw:style-name="gr31" draw:text-style-name="P2" draw:layer="layout" svg:x1="15.039cm" svg:y1="14.141cm" svg:x2="15.675cm" svg:y2="13.041cm">
            <text:p/>
          </draw:line>
          <draw:line draw:style-name="gr31" draw:text-style-name="P2" draw:layer="layout" svg:x1="15.675cm" svg:y1="13.042cm" svg:x2="15.039cm" svg:y2="11.941cm">
            <text:p/>
          </draw:line>
          <draw:line draw:style-name="gr31" draw:text-style-name="P2" draw:layer="layout" svg:x1="15.039cm" svg:y1="11.941cm" svg:x2="13.769cm" svg:y2="11.941cm">
            <text:p/>
          </draw:line>
          <draw:line draw:style-name="gr31" draw:text-style-name="P2" draw:layer="layout" svg:x1="13.77cm" svg:y1="14.141cm" svg:x2="13.134cm" svg:y2="13.041cm">
            <text:p/>
          </draw:line>
          <draw:line draw:style-name="gr31" draw:text-style-name="P2" draw:layer="layout" svg:x1="13.134cm" svg:y1="13.042cm" svg:x2="13.77cm" svg:y2="11.941cm">
            <text:p/>
          </draw:line>
          <draw:line draw:style-name="gr31" draw:text-style-name="P2" draw:layer="layout" svg:x1="15.039cm" svg:y1="11.942cm" svg:x2="15.675cm" svg:y2="10.841cm">
            <text:p/>
          </draw:line>
          <draw:line draw:style-name="gr31" draw:text-style-name="P2" draw:layer="layout" svg:x1="15.675cm" svg:y1="10.842cm" svg:x2="15.039cm" svg:y2="9.741cm">
            <text:p/>
          </draw:line>
          <draw:line draw:style-name="gr31" draw:text-style-name="P2" draw:layer="layout" svg:x1="15.039cm" svg:y1="9.741cm" svg:x2="13.769cm" svg:y2="9.741cm">
            <text:p/>
          </draw:line>
          <draw:line draw:style-name="gr31" draw:text-style-name="P2" draw:layer="layout" svg:x1="13.77cm" svg:y1="11.942cm" svg:x2="13.134cm" svg:y2="10.841cm">
            <text:p/>
          </draw:line>
          <draw:line draw:style-name="gr31" draw:text-style-name="P2" draw:layer="layout" svg:x1="13.134cm" svg:y1="10.842cm" svg:x2="13.77cm" svg:y2="9.741cm">
            <text:p/>
          </draw:line>
          <draw:line draw:style-name="gr31" draw:text-style-name="P2" draw:layer="layout" svg:x1="15.039cm" svg:y1="9.742cm" svg:x2="15.675cm" svg:y2="8.641cm">
            <text:p/>
          </draw:line>
          <draw:line draw:style-name="gr31" draw:text-style-name="P2" draw:layer="layout" svg:x1="15.675cm" svg:y1="8.642cm" svg:x2="15.039cm" svg:y2="7.542cm">
            <text:p/>
          </draw:line>
          <draw:line draw:style-name="gr31" draw:text-style-name="P2" draw:layer="layout" svg:x1="13.77cm" svg:y1="9.742cm" svg:x2="13.134cm" svg:y2="8.641cm">
            <text:p/>
          </draw:line>
          <draw:line draw:style-name="gr31" draw:text-style-name="P2" draw:layer="layout" svg:x1="13.134cm" svg:y1="8.642cm" svg:x2="13.77cm" svg:y2="7.542cm">
            <text:p/>
          </draw:line>
          <draw:line draw:style-name="gr31" draw:text-style-name="P2" draw:layer="layout" svg:x1="19.485cm" svg:y1="15.241cm" svg:x2="18.849cm" svg:y2="14.14cm">
            <text:p/>
          </draw:line>
          <draw:line draw:style-name="gr31" draw:text-style-name="P2" draw:layer="layout" svg:x1="18.849cm" svg:y1="14.14cm" svg:x2="17.579cm" svg:y2="14.14cm">
            <text:p/>
          </draw:line>
          <draw:line draw:style-name="gr31" draw:text-style-name="P2" draw:layer="layout" svg:x1="16.944cm" svg:y1="15.241cm" svg:x2="17.58cm" svg:y2="14.14cm">
            <text:p/>
          </draw:line>
          <draw:line draw:style-name="gr31" draw:text-style-name="P2" draw:layer="layout" svg:x1="18.849cm" svg:y1="14.141cm" svg:x2="19.485cm" svg:y2="13.041cm">
            <text:p/>
          </draw:line>
          <draw:line draw:style-name="gr31" draw:text-style-name="P2" draw:layer="layout" svg:x1="19.485cm" svg:y1="13.042cm" svg:x2="18.849cm" svg:y2="11.941cm">
            <text:p/>
          </draw:line>
          <draw:line draw:style-name="gr31" draw:text-style-name="P2" draw:layer="layout" svg:x1="17.58cm" svg:y1="14.141cm" svg:x2="16.944cm" svg:y2="13.041cm">
            <text:p/>
          </draw:line>
          <draw:line draw:style-name="gr31" draw:text-style-name="P2" draw:layer="layout" svg:x1="16.944cm" svg:y1="13.042cm" svg:x2="17.58cm" svg:y2="11.941cm">
            <text:p/>
          </draw:line>
          <draw:line draw:style-name="gr31" draw:text-style-name="P2" draw:layer="layout" svg:x1="18.849cm" svg:y1="11.942cm" svg:x2="19.485cm" svg:y2="10.841cm">
            <text:p/>
          </draw:line>
          <draw:line draw:style-name="gr31" draw:text-style-name="P2" draw:layer="layout" svg:x1="19.485cm" svg:y1="10.842cm" svg:x2="18.849cm" svg:y2="9.741cm">
            <text:p/>
          </draw:line>
          <draw:line draw:style-name="gr31" draw:text-style-name="P2" draw:layer="layout" svg:x1="18.849cm" svg:y1="9.741cm" svg:x2="17.579cm" svg:y2="9.741cm">
            <text:p/>
          </draw:line>
          <draw:line draw:style-name="gr31" draw:text-style-name="P2" draw:layer="layout" svg:x1="17.58cm" svg:y1="11.942cm" svg:x2="16.944cm" svg:y2="10.841cm">
            <text:p/>
          </draw:line>
          <draw:line draw:style-name="gr31" draw:text-style-name="P2" draw:layer="layout" svg:x1="17.58cm" svg:y1="9.742cm" svg:x2="16.944cm" svg:y2="8.641cm">
            <text:p/>
          </draw:line>
          <draw:line draw:style-name="gr31" draw:text-style-name="P2" draw:layer="layout" svg:x1="13.134cm" svg:y1="13.041cm" svg:x2="11.864cm" svg:y2="13.041cm">
            <text:p/>
          </draw:line>
          <draw:line draw:style-name="gr31" draw:text-style-name="P2" draw:layer="layout" svg:x1="13.134cm" svg:y1="10.841cm" svg:x2="11.864cm" svg:y2="10.841cm">
            <text:p/>
          </draw:line>
          <draw:line draw:style-name="gr31" draw:text-style-name="P2" draw:layer="layout" svg:x1="16.944cm" svg:y1="15.24cm" svg:x2="15.674cm" svg:y2="15.24cm">
            <text:p/>
          </draw:line>
          <draw:line draw:style-name="gr31" draw:text-style-name="P2" draw:layer="layout" svg:x1="16.944cm" svg:y1="13.041cm" svg:x2="15.674cm" svg:y2="13.041cm">
            <text:p/>
          </draw:line>
          <draw:line draw:style-name="gr31" draw:text-style-name="P2" draw:layer="layout" svg:x1="16.944cm" svg:y1="10.841cm" svg:x2="15.674cm" svg:y2="10.841cm">
            <text:p/>
          </draw:line>
          <draw:line draw:style-name="gr31" draw:text-style-name="P2" draw:layer="layout" svg:x1="16.944cm" svg:y1="8.641cm" svg:x2="15.674cm" svg:y2="8.641cm">
            <text:p/>
          </draw:line>
          <draw:frame draw:style-name="gr32" draw:text-style-name="P8" draw:layer="layout" svg:width="0.714cm" svg:height="0.758cm" svg:x="10.383cm" svg:y="9.629cm">
            <draw:text-box>
              <text:p text:style-name="P7"><text:span text:style-name="T2">B</text:span></text:p>
            </draw:text-box>
          </draw:frame>
          <draw:frame draw:style-name="gr33" draw:text-style-name="P6" draw:layer="layout" svg:width="0.714cm" svg:height="0.758cm" svg:x="11.018cm" svg:y="9.379cm">
            <draw:text-box>
              <text:p text:style-name="P9"><text:span text:style-name="T3">R</text:span></text:p>
            </draw:text-box>
          </draw:frame>
          <draw:frame draw:style-name="gr34" draw:text-style-name="P6" draw:layer="layout" svg:width="0.714cm" svg:height="0.758cm" svg:x="15.415cm" svg:y="14.736cm">
            <draw:text-box>
              <text:p text:style-name="P9"><text:span text:style-name="T3">L</text:span></text:p>
            </draw:text-box>
          </draw:frame>
          <draw:frame draw:style-name="gr35" draw:text-style-name="P6" draw:layer="layout" svg:width="0.714cm" svg:height="0.758cm" svg:x="11.653cm" svg:y="10.776cm">
            <draw:text-box>
              <text:p text:style-name="P9"><text:span text:style-name="T3">L</text:span></text:p>
            </draw:text-box>
          </draw:frame>
          <draw:frame draw:style-name="gr36" draw:text-style-name="P6" draw:layer="layout" svg:width="0.714cm" svg:height="0.758cm" svg:x="11.097cm" svg:y="11.661cm">
            <draw:text-box>
              <text:p text:style-name="P9"><text:span text:style-name="T3">L</text:span></text:p>
            </draw:text-box>
          </draw:frame>
          <draw:frame draw:style-name="gr37" draw:text-style-name="P6" draw:layer="layout" svg:width="0.714cm" svg:height="0.758cm" svg:x="11.605cm" svg:y="12.554cm">
            <draw:text-box>
              <text:p text:style-name="P9"><text:span text:style-name="T3">L</text:span></text:p>
            </draw:text-box>
          </draw:frame>
          <draw:frame draw:style-name="gr38" draw:text-style-name="P6" draw:layer="layout" svg:width="0.714cm" svg:height="0.758cm" svg:x="12.621cm" svg:y="12.55cm">
            <draw:text-box>
              <text:p text:style-name="P9"><text:span text:style-name="T3">L</text:span></text:p>
            </draw:text-box>
          </draw:frame>
          <draw:frame draw:style-name="gr39" draw:text-style-name="P6" draw:layer="layout" svg:width="0.714cm" svg:height="0.758cm" svg:x="13.51cm" svg:y="13.693cm">
            <draw:text-box>
              <text:p text:style-name="P9"><text:span text:style-name="T3">L</text:span></text:p>
            </draw:text-box>
          </draw:frame>
          <draw:frame draw:style-name="gr40" draw:text-style-name="P6" draw:layer="layout" svg:width="0.714cm" svg:height="0.758cm" svg:x="14.574cm" svg:y="13.693cm">
            <draw:text-box>
              <text:p text:style-name="P9"><text:span text:style-name="T3">L</text:span></text:p>
            </draw:text-box>
          </draw:frame>
          <draw:frame draw:style-name="gr41" draw:text-style-name="P6" draw:layer="layout" svg:width="0.714cm" svg:height="0.758cm" svg:x="16.479cm" svg:y="14.713cm">
            <draw:text-box>
              <text:p text:style-name="P9"><text:span text:style-name="T3">L</text:span></text:p>
            </draw:text-box>
          </draw:frame>
          <draw:frame draw:style-name="gr42" draw:text-style-name="P6" draw:layer="layout" svg:width="0.714cm" svg:height="0.758cm" svg:x="17.066cm" svg:y="13.824cm">
            <draw:text-box>
              <text:p text:style-name="P9"><text:span text:style-name="T3">R</text:span></text:p>
            </draw:text-box>
          </draw:frame>
          <draw:frame draw:style-name="gr43" draw:text-style-name="P6" draw:layer="layout" svg:width="0.714cm" svg:height="0.758cm" svg:x="18.384cm" svg:y="13.693cm">
            <draw:text-box>
              <text:p text:style-name="P9"><text:span text:style-name="T3">L</text:span></text:p>
            </draw:text-box>
          </draw:frame>
          <draw:frame draw:style-name="gr44" draw:text-style-name="P8" draw:layer="layout" svg:width="0.714cm" svg:height="0.758cm" svg:x="18.892cm" svg:y="14.078cm">
            <draw:text-box>
              <text:p text:style-name="P7"><text:span text:style-name="T2">A</text:span></text:p>
            </draw:text-box>
          </draw:frame>
          <draw:frame draw:style-name="gr45" draw:text-style-name="P6" draw:layer="layout" svg:width="0.714cm" svg:height="0.758cm" svg:x="18.892cm" svg:y="12.681cm">
            <draw:text-box>
              <text:p text:style-name="P9"><text:span text:style-name="T3">L</text:span></text:p>
            </draw:text-box>
          </draw:frame>
          <draw:frame draw:style-name="gr46" draw:text-style-name="P6" draw:layer="layout" svg:width="0.714cm" svg:height="0.758cm" svg:x="18.463cm" svg:y="11.792cm">
            <draw:text-box>
              <text:p text:style-name="P9"><text:span text:style-name="T3">R</text:span></text:p>
            </draw:text-box>
          </draw:frame>
          <draw:frame draw:style-name="gr47" draw:text-style-name="P6" draw:layer="layout" svg:width="0.714cm" svg:height="0.758cm" svg:x="18.971cm" svg:y="10.522cm">
            <draw:text-box>
              <text:p text:style-name="P9"><text:span text:style-name="T3">L</text:span></text:p>
            </draw:text-box>
          </draw:frame>
          <draw:frame draw:style-name="gr48" draw:text-style-name="P6" draw:layer="layout" svg:width="0.714cm" svg:height="0.758cm" svg:x="18.463cm" svg:y="9.633cm">
            <draw:text-box>
              <text:p text:style-name="P9"><text:span text:style-name="T3">L</text:span></text:p>
            </draw:text-box>
          </draw:frame>
          <draw:frame draw:style-name="gr49" draw:text-style-name="P6" draw:layer="layout" svg:width="0.714cm" svg:height="0.758cm" svg:x="17.32cm" svg:y="9.252cm">
            <draw:text-box>
              <text:p text:style-name="P9"><text:span text:style-name="T3">R</text:span></text:p>
            </draw:text-box>
          </draw:frame>
          <draw:frame draw:style-name="gr50" draw:text-style-name="P6" draw:layer="layout" svg:width="0.714cm" svg:height="0.758cm" svg:x="16.479cm" svg:y="8.49cm">
            <draw:text-box>
              <text:p text:style-name="P9"><text:span text:style-name="T3">L</text:span></text:p>
            </draw:text-box>
          </draw:frame>
          <draw:frame draw:style-name="gr51" draw:text-style-name="P6" draw:layer="layout" svg:width="0.714cm" svg:height="0.758cm" svg:x="15.463cm" svg:y="8.49cm">
            <draw:text-box>
              <text:p text:style-name="P9"><text:span text:style-name="T3">L</text:span></text:p>
            </draw:text-box>
          </draw:frame>
          <draw:frame draw:style-name="gr52" draw:text-style-name="P6" draw:layer="layout" svg:width="0.714cm" svg:height="0.758cm" svg:x="14.574cm" svg:y="7.47cm">
            <draw:text-box>
              <text:p text:style-name="P9"><text:span text:style-name="T3">R</text:span></text:p>
            </draw:text-box>
          </draw:frame>
          <draw:line draw:style-name="gr31" draw:text-style-name="P2" draw:layer="layout" svg:x1="15.033cm" svg:y1="7.554cm" svg:x2="15.669cm" svg:y2="6.454cm">
            <text:p/>
          </draw:line>
          <draw:frame draw:style-name="gr53" draw:text-style-name="P8" draw:layer="layout" svg:width="0.714cm" svg:height="0.758cm" svg:x="15.034cm" svg:y="6.966cm">
            <draw:text-box>
              <text:p text:style-name="P7"><text:span text:style-name="T2">T</text:span></text:p>
            </draw:text-box>
          </draw:frame>
          <draw:frame draw:style-name="gr54" draw:text-style-name="P6" draw:layer="layout" svg:width="0.714cm" svg:height="0.758cm" svg:x="12.669cm" svg:y="8.363cm">
            <draw:text-box>
              <text:p text:style-name="P9"><text:span text:style-name="T3">R</text:span></text:p>
            </draw:text-box>
          </draw:frame>
          <draw:frame draw:style-name="gr55" draw:text-style-name="P8" draw:layer="layout" svg:width="0.714cm" svg:height="0.758cm" svg:x="13.05cm" svg:y="8.105cm">
            <draw:text-box>
              <text:p text:style-name="P7"><text:span text:style-name="T2">S</text:span></text:p>
            </draw:text-box>
          </draw:frame>
          <draw:frame draw:style-name="gr56" draw:text-style-name="P6" draw:layer="layout" svg:width="0.714cm" svg:height="0.758cm" svg:x="13.51cm" svg:y="9.629cm">
            <draw:text-box>
              <text:p text:style-name="P9"><text:span text:style-name="T3">L</text:span></text:p>
            </draw:text-box>
          </draw:frame>
          <draw:frame draw:style-name="gr57" draw:text-style-name="P6" draw:layer="layout" svg:width="0.714cm" svg:height="0.758cm" svg:x="14.907cm" svg:y="9.375cm">
            <draw:text-box>
              <text:p text:style-name="P9"><text:span text:style-name="T3">R</text:span></text:p>
            </draw:text-box>
          </draw:frame>
          <draw:frame draw:style-name="gr58" draw:text-style-name="P8" draw:layer="layout" svg:width="0.714cm" svg:height="0.758cm" svg:x="13.002cm" svg:y="10.518cm">
            <draw:text-box>
              <text:p text:style-name="P7"><text:span text:style-name="T2">1</text:span></text:p>
            </draw:text-box>
          </draw:frame>
          <draw:frame draw:style-name="gr59" draw:text-style-name="P6" draw:layer="layout" svg:width="0.714cm" svg:height="0.758cm" svg:x="13.177cm" svg:y="11.661cm">
            <draw:text-box>
              <text:p text:style-name="P9"><text:span text:style-name="T3">R</text:span></text:p>
            </draw:text-box>
          </draw:frame>
          <draw:frame draw:style-name="gr60" draw:text-style-name="P8" draw:layer="layout" svg:width="0.714cm" svg:height="0.758cm" svg:x="14.907cm" svg:y="11.661cm">
            <draw:text-box>
              <text:p text:style-name="P7"><text:span text:style-name="T2">2</text:span></text:p>
            </draw:text-box>
          </draw:frame>
          <draw:frame draw:style-name="gr61" draw:text-style-name="P6" draw:layer="layout" svg:width="0.714cm" svg:height="0.758cm" svg:x="15.415cm" svg:y="10.772cm">
            <draw:text-box>
              <text:p text:style-name="P9"><text:span text:style-name="T3">L</text:span></text:p>
            </draw:text-box>
          </draw:frame>
          <draw:frame draw:style-name="gr62" draw:text-style-name="P6" draw:layer="layout" svg:width="0.714cm" svg:height="0.758cm" svg:x="16.558cm" svg:y="10.772cm">
            <draw:text-box>
              <text:p text:style-name="P9"><text:span text:style-name="T3">L</text:span></text:p>
            </draw:text-box>
          </draw:frame>
          <draw:frame draw:style-name="gr63" draw:text-style-name="P6" draw:layer="layout" svg:width="0.714cm" svg:height="0.758cm" svg:x="15.463cm" svg:y="12.935cm">
            <draw:text-box>
              <text:p text:style-name="P9"><text:span text:style-name="T3">R</text:span></text:p>
            </draw:text-box>
          </draw:frame>
          <draw:frame draw:style-name="gr64" draw:text-style-name="P6" draw:layer="layout" svg:width="0.714cm" svg:height="0.758cm" svg:x="16.558cm" svg:y="12.931cm">
            <draw:text-box>
              <text:p text:style-name="P9"><text:span text:style-name="T3">L</text:span></text:p>
            </draw:text-box>
          </draw:frame>
          <draw:frame draw:style-name="gr65" draw:text-style-name="P6" draw:layer="layout" svg:width="0.714cm" svg:height="0.758cm" svg:x="16.987cm" svg:y="11.661cm">
            <draw:text-box>
              <text:p text:style-name="P9"><text:span text:style-name="T3">L</text:span></text:p>
            </draw:text-box>
          </draw:frame>
        </draw:g>
        <draw:frame draw:style-name="gr4" draw:text-style-name="P4" draw:layer="layout" svg:width="6.987cm" svg:height="0.352cm" svg:x="12.572cm" svg:y="15.748cm">
          <draw:text-box>
            <text:p text:style-name="P3"><text:span text:style-name="T1">2-3 via triangular 3-18 and 3-18w</text:span></text:p>
          </draw:text-box>
        </draw:frame>
        <draw:frame draw:style-name="gr66" draw:text-style-name="P4" draw:layer="layout" svg:width="20.322cm" svg:height="0.352cm" svg:x="1.099cm" svg:y="20.349cm">
          <draw:text-box>
            <text:p text:style-name="P3"><text:span text:style-name="T1">Fig. 4: Simulation of 2-3 and 2-4 equivalent circuits via RLEM 3-18, and equivalent GELCs composed of 3-18 and 3-18w cells. “L” and “R” label wire equivalent cells in left-hand and right-hand turn states. Only the skeleton of the rectangular RLEM circuits are shown, because the paths between elements are not dependent on internal state. Extraneous terminal labels and edges have been elided from the GELCs.</text:span></text:p>
          </draw:text-box>
        </draw:frame>
      </draw:page>
      <draw:page draw:name="page3" draw:style-name="dp1" draw:master-page-name="master-page3">
        <draw:g>
          <draw:custom-shape draw:style-name="gr67" draw:text-style-name="P13" draw:layer="layout" svg:width="1.143cm" svg:height="2.54cm" svg:x="3.81cm" svg:y="1.651cm">
            <text:p/>
            <draw:enhanced-geometry svg:viewBox="0 0 21600 21600" draw:type="rectangle" draw:enhanced-path="M 0 0 L 21600 0 21600 21600 0 21600 0 0 Z N"/>
          </draw:custom-shape>
          <draw:line draw:style-name="gr68" draw:text-style-name="P14" draw:layer="layout" svg:x1="2.921cm" svg:y1="2.286cm" svg:x2="3.81cm" svg:y2="2.286cm">
            <text:p/>
          </draw:line>
          <draw:line draw:style-name="gr68" draw:text-style-name="P14" draw:layer="layout" svg:x1="2.921cm" svg:y1="2.921cm" svg:x2="3.81cm" svg:y2="2.921cm">
            <text:p/>
          </draw:line>
          <draw:line draw:style-name="gr68" draw:text-style-name="P14" draw:layer="layout" svg:x1="2.286cm" svg:y1="3.556cm" svg:x2="3.81cm" svg:y2="3.556cm">
            <text:p/>
          </draw:line>
          <draw:line draw:style-name="gr68" draw:text-style-name="P14" draw:layer="layout" svg:x1="4.953cm" svg:y1="2.286cm" svg:x2="5.842cm" svg:y2="2.286cm">
            <text:p/>
          </draw:line>
          <draw:line draw:style-name="gr68" draw:text-style-name="P14" draw:layer="layout" svg:x1="4.953cm" svg:y1="3.556cm" svg:x2="5.842cm" svg:y2="3.556cm">
            <text:p/>
          </draw:line>
          <draw:frame draw:style-name="gr69" draw:text-style-name="P16" draw:layer="layout" svg:width="0.238cm" svg:height="0.508cm" svg:x="2.683cm" svg:y="2.032cm">
            <draw:text-box>
              <text:p text:style-name="P15"><text:span text:style-name="T5">A</text:span></text:p>
            </draw:text-box>
          </draw:frame>
          <draw:frame draw:style-name="gr70" draw:text-style-name="P16" draw:layer="layout" svg:width="0.425cm" svg:height="0.508cm" svg:x="5.925cm" svg:y="2.032cm">
            <draw:text-box>
              <text:p text:style-name="P15"><text:span text:style-name="T5">S</text:span></text:p>
            </draw:text-box>
          </draw:frame>
          <draw:frame draw:style-name="gr71" draw:text-style-name="P16" draw:layer="layout" svg:width="0.292cm" svg:height="0.508cm" svg:x="2.667cm" svg:y="2.667cm">
            <draw:text-box>
              <text:p text:style-name="P15"><text:span text:style-name="T5">B</text:span></text:p>
            </draw:text-box>
          </draw:frame>
          <draw:frame draw:style-name="gr72" draw:text-style-name="P16" draw:layer="layout" svg:width="0.425cm" svg:height="0.508cm" svg:x="5.942cm" svg:y="3.302cm">
            <draw:text-box>
              <text:p text:style-name="P15"><text:span text:style-name="T5">T</text:span></text:p>
            </draw:text-box>
          </draw:frame>
          <draw:line draw:style-name="gr73" draw:text-style-name="P17" draw:layer="layout" svg:x1="4.953cm" svg:y1="2.921cm" svg:x2="6.35cm" svg:y2="2.921cm">
            <text:p/>
          </draw:line>
          <draw:line draw:style-name="gr73" draw:text-style-name="P17" draw:layer="layout" svg:x1="6.35cm" svg:y1="2.921cm" svg:x2="6.35cm" svg:y2="1.016cm">
            <text:p/>
          </draw:line>
          <draw:line draw:style-name="gr73" draw:text-style-name="P17" draw:layer="layout" svg:x1="6.35cm" svg:y1="1.016cm" svg:x2="2.286cm" svg:y2="1.016cm">
            <text:p/>
          </draw:line>
          <draw:line draw:style-name="gr73" draw:text-style-name="P17" draw:layer="layout" svg:x1="2.286cm" svg:y1="1.016cm" svg:x2="2.286cm" svg:y2="3.556cm">
            <text:p/>
          </draw:line>
        </draw:g>
        <draw:frame draw:style-name="gr4" draw:text-style-name="P4" draw:layer="layout" svg:width="0.352cm" svg:height="0.352cm" svg:x="4.191cm" svg:y="2.667cm">
          <draw:text-box>
            <text:p text:style-name="P3"><text:span text:style-name="T1">1</text:span></text:p>
          </draw:text-box>
        </draw:frame>
        <draw:frame draw:style-name="gr4" draw:text-style-name="P4" draw:layer="layout" svg:width="2.542cm" svg:height="0.352cm" svg:x="3.173cm" svg:y="4.572cm">
          <draw:text-box>
            <text:p text:style-name="P3"><text:span text:style-name="T1">2-3 via 3-90</text:span></text:p>
          </draw:text-box>
        </draw:frame>
        <draw:g>
          <draw:custom-shape draw:style-name="gr67" draw:text-style-name="P13" draw:layer="layout" svg:width="1.143cm" svg:height="2.54cm" svg:x="11.684cm" svg:y="1.651cm">
            <text:p/>
            <draw:enhanced-geometry svg:viewBox="0 0 21600 21600" draw:type="rectangle" draw:enhanced-path="M 0 0 L 21600 0 21600 21600 0 21600 0 0 Z N"/>
          </draw:custom-shape>
          <draw:line draw:style-name="gr68" draw:text-style-name="P14" draw:layer="layout" svg:x1="10.795cm" svg:y1="2.286cm" svg:x2="11.684cm" svg:y2="2.286cm">
            <text:p/>
          </draw:line>
          <draw:line draw:style-name="gr68" draw:text-style-name="P14" draw:layer="layout" svg:x1="10.795cm" svg:y1="2.921cm" svg:x2="11.684cm" svg:y2="2.921cm">
            <text:p/>
          </draw:line>
          <draw:line draw:style-name="gr68" draw:text-style-name="P14" draw:layer="layout" svg:x1="10.16cm" svg:y1="3.556cm" svg:x2="11.684cm" svg:y2="3.556cm">
            <text:p/>
          </draw:line>
          <draw:line draw:style-name="gr68" draw:text-style-name="P14" draw:layer="layout" svg:x1="12.827cm" svg:y1="2.286cm" svg:x2="13.716cm" svg:y2="2.286cm">
            <text:p/>
          </draw:line>
          <draw:line draw:style-name="gr68" draw:text-style-name="P14" draw:layer="layout" svg:x1="12.827cm" svg:y1="2.921cm" svg:x2="13.716cm" svg:y2="2.921cm">
            <text:p/>
          </draw:line>
          <draw:frame draw:style-name="gr69" draw:text-style-name="P16" draw:layer="layout" svg:width="0.238cm" svg:height="0.508cm" svg:x="10.557cm" svg:y="2.032cm">
            <draw:text-box>
              <text:p text:style-name="P15"><text:span text:style-name="T5">A</text:span></text:p>
            </draw:text-box>
          </draw:frame>
          <draw:frame draw:style-name="gr70" draw:text-style-name="P16" draw:layer="layout" svg:width="0.425cm" svg:height="0.508cm" svg:x="13.799cm" svg:y="2.032cm">
            <draw:text-box>
              <text:p text:style-name="P15"><text:span text:style-name="T5">S</text:span></text:p>
            </draw:text-box>
          </draw:frame>
          <draw:frame draw:style-name="gr71" draw:text-style-name="P16" draw:layer="layout" svg:width="0.292cm" svg:height="0.508cm" svg:x="10.541cm" svg:y="2.667cm">
            <draw:text-box>
              <text:p text:style-name="P15"><text:span text:style-name="T5">B</text:span></text:p>
            </draw:text-box>
          </draw:frame>
          <draw:frame draw:style-name="gr72" draw:text-style-name="P16" draw:layer="layout" svg:width="0.425cm" svg:height="0.508cm" svg:x="13.843cm" svg:y="2.794cm">
            <draw:text-box>
              <text:p text:style-name="P15"><text:span text:style-name="T5">T</text:span></text:p>
            </draw:text-box>
          </draw:frame>
          <draw:line draw:style-name="gr73" draw:text-style-name="P17" draw:layer="layout" svg:x1="14.224cm" svg:y1="3.556cm" svg:x2="14.224cm" svg:y2="1.016cm">
            <text:p/>
          </draw:line>
          <draw:line draw:style-name="gr73" draw:text-style-name="P17" draw:layer="layout" svg:x1="14.224cm" svg:y1="1.016cm" svg:x2="10.16cm" svg:y2="1.016cm">
            <text:p/>
          </draw:line>
          <draw:line draw:style-name="gr73" draw:text-style-name="P17" draw:layer="layout" svg:x1="10.16cm" svg:y1="1.016cm" svg:x2="10.16cm" svg:y2="3.556cm">
            <text:p/>
          </draw:line>
        </draw:g>
        <draw:line draw:style-name="gr73" draw:text-style-name="P17" draw:layer="layout" svg:x1="12.827cm" svg:y1="3.556cm" svg:x2="14.224cm" svg:y2="3.556cm">
          <text:p/>
        </draw:line>
        <draw:frame draw:style-name="gr4" draw:text-style-name="P4" draw:layer="layout" svg:width="2.542cm" svg:height="0.352cm" svg:x="10.92cm" svg:y="4.572cm">
          <draw:text-box>
            <text:p text:style-name="P3"><text:span text:style-name="T1">2-4 via 3-90</text:span></text:p>
          </draw:text-box>
        </draw:frame>
        <draw:frame draw:style-name="gr4" draw:text-style-name="P4" draw:layer="layout" svg:width="0.352cm" svg:height="0.352cm" svg:x="12.094cm" svg:y="2.696cm">
          <draw:text-box>
            <text:p text:style-name="P3"><text:span text:style-name="T1">1</text:span></text:p>
          </draw:text-box>
        </draw:frame>
        <draw:line draw:style-name="gr31" draw:text-style-name="P2" draw:layer="layout" svg:x1="4.318cm" svg:y1="11.004cm" svg:x2="3.682cm" svg:y2="9.903cm">
          <text:p/>
        </draw:line>
        <draw:line draw:style-name="gr31" draw:text-style-name="P2" draw:layer="layout" svg:x1="3.682cm" svg:y1="9.903cm" svg:x2="2.412cm" svg:y2="9.903cm">
          <text:p/>
        </draw:line>
        <draw:line draw:style-name="gr31" draw:text-style-name="P2" draw:layer="layout" svg:x1="3.682cm" svg:y1="9.904cm" svg:x2="4.318cm" svg:y2="8.804cm">
          <text:p/>
        </draw:line>
        <draw:line draw:style-name="gr31" draw:text-style-name="P2" draw:layer="layout" svg:x1="4.318cm" svg:y1="8.805cm" svg:x2="3.682cm" svg:y2="7.704cm">
          <text:p/>
        </draw:line>
        <draw:line draw:style-name="gr31" draw:text-style-name="P2" draw:layer="layout" svg:x1="3.682cm" svg:y1="7.705cm" svg:x2="4.318cm" svg:y2="6.604cm">
          <text:p/>
        </draw:line>
        <draw:line draw:style-name="gr31" draw:text-style-name="P2" draw:layer="layout" svg:x1="5.587cm" svg:y1="8.805cm" svg:x2="6.223cm" svg:y2="7.704cm">
          <text:p/>
        </draw:line>
        <draw:line draw:style-name="gr31" draw:text-style-name="P2" draw:layer="layout" svg:x1="6.223cm" svg:y1="7.705cm" svg:x2="5.587cm" svg:y2="6.604cm">
          <text:p/>
        </draw:line>
        <draw:line draw:style-name="gr31" draw:text-style-name="P2" draw:layer="layout" svg:x1="5.587cm" svg:y1="8.804cm" svg:x2="4.317cm" svg:y2="8.804cm">
          <text:p/>
        </draw:line>
        <draw:line draw:style-name="gr31" draw:text-style-name="P2" draw:layer="layout" svg:x1="5.587cm" svg:y1="6.604cm" svg:x2="4.317cm" svg:y2="6.604cm">
          <text:p/>
        </draw:line>
        <draw:frame draw:style-name="gr74" draw:text-style-name="P18" draw:layer="layout" svg:width="0.329cm" svg:height="0.367cm" svg:x="3.856cm" svg:y="9.724cm">
          <draw:text-box>
            <text:p text:style-name="P3"><text:span text:style-name="T4">1</text:span></text:p>
          </draw:text-box>
        </draw:frame>
        <draw:frame draw:style-name="gr74" draw:text-style-name="P19" draw:layer="layout" svg:width="0.329cm" svg:height="0.367cm" svg:x="4.364cm" svg:y="8.454cm">
          <draw:text-box>
            <text:p text:style-name="P3"><text:span text:style-name="T6">R</text:span></text:p>
          </draw:text-box>
        </draw:frame>
        <draw:frame draw:style-name="gr74" draw:text-style-name="P19" draw:layer="layout" svg:width="0.329cm" svg:height="0.367cm" svg:x="5.353cm" svg:y="8.44cm">
          <draw:text-box>
            <text:p text:style-name="P3"><text:span text:style-name="T6">L</text:span></text:p>
          </draw:text-box>
        </draw:frame>
        <draw:frame draw:style-name="gr74" draw:text-style-name="P19" draw:layer="layout" svg:width="0.329cm" svg:height="0.367cm" svg:x="5.836cm" svg:y="7.565cm">
          <draw:text-box>
            <text:p text:style-name="P3"><text:span text:style-name="T6">L</text:span></text:p>
          </draw:text-box>
        </draw:frame>
        <draw:frame draw:style-name="gr74" draw:text-style-name="P19" draw:layer="layout" svg:width="0.329cm" svg:height="0.367cm" svg:x="5.328cm" svg:y="6.676cm">
          <draw:text-box>
            <text:p text:style-name="P3"><text:span text:style-name="T6">L</text:span></text:p>
          </draw:text-box>
        </draw:frame>
        <draw:frame draw:style-name="gr74" draw:text-style-name="P19" draw:layer="layout" svg:width="0.329cm" svg:height="0.367cm" svg:x="4.312cm" svg:y="6.662cm">
          <draw:text-box>
            <text:p text:style-name="P3"><text:span text:style-name="T6">L</text:span></text:p>
          </draw:text-box>
        </draw:frame>
        <draw:frame draw:style-name="gr74" draw:text-style-name="P19" draw:layer="layout" svg:width="0.329cm" svg:height="0.367cm" svg:x="3.804cm" svg:y="7.551cm">
          <draw:text-box>
            <text:p text:style-name="P3"><text:span text:style-name="T6">L</text:span></text:p>
          </draw:text-box>
        </draw:frame>
        <draw:frame draw:style-name="gr74" draw:text-style-name="P18" draw:layer="layout" svg:width="0.329cm" svg:height="0.367cm" svg:x="3.294cm" svg:y="9.978cm">
          <draw:text-box>
            <text:p text:style-name="P3"><text:span text:style-name="T4">A</text:span></text:p>
          </draw:text-box>
        </draw:frame>
        <draw:frame draw:style-name="gr74" draw:text-style-name="P18" draw:layer="layout" svg:width="0.329cm" svg:height="0.367cm" svg:x="4.11cm" svg:y="10.218cm">
          <draw:text-box>
            <text:p text:style-name="P3"><text:span text:style-name="T4">B</text:span></text:p>
          </draw:text-box>
        </draw:frame>
        <draw:frame draw:style-name="gr74" draw:text-style-name="P18" draw:layer="layout" svg:width="0.329cm" svg:height="0.367cm" svg:x="3.677cm" svg:y="10.345cm">
          <draw:text-box>
            <text:p text:style-name="P3"><text:span text:style-name="T4">S</text:span></text:p>
          </draw:text-box>
        </draw:frame>
        <draw:frame draw:style-name="gr74" draw:text-style-name="P18" draw:layer="layout" svg:width="0.329cm" svg:height="0.367cm" svg:x="3.221cm" svg:y="9.47cm">
          <draw:text-box>
            <text:p text:style-name="P3"><text:span text:style-name="T4">T</text:span></text:p>
          </draw:text-box>
        </draw:frame>
        <draw:line draw:style-name="gr31" draw:text-style-name="P2" draw:layer="layout" svg:x1="15.108cm" svg:y1="7.631cm" svg:x2="13.838cm" svg:y2="7.631cm">
          <text:p/>
        </draw:line>
        <draw:line draw:style-name="gr31" draw:text-style-name="P2" draw:layer="layout" svg:x1="15.108cm" svg:y1="7.631cm" svg:x2="15.744cm" svg:y2="6.531cm">
          <text:p/>
        </draw:line>
        <draw:line draw:style-name="gr31" draw:text-style-name="P2" draw:layer="layout" svg:x1="11.298cm" svg:y1="9.875cm" svg:x2="11.934cm" svg:y2="8.774cm">
          <text:p/>
        </draw:line>
        <draw:line draw:style-name="gr31" draw:text-style-name="P2" draw:layer="layout" svg:x1="13.844cm" svg:y1="9.86cm" svg:x2="13.208cm" svg:y2="8.759cm">
          <text:p/>
        </draw:line>
        <draw:line draw:style-name="gr31" draw:text-style-name="P2" draw:layer="layout" svg:x1="13.208cm" svg:y1="8.759cm" svg:x2="11.938cm" svg:y2="8.759cm">
          <text:p/>
        </draw:line>
        <draw:line draw:style-name="gr31" draw:text-style-name="P2" draw:layer="layout" svg:x1="13.208cm" svg:y1="8.76cm" svg:x2="13.844cm" svg:y2="7.659cm">
          <text:p/>
        </draw:line>
        <draw:line draw:style-name="gr31" draw:text-style-name="P2" draw:layer="layout" svg:x1="13.844cm" svg:y1="7.66cm" svg:x2="13.208cm" svg:y2="6.56cm">
          <text:p/>
        </draw:line>
        <draw:line draw:style-name="gr31" draw:text-style-name="P2" draw:layer="layout" svg:x1="13.208cm" svg:y1="6.56cm" svg:x2="11.938cm" svg:y2="6.56cm">
          <text:p/>
        </draw:line>
        <draw:line draw:style-name="gr31" draw:text-style-name="P2" draw:layer="layout" svg:x1="11.939cm" svg:y1="8.76cm" svg:x2="11.303cm" svg:y2="7.659cm">
          <text:p/>
        </draw:line>
        <draw:line draw:style-name="gr31" draw:text-style-name="P2" draw:layer="layout" svg:x1="11.303cm" svg:y1="7.66cm" svg:x2="11.939cm" svg:y2="6.56cm">
          <text:p/>
        </draw:line>
        <draw:line draw:style-name="gr31" draw:text-style-name="P2" draw:layer="layout" svg:x1="11.303cm" svg:y1="9.859cm" svg:x2="10.033cm" svg:y2="9.859cm">
          <text:p/>
        </draw:line>
        <draw:frame draw:style-name="gr74" draw:text-style-name="P18" draw:layer="layout" svg:width="0.329cm" svg:height="0.367cm" svg:x="13.33cm" svg:y="8.534cm">
          <draw:text-box>
            <text:p text:style-name="P3"><text:span text:style-name="T4">1</text:span></text:p>
          </draw:text-box>
        </draw:frame>
        <draw:frame draw:style-name="gr74" draw:text-style-name="P19" draw:layer="layout" svg:width="0.329cm" svg:height="0.367cm" svg:x="14.854cm" svg:y="7.264cm">
          <draw:text-box>
            <text:p text:style-name="P3"><text:span text:style-name="T6">L</text:span></text:p>
          </draw:text-box>
        </draw:frame>
        <draw:frame draw:style-name="gr74" draw:text-style-name="P19" draw:layer="layout" svg:width="0.329cm" svg:height="0.367cm" svg:x="11.477cm" svg:y="9.663cm">
          <draw:text-box>
            <text:p text:style-name="P3"><text:span text:style-name="T6">L</text:span></text:p>
          </draw:text-box>
        </draw:frame>
        <draw:frame draw:style-name="gr74" draw:text-style-name="P18" draw:layer="layout" svg:width="0.329cm" svg:height="0.367cm" svg:x="10.79cm" svg:y="9.917cm">
          <draw:text-box>
            <text:p text:style-name="P3"><text:span text:style-name="T4">A</text:span></text:p>
          </draw:text-box>
        </draw:frame>
        <draw:frame draw:style-name="gr74" draw:text-style-name="P18" draw:layer="layout" svg:width="0.329cm" svg:height="0.367cm" svg:x="13.684cm" svg:y="9.169cm">
          <draw:text-box>
            <text:p text:style-name="P3"><text:span text:style-name="T4">B</text:span></text:p>
          </draw:text-box>
        </draw:frame>
        <draw:frame draw:style-name="gr74" draw:text-style-name="P18" draw:layer="layout" svg:width="0.329cm" svg:height="0.367cm" svg:x="13.203cm" svg:y="9.296cm">
          <draw:text-box>
            <text:p text:style-name="P3"><text:span text:style-name="T4">S</text:span></text:p>
          </draw:text-box>
        </draw:frame>
        <draw:frame draw:style-name="gr74" draw:text-style-name="P18" draw:layer="layout" svg:width="0.329cm" svg:height="0.367cm" svg:x="15.541cm" svg:y="6.883cm">
          <draw:text-box>
            <text:p text:style-name="P3"><text:span text:style-name="T4">T</text:span></text:p>
          </draw:text-box>
        </draw:frame>
        <draw:frame draw:style-name="gr74" draw:text-style-name="P19" draw:layer="layout" svg:width="0.329cm" svg:height="0.367cm" svg:x="11.985cm" svg:y="8.393cm">
          <draw:text-box>
            <text:p text:style-name="P3"><text:span text:style-name="T6">R</text:span></text:p>
          </draw:text-box>
        </draw:frame>
        <draw:frame draw:style-name="gr74" draw:text-style-name="P19" draw:layer="layout" svg:width="0.329cm" svg:height="0.367cm" svg:x="11.477cm" svg:y="7.504cm">
          <draw:text-box>
            <text:p text:style-name="P3"><text:span text:style-name="T6">R</text:span></text:p>
          </draw:text-box>
        </draw:frame>
        <draw:frame draw:style-name="gr74" draw:text-style-name="P19" draw:layer="layout" svg:width="0.329cm" svg:height="0.367cm" svg:x="11.985cm" svg:y="6.629cm">
          <draw:text-box>
            <text:p text:style-name="P3"><text:span text:style-name="T6">R</text:span></text:p>
          </draw:text-box>
        </draw:frame>
        <draw:frame draw:style-name="gr74" draw:text-style-name="P19" draw:layer="layout" svg:width="0.329cm" svg:height="0.367cm" svg:x="12.874cm" svg:y="6.629cm">
          <draw:text-box>
            <text:p text:style-name="P3"><text:span text:style-name="T6">R</text:span></text:p>
          </draw:text-box>
        </draw:frame>
        <draw:frame draw:style-name="gr74" draw:text-style-name="P19" draw:layer="layout" svg:width="0.329cm" svg:height="0.367cm" svg:x="13.457cm" svg:y="7.518cm">
          <draw:text-box>
            <text:p text:style-name="P3"><text:span text:style-name="T6">R</text:span></text:p>
          </draw:text-box>
        </draw:frame>
        <draw:frame draw:style-name="gr4" draw:text-style-name="P4" draw:layer="layout" svg:width="6.564cm" svg:height="0.352cm" svg:x="1.397cm" svg:y="11.43cm">
          <draw:text-box>
            <text:p text:style-name="P3"><text:span text:style-name="T1">2-3 via triangular 3-90 and 3-3</text:span></text:p>
          </draw:text-box>
        </draw:frame>
        <draw:frame draw:style-name="gr4" draw:text-style-name="P4" draw:layer="layout" svg:width="6.564cm" svg:height="0.352cm" svg:x="11.176cm" svg:y="10.922cm">
          <draw:text-box>
            <text:p text:style-name="P3"><text:span text:style-name="T1">2-4 via triangular 3-90 and 3-3</text:span></text:p>
          </draw:text-box>
        </draw:frame>
        <draw:frame draw:style-name="gr66" draw:text-style-name="P4" draw:layer="layout" svg:width="20.322cm" svg:height="0.352cm" svg:x="0.887cm" svg:y="12.446cm">
          <draw:text-box>
            <text:p text:style-name="P3"><text:span text:style-name="T1">Fig. 5: Simulation of 2-3 and 2-4 equivalent circuits via RLEM 3-90, and equivalent GELCs composed of 3-90 and 3-3 cells. “L” and “R” label wire equivalent cells in left-hand and right-hand turn states. Only the skeleton of the rectangular RLEM circuits are shown, because the paths between elements are not dependent on internal state. Extraneous terminal labels and edges have been elided from the GELCs.</text:span></text:p>
          </draw:text-box>
        </draw:frame>
      </draw:page>
      <draw:page draw:name="page4" draw:style-name="dp1" draw:master-page-name="master-page3">
        <draw:g>
          <draw:custom-shape draw:style-name="gr75" draw:text-style-name="P13" draw:layer="layout" svg:width="1.146cm" svg:height="2.54cm" svg:x="6.136cm" svg:y="1.524cm">
            <text:p/>
            <draw:enhanced-geometry svg:viewBox="0 0 21600 21600" draw:type="rectangle" draw:enhanced-path="M 0 0 L 21600 0 21600 21600 0 21600 0 0 Z N"/>
          </draw:custom-shape>
          <draw:custom-shape draw:style-name="gr67" draw:text-style-name="P13" draw:layer="layout" svg:width="1.143cm" svg:height="2.54cm" svg:x="2.032cm" svg:y="1.525cm">
            <text:p/>
            <draw:enhanced-geometry svg:viewBox="0 0 21600 21600" draw:type="rectangle" draw:enhanced-path="M 0 0 L 21600 0 21600 21600 0 21600 0 0 Z N"/>
          </draw:custom-shape>
          <draw:line draw:style-name="gr68" draw:text-style-name="P14" draw:layer="layout" svg:x1="1.143cm" svg:y1="2.16cm" svg:x2="2.032cm" svg:y2="2.16cm">
            <text:p/>
          </draw:line>
          <draw:line draw:style-name="gr68" draw:text-style-name="P14" draw:layer="layout" svg:x1="1.143cm" svg:y1="2.795cm" svg:x2="2.032cm" svg:y2="2.795cm">
            <text:p/>
          </draw:line>
          <draw:line draw:style-name="gr68" draw:text-style-name="P14" draw:layer="layout" svg:x1="1.31cm" svg:y1="3.429cm" svg:x2="2.032cm" svg:y2="3.43cm">
            <text:p/>
          </draw:line>
          <draw:line draw:style-name="gr76" draw:text-style-name="P14" draw:layer="layout" svg:x1="1.397cm" svg:y1="3.43cm" svg:x2="1.524cm" svg:y2="3.43cm">
            <text:p/>
          </draw:line>
          <draw:line draw:style-name="gr68" draw:text-style-name="P14" draw:layer="layout" svg:x1="5.625cm" svg:y1="3.429cm" svg:x2="6.133cm" svg:y2="3.429cm">
            <text:p/>
          </draw:line>
          <draw:line draw:style-name="gr68" draw:text-style-name="P14" draw:layer="layout" svg:x1="5.625cm" svg:y1="2.794cm" svg:x2="6.133cm" svg:y2="2.794cm">
            <text:p/>
          </draw:line>
          <draw:frame draw:style-name="gr77" draw:text-style-name="P16" draw:layer="layout" svg:width="0.381cm" svg:height="0.381cm" svg:x="0.889cm" svg:y="2.033cm">
            <draw:text-box>
              <text:p text:style-name="P15"><text:span text:style-name="T5">A</text:span></text:p>
            </draw:text-box>
          </draw:frame>
          <draw:frame draw:style-name="gr77" draw:text-style-name="P16" draw:layer="layout" svg:width="0.381cm" svg:height="0.381cm" svg:x="0.889cm" svg:y="2.668cm">
            <draw:text-box>
              <text:p text:style-name="P15"><text:span text:style-name="T5">B</text:span></text:p>
            </draw:text-box>
          </draw:frame>
          <draw:frame draw:style-name="gr77" draw:text-style-name="P16" draw:layer="layout" svg:width="0.381cm" svg:height="0.381cm" svg:x="2.413cm" svg:y="2.541cm">
            <draw:text-box>
              <text:p text:style-name="P15"><text:span text:style-name="T5">1</text:span></text:p>
            </draw:text-box>
          </draw:frame>
          <draw:frame draw:style-name="gr77" draw:text-style-name="P16" draw:layer="layout" svg:width="0.381cm" svg:height="0.381cm" svg:x="4.445cm" svg:y="2.541cm">
            <draw:text-box>
              <text:p text:style-name="P15"><text:span text:style-name="T5">2</text:span></text:p>
            </draw:text-box>
          </draw:frame>
          <draw:g>
            <draw:custom-shape draw:style-name="gr75" draw:text-style-name="P13" draw:layer="layout" svg:width="1.146cm" svg:height="2.54cm" svg:x="4.104cm" svg:y="1.524cm">
              <text:p/>
              <draw:enhanced-geometry svg:viewBox="0 0 21600 21600" draw:type="rectangle" draw:enhanced-path="M 0 0 L 21600 0 21600 21600 0 21600 0 0 Z N"/>
            </draw:custom-shape>
            <draw:line draw:style-name="gr68" draw:text-style-name="P14" draw:layer="layout" svg:x1="3.596cm" svg:y1="2.159cm" svg:x2="4.104cm" svg:y2="2.159cm">
              <text:p/>
            </draw:line>
            <draw:line draw:style-name="gr68" draw:text-style-name="P14" draw:layer="layout" svg:x1="3.596cm" svg:y1="3.429cm" svg:x2="4.104cm" svg:y2="3.429cm">
              <text:p/>
            </draw:line>
            <draw:line draw:style-name="gr76" draw:text-style-name="P14" draw:layer="layout" svg:x1="5.501cm" svg:y1="3.429cm" svg:x2="5.501cm" svg:y2="4.191cm">
              <text:p/>
            </draw:line>
            <draw:line draw:style-name="gr76" draw:text-style-name="P14" draw:layer="layout" svg:x1="5.501cm" svg:y1="4.191cm" svg:x2="3.596cm" svg:y2="4.191cm">
              <text:p/>
            </draw:line>
            <draw:line draw:style-name="gr76" draw:text-style-name="P14" draw:layer="layout" svg:x1="3.596cm" svg:y1="3.429cm" svg:x2="3.596cm" svg:y2="4.191cm">
              <text:p/>
            </draw:line>
            <draw:line draw:style-name="gr68" draw:text-style-name="P14" draw:layer="layout" svg:x1="3.469cm" svg:y1="2.794cm" svg:x2="4.104cm" svg:y2="2.794cm">
              <text:p/>
            </draw:line>
            <draw:line draw:style-name="gr76" draw:text-style-name="P14" draw:layer="layout" svg:x1="5.501cm" svg:y1="3.429cm" svg:x2="5.247cm" svg:y2="3.429cm">
              <text:p/>
            </draw:line>
            <draw:frame draw:style-name="gr77" draw:text-style-name="P16" draw:layer="layout" svg:width="0.381cm" svg:height="0.381cm" svg:x="4.485cm" svg:y="2.54cm">
              <draw:text-box>
                <text:p text:style-name="P15"><text:span text:style-name="T5">3</text:span></text:p>
              </draw:text-box>
            </draw:frame>
          </draw:g>
          <draw:frame draw:style-name="gr77" draw:text-style-name="P16" draw:layer="layout" svg:width="0.381cm" svg:height="0.381cm" svg:x="6.514cm" svg:y="2.542cm">
            <draw:text-box>
              <text:p text:style-name="P15"><text:span text:style-name="T5">2</text:span></text:p>
            </draw:text-box>
          </draw:frame>
          <draw:line draw:style-name="gr76" draw:text-style-name="P14" draw:layer="layout" svg:x1="5.247cm" svg:y1="2.794cm" svg:x2="5.628cm" svg:y2="3.429cm">
            <text:p/>
          </draw:line>
          <draw:line draw:style-name="gr76" draw:text-style-name="P14" draw:layer="layout" svg:x1="3.215cm" svg:y1="3.429cm" svg:x2="3.469cm" svg:y2="2.794cm">
            <text:p/>
          </draw:line>
          <draw:line draw:style-name="gr76" draw:text-style-name="P14" draw:layer="layout" svg:x1="3.088cm" svg:y1="3.429cm" svg:x2="3.215cm" svg:y2="3.429cm">
            <text:p/>
          </draw:line>
          <draw:line draw:style-name="gr76" draw:text-style-name="P14" draw:layer="layout" svg:x1="3.215cm" svg:y1="2.794cm" svg:x2="3.596cm" svg:y2="2.159cm">
            <text:p/>
          </draw:line>
          <draw:line draw:style-name="gr76" draw:text-style-name="P14" draw:layer="layout" svg:x1="3.088cm" svg:y1="2.794cm" svg:x2="3.215cm" svg:y2="2.794cm">
            <text:p/>
          </draw:line>
          <draw:line draw:style-name="gr68" draw:text-style-name="P14" draw:layer="layout" svg:x1="5.628cm" svg:y1="2.159cm" svg:x2="6.136cm" svg:y2="2.159cm">
            <text:p/>
          </draw:line>
          <draw:line draw:style-name="gr76" draw:text-style-name="P14" draw:layer="layout" svg:x1="5.247cm" svg:y1="2.159cm" svg:x2="5.628cm" svg:y2="2.794cm">
            <text:p/>
          </draw:line>
          <draw:line draw:style-name="gr76" draw:text-style-name="P14" draw:layer="layout" svg:x1="3.088cm" svg:y1="2.159cm" svg:x2="3.342cm" svg:y2="2.159cm">
            <text:p/>
          </draw:line>
          <draw:line draw:style-name="gr76" draw:text-style-name="P14" draw:layer="layout" svg:x1="3.342cm" svg:y1="2.159cm" svg:x2="3.342cm" svg:y2="1.016cm">
            <text:p/>
          </draw:line>
          <draw:line draw:style-name="gr76" draw:text-style-name="P14" draw:layer="layout" svg:x1="3.342cm" svg:y1="1.016cm" svg:x2="5.628cm" svg:y2="1.016cm">
            <text:p/>
          </draw:line>
          <draw:line draw:style-name="gr76" draw:text-style-name="P14" draw:layer="layout" svg:x1="5.628cm" svg:y1="1.016cm" svg:x2="5.628cm" svg:y2="2.159cm">
            <text:p/>
          </draw:line>
          <draw:connector draw:style-name="gr68" draw:text-style-name="P14" draw:layer="layout" svg:x1="7.279cm" svg:y1="2.794cm" svg:x2="8.066cm" svg:y2="2.795cm" svg:d="M7279 2794h394v1h393" svg:viewBox="0 0 788 2">
            <text:p/>
          </draw:connector>
          <draw:frame draw:style-name="gr77" draw:text-style-name="P16" draw:layer="layout" svg:width="0.381cm" svg:height="0.381cm" svg:x="8.168cm" svg:y="2.54cm">
            <draw:text-box>
              <text:p text:style-name="P15"><text:span text:style-name="T5">S</text:span></text:p>
            </draw:text-box>
          </draw:frame>
          <draw:connector draw:style-name="gr68" draw:text-style-name="P14" draw:layer="layout" svg:x1="7.279cm" svg:y1="3.428cm" svg:x2="8.066cm" svg:y2="3.429cm" svg:d="M7279 3428h394v1h393" svg:viewBox="0 0 788 2">
            <text:p/>
          </draw:connector>
          <draw:frame draw:style-name="gr77" draw:text-style-name="P16" draw:layer="layout" svg:width="0.381cm" svg:height="0.381cm" svg:x="8.168cm" svg:y="3.202cm">
            <draw:text-box>
              <text:p text:style-name="P15"><text:span text:style-name="T5">T</text:span></text:p>
            </draw:text-box>
          </draw:frame>
          <draw:line draw:style-name="gr76" draw:text-style-name="P14" draw:layer="layout" svg:x1="7.279cm" svg:y1="2.159cm" svg:x2="7.66cm" svg:y2="2.159cm">
            <text:p/>
          </draw:line>
          <draw:line draw:style-name="gr76" draw:text-style-name="P14" draw:layer="layout" svg:x1="7.66cm" svg:y1="2.159cm" svg:x2="7.66cm" svg:y2="0.762cm">
            <text:p/>
          </draw:line>
          <draw:line draw:style-name="gr76" draw:text-style-name="P14" draw:layer="layout" svg:x1="7.66cm" svg:y1="0.762cm" svg:x2="1.31cm" svg:y2="0.762cm">
            <text:p/>
          </draw:line>
          <draw:line draw:style-name="gr76" draw:text-style-name="P14" draw:layer="layout" svg:x1="1.31cm" svg:y1="0.762cm" svg:x2="1.31cm" svg:y2="3.429cm">
            <text:p/>
          </draw:line>
        </draw:g>
        <draw:frame draw:style-name="gr78" draw:text-style-name="P20" draw:layer="layout" svg:width="6.987cm" svg:height="0.353cm" svg:x="2.921cm" svg:y="4.572cm">
          <draw:text-box>
            <text:p text:style-name="P3"><text:span text:style-name="T1">2-3/4 via 3-453</text:span></text:p>
          </draw:text-box>
        </draw:frame>
        <draw:g>
          <draw:line draw:style-name="gr31" draw:text-style-name="P2" draw:layer="layout" svg:x1="10.921cm" svg:y1="9.434cm" svg:x2="9.651cm" svg:y2="9.434cm">
            <text:p/>
          </draw:line>
          <draw:line draw:style-name="gr31" draw:text-style-name="P2" draw:layer="layout" svg:x1="10.921cm" svg:y1="9.435cm" svg:x2="11.557cm" svg:y2="8.334cm">
            <text:p/>
          </draw:line>
          <draw:line draw:style-name="gr31" draw:text-style-name="P2" draw:layer="layout" svg:x1="11.557cm" svg:y1="8.335cm" svg:x2="10.921cm" svg:y2="7.234cm">
            <text:p/>
          </draw:line>
          <draw:line draw:style-name="gr31" draw:text-style-name="P2" draw:layer="layout" svg:x1="10.921cm" svg:y1="7.234cm" svg:x2="9.651cm" svg:y2="7.234cm">
            <text:p/>
          </draw:line>
          <draw:line draw:style-name="gr31" draw:text-style-name="P2" draw:layer="layout" svg:x1="9.652cm" svg:y1="9.435cm" svg:x2="9.016cm" svg:y2="8.334cm">
            <text:p/>
          </draw:line>
          <draw:line draw:style-name="gr31" draw:text-style-name="P2" draw:layer="layout" svg:x1="9.016cm" svg:y1="8.335cm" svg:x2="9.652cm" svg:y2="7.234cm">
            <text:p/>
          </draw:line>
          <draw:line draw:style-name="gr31" draw:text-style-name="P2" draw:layer="layout" svg:x1="10.921cm" svg:y1="7.235cm" svg:x2="11.557cm" svg:y2="6.134cm">
            <text:p/>
          </draw:line>
          <draw:line draw:style-name="gr31" draw:text-style-name="P2" draw:layer="layout" svg:x1="11.557cm" svg:y1="6.135cm" svg:x2="10.921cm" svg:y2="5.034cm">
            <text:p/>
          </draw:line>
          <draw:line draw:style-name="gr31" draw:text-style-name="P2" draw:layer="layout" svg:x1="10.921cm" svg:y1="5.034cm" svg:x2="9.651cm" svg:y2="5.034cm">
            <text:p/>
          </draw:line>
          <draw:line draw:style-name="gr31" draw:text-style-name="P2" draw:layer="layout" svg:x1="10.921cm" svg:y1="5.035cm" svg:x2="11.557cm" svg:y2="3.934cm">
            <text:p/>
          </draw:line>
          <draw:line draw:style-name="gr31" draw:text-style-name="P2" draw:layer="layout" svg:x1="11.557cm" svg:y1="3.935cm" svg:x2="10.921cm" svg:y2="2.835cm">
            <text:p/>
          </draw:line>
          <draw:line draw:style-name="gr31" draw:text-style-name="P2" draw:layer="layout" svg:x1="10.921cm" svg:y1="2.835cm" svg:x2="9.651cm" svg:y2="2.835cm">
            <text:p/>
          </draw:line>
          <draw:line draw:style-name="gr31" draw:text-style-name="P2" draw:layer="layout" svg:x1="9.652cm" svg:y1="5.035cm" svg:x2="9.016cm" svg:y2="3.934cm">
            <text:p/>
          </draw:line>
          <draw:line draw:style-name="gr31" draw:text-style-name="P2" draw:layer="layout" svg:x1="9.016cm" svg:y1="3.935cm" svg:x2="9.652cm" svg:y2="2.835cm">
            <text:p/>
          </draw:line>
          <draw:line draw:style-name="gr31" draw:text-style-name="P2" draw:layer="layout" svg:x1="14.731cm" svg:y1="13.834cm" svg:x2="15.367cm" svg:y2="12.733cm">
            <text:p/>
          </draw:line>
          <draw:line draw:style-name="gr31" draw:text-style-name="P2" draw:layer="layout" svg:x1="15.367cm" svg:y1="12.734cm" svg:x2="14.731cm" svg:y2="11.633cm">
            <text:p/>
          </draw:line>
          <draw:line draw:style-name="gr31" draw:text-style-name="P2" draw:layer="layout" svg:x1="14.731cm" svg:y1="11.633cm" svg:x2="13.461cm" svg:y2="11.633cm">
            <text:p/>
          </draw:line>
          <draw:line draw:style-name="gr31" draw:text-style-name="P2" draw:layer="layout" svg:x1="14.731cm" svg:y1="11.634cm" svg:x2="15.367cm" svg:y2="10.533cm">
            <text:p/>
          </draw:line>
          <draw:line draw:style-name="gr31" draw:text-style-name="P2" draw:layer="layout" svg:x1="15.367cm" svg:y1="10.534cm" svg:x2="14.731cm" svg:y2="9.434cm">
            <text:p/>
          </draw:line>
          <draw:line draw:style-name="gr31" draw:text-style-name="P2" draw:layer="layout" svg:x1="14.731cm" svg:y1="9.434cm" svg:x2="13.461cm" svg:y2="9.434cm">
            <text:p/>
          </draw:line>
          <draw:line draw:style-name="gr31" draw:text-style-name="P2" draw:layer="layout" svg:x1="13.462cm" svg:y1="11.634cm" svg:x2="12.826cm" svg:y2="10.533cm">
            <text:p/>
          </draw:line>
          <draw:line draw:style-name="gr31" draw:text-style-name="P2" draw:layer="layout" svg:x1="12.826cm" svg:y1="10.534cm" svg:x2="13.462cm" svg:y2="9.434cm">
            <text:p/>
          </draw:line>
          <draw:line draw:style-name="gr31" draw:text-style-name="P2" draw:layer="layout" svg:x1="14.731cm" svg:y1="9.435cm" svg:x2="15.367cm" svg:y2="8.334cm">
            <text:p/>
          </draw:line>
          <draw:line draw:style-name="gr31" draw:text-style-name="P2" draw:layer="layout" svg:x1="15.367cm" svg:y1="8.335cm" svg:x2="14.731cm" svg:y2="7.234cm">
            <text:p/>
          </draw:line>
          <draw:line draw:style-name="gr31" draw:text-style-name="P2" draw:layer="layout" svg:x1="14.731cm" svg:y1="7.234cm" svg:x2="13.461cm" svg:y2="7.234cm">
            <text:p/>
          </draw:line>
          <draw:line draw:style-name="gr31" draw:text-style-name="P2" draw:layer="layout" svg:x1="13.462cm" svg:y1="9.435cm" svg:x2="12.826cm" svg:y2="8.334cm">
            <text:p/>
          </draw:line>
          <draw:line draw:style-name="gr31" draw:text-style-name="P2" draw:layer="layout" svg:x1="12.826cm" svg:y1="8.335cm" svg:x2="13.462cm" svg:y2="7.234cm">
            <text:p/>
          </draw:line>
          <draw:line draw:style-name="gr31" draw:text-style-name="P2" draw:layer="layout" svg:x1="14.731cm" svg:y1="7.235cm" svg:x2="15.367cm" svg:y2="6.134cm">
            <text:p/>
          </draw:line>
          <draw:line draw:style-name="gr31" draw:text-style-name="P2" draw:layer="layout" svg:x1="15.367cm" svg:y1="6.135cm" svg:x2="14.731cm" svg:y2="5.034cm">
            <text:p/>
          </draw:line>
          <draw:line draw:style-name="gr31" draw:text-style-name="P2" draw:layer="layout" svg:x1="14.731cm" svg:y1="5.034cm" svg:x2="13.461cm" svg:y2="5.034cm">
            <text:p/>
          </draw:line>
          <draw:line draw:style-name="gr31" draw:text-style-name="P2" draw:layer="layout" svg:x1="13.462cm" svg:y1="7.235cm" svg:x2="12.826cm" svg:y2="6.134cm">
            <text:p/>
          </draw:line>
          <draw:line draw:style-name="gr31" draw:text-style-name="P2" draw:layer="layout" svg:x1="12.826cm" svg:y1="6.135cm" svg:x2="13.462cm" svg:y2="5.034cm">
            <text:p/>
          </draw:line>
          <draw:line draw:style-name="gr31" draw:text-style-name="P2" draw:layer="layout" svg:x1="14.731cm" svg:y1="5.035cm" svg:x2="15.367cm" svg:y2="3.934cm">
            <text:p/>
          </draw:line>
          <draw:line draw:style-name="gr31" draw:text-style-name="P2" draw:layer="layout" svg:x1="15.367cm" svg:y1="3.935cm" svg:x2="14.731cm" svg:y2="2.835cm">
            <text:p/>
          </draw:line>
          <draw:line draw:style-name="gr31" draw:text-style-name="P2" draw:layer="layout" svg:x1="14.731cm" svg:y1="2.835cm" svg:x2="13.461cm" svg:y2="2.835cm">
            <text:p/>
          </draw:line>
          <draw:line draw:style-name="gr31" draw:text-style-name="P2" draw:layer="layout" svg:x1="13.462cm" svg:y1="5.035cm" svg:x2="12.826cm" svg:y2="3.934cm">
            <text:p/>
          </draw:line>
          <draw:line draw:style-name="gr31" draw:text-style-name="P2" draw:layer="layout" svg:x1="12.826cm" svg:y1="3.935cm" svg:x2="13.462cm" svg:y2="2.835cm">
            <text:p/>
          </draw:line>
          <draw:line draw:style-name="gr31" draw:text-style-name="P2" draw:layer="layout" svg:x1="14.731cm" svg:y1="2.836cm" svg:x2="15.367cm" svg:y2="1.735cm">
            <text:p/>
          </draw:line>
          <draw:line draw:style-name="gr31" draw:text-style-name="P2" draw:layer="layout" svg:x1="15.367cm" svg:y1="1.736cm" svg:x2="14.731cm" svg:y2="0.635cm">
            <text:p/>
          </draw:line>
          <draw:line draw:style-name="gr31" draw:text-style-name="P2" draw:layer="layout" svg:x1="14.731cm" svg:y1="0.635cm" svg:x2="13.461cm" svg:y2="0.635cm">
            <text:p/>
          </draw:line>
          <draw:line draw:style-name="gr31" draw:text-style-name="P2" draw:layer="layout" svg:x1="13.462cm" svg:y1="2.836cm" svg:x2="12.826cm" svg:y2="1.735cm">
            <text:p/>
          </draw:line>
          <draw:line draw:style-name="gr31" draw:text-style-name="P2" draw:layer="layout" svg:x1="12.826cm" svg:y1="1.736cm" svg:x2="13.462cm" svg:y2="0.635cm">
            <text:p/>
          </draw:line>
          <draw:line draw:style-name="gr31" draw:text-style-name="P2" draw:layer="layout" svg:x1="18.541cm" svg:y1="11.633cm" svg:x2="17.271cm" svg:y2="11.633cm">
            <text:p/>
          </draw:line>
          <draw:line draw:style-name="gr31" draw:text-style-name="P2" draw:layer="layout" svg:x1="19.177cm" svg:y1="10.534cm" svg:x2="18.541cm" svg:y2="9.434cm">
            <text:p/>
          </draw:line>
          <draw:line draw:style-name="gr31" draw:text-style-name="P2" draw:layer="layout" svg:x1="18.541cm" svg:y1="9.434cm" svg:x2="17.271cm" svg:y2="9.434cm">
            <text:p/>
          </draw:line>
          <draw:line draw:style-name="gr31" draw:text-style-name="P2" draw:layer="layout" svg:x1="17.272cm" svg:y1="11.634cm" svg:x2="16.636cm" svg:y2="10.533cm">
            <text:p/>
          </draw:line>
          <draw:line draw:style-name="gr31" draw:text-style-name="P2" draw:layer="layout" svg:x1="16.636cm" svg:y1="10.534cm" svg:x2="17.272cm" svg:y2="9.434cm">
            <text:p/>
          </draw:line>
          <draw:line draw:style-name="gr31" draw:text-style-name="P2" draw:layer="layout" svg:x1="18.541cm" svg:y1="7.234cm" svg:x2="17.271cm" svg:y2="7.234cm">
            <text:p/>
          </draw:line>
          <draw:line draw:style-name="gr31" draw:text-style-name="P2" draw:layer="layout" svg:x1="17.272cm" svg:y1="9.435cm" svg:x2="16.636cm" svg:y2="8.334cm">
            <text:p/>
          </draw:line>
          <draw:line draw:style-name="gr31" draw:text-style-name="P2" draw:layer="layout" svg:x1="16.636cm" svg:y1="8.335cm" svg:x2="17.272cm" svg:y2="7.234cm">
            <text:p/>
          </draw:line>
          <draw:line draw:style-name="gr31" draw:text-style-name="P2" draw:layer="layout" svg:x1="18.541cm" svg:y1="7.235cm" svg:x2="19.177cm" svg:y2="6.134cm">
            <text:p/>
          </draw:line>
          <draw:line draw:style-name="gr31" draw:text-style-name="P2" draw:layer="layout" svg:x1="19.177cm" svg:y1="6.135cm" svg:x2="18.541cm" svg:y2="5.034cm">
            <text:p/>
          </draw:line>
          <draw:line draw:style-name="gr31" draw:text-style-name="P2" draw:layer="layout" svg:x1="17.272cm" svg:y1="7.235cm" svg:x2="16.636cm" svg:y2="6.134cm">
            <text:p/>
          </draw:line>
          <draw:line draw:style-name="gr31" draw:text-style-name="P2" draw:layer="layout" svg:x1="16.636cm" svg:y1="6.135cm" svg:x2="17.272cm" svg:y2="5.034cm">
            <text:p/>
          </draw:line>
          <draw:line draw:style-name="gr31" draw:text-style-name="P2" draw:layer="layout" svg:x1="18.541cm" svg:y1="5.035cm" svg:x2="19.177cm" svg:y2="3.934cm">
            <text:p/>
          </draw:line>
          <draw:line draw:style-name="gr31" draw:text-style-name="P2" draw:layer="layout" svg:x1="19.177cm" svg:y1="3.935cm" svg:x2="18.541cm" svg:y2="2.835cm">
            <text:p/>
          </draw:line>
          <draw:line draw:style-name="gr31" draw:text-style-name="P2" draw:layer="layout" svg:x1="18.541cm" svg:y1="2.835cm" svg:x2="17.271cm" svg:y2="2.835cm">
            <text:p/>
          </draw:line>
          <draw:line draw:style-name="gr31" draw:text-style-name="P2" draw:layer="layout" svg:x1="17.272cm" svg:y1="5.035cm" svg:x2="16.636cm" svg:y2="3.934cm">
            <text:p/>
          </draw:line>
          <draw:line draw:style-name="gr31" draw:text-style-name="P2" draw:layer="layout" svg:x1="16.636cm" svg:y1="3.935cm" svg:x2="17.272cm" svg:y2="2.835cm">
            <text:p/>
          </draw:line>
          <draw:line draw:style-name="gr31" draw:text-style-name="P2" draw:layer="layout" svg:x1="12.826cm" svg:y1="10.533cm" svg:x2="11.556cm" svg:y2="10.533cm">
            <text:p/>
          </draw:line>
          <draw:line draw:style-name="gr31" draw:text-style-name="P2" draw:layer="layout" svg:x1="12.826cm" svg:y1="8.334cm" svg:x2="11.556cm" svg:y2="8.334cm">
            <text:p/>
          </draw:line>
          <draw:line draw:style-name="gr31" draw:text-style-name="P2" draw:layer="layout" svg:x1="12.826cm" svg:y1="6.134cm" svg:x2="11.556cm" svg:y2="6.134cm">
            <text:p/>
          </draw:line>
          <draw:line draw:style-name="gr31" draw:text-style-name="P2" draw:layer="layout" svg:x1="12.826cm" svg:y1="3.934cm" svg:x2="11.556cm" svg:y2="3.934cm">
            <text:p/>
          </draw:line>
          <draw:line draw:style-name="gr31" draw:text-style-name="P2" draw:layer="layout" svg:x1="16.636cm" svg:y1="10.533cm" svg:x2="15.366cm" svg:y2="10.533cm">
            <text:p/>
          </draw:line>
          <draw:line draw:style-name="gr31" draw:text-style-name="P2" draw:layer="layout" svg:x1="16.636cm" svg:y1="8.334cm" svg:x2="15.366cm" svg:y2="8.334cm">
            <text:p/>
          </draw:line>
          <draw:line draw:style-name="gr31" draw:text-style-name="P2" draw:layer="layout" svg:x1="16.636cm" svg:y1="6.134cm" svg:x2="15.366cm" svg:y2="6.134cm">
            <text:p/>
          </draw:line>
          <draw:line draw:style-name="gr31" draw:text-style-name="P2" draw:layer="layout" svg:x1="16.636cm" svg:y1="3.934cm" svg:x2="15.366cm" svg:y2="3.934cm">
            <text:p/>
          </draw:line>
          <draw:frame draw:style-name="gr74" draw:text-style-name="P18" draw:layer="layout" svg:width="0.329cm" svg:height="0.367cm" svg:x="16.758cm" svg:y="8.121cm">
            <draw:text-box>
              <text:p text:style-name="P3"><text:span text:style-name="T4">1</text:span></text:p>
            </draw:text-box>
          </draw:frame>
          <draw:frame draw:style-name="gr79" draw:text-style-name="P20" draw:layer="layout" svg:width="0.508cm" svg:height="0.508cm" svg:x="17.266cm" svg:y="6.837cm">
            <draw:text-box>
              <text:p text:style-name="P3"><text:span text:style-name="T1">L6</text:span></text:p>
            </draw:text-box>
          </draw:frame>
          <draw:frame draw:style-name="gr79" draw:text-style-name="P20" draw:layer="layout" svg:width="0.508cm" svg:height="0.508cm" svg:x="16.758cm" svg:y="5.948cm">
            <draw:text-box>
              <text:p text:style-name="P3"><text:span text:style-name="T1">L5</text:span></text:p>
            </draw:text-box>
          </draw:frame>
          <draw:frame draw:style-name="gr79" draw:text-style-name="P20" draw:layer="layout" svg:width="0.508cm" svg:height="0.508cm" svg:x="16.758cm" svg:y="4.805cm">
            <draw:text-box>
              <text:p text:style-name="P3"><text:span text:style-name="T1">L5</text:span></text:p>
            </draw:text-box>
          </draw:frame>
          <draw:frame draw:style-name="gr79" draw:text-style-name="P20" draw:layer="layout" svg:width="0.508cm" svg:height="0.508cm" svg:x="16.758cm" svg:y="3.789cm">
            <draw:text-box>
              <text:p text:style-name="P3"><text:span text:style-name="T1">L5</text:span></text:p>
            </draw:text-box>
          </draw:frame>
          <draw:frame draw:style-name="gr79" draw:text-style-name="P20" draw:layer="layout" svg:width="0.508cm" svg:height="0.508cm" svg:x="15.361cm" svg:y="4.043cm">
            <draw:text-box>
              <text:p text:style-name="P3"><text:span text:style-name="T1">L5</text:span></text:p>
            </draw:text-box>
          </draw:frame>
          <draw:frame draw:style-name="gr79" draw:text-style-name="P20" draw:layer="layout" svg:width="0.508cm" svg:height="0.508cm" svg:x="14.853cm" svg:y="4.932cm">
            <draw:text-box>
              <text:p text:style-name="P3"><text:span text:style-name="T1">R1</text:span></text:p>
            </draw:text-box>
          </draw:frame>
          <draw:frame draw:style-name="gr79" draw:text-style-name="P20" draw:layer="layout" svg:width="0.508cm" svg:height="0.508cm" svg:x="13.456cm" svg:y="5.059cm">
            <draw:text-box>
              <text:p text:style-name="P3"><text:span text:style-name="T1">R1</text:span></text:p>
            </draw:text-box>
          </draw:frame>
          <draw:frame draw:style-name="gr79" draw:text-style-name="P20" draw:layer="layout" svg:width="0.508cm" svg:height="0.508cm" svg:x="14.853cm" svg:y="2.646cm">
            <draw:text-box>
              <text:p text:style-name="P3"><text:span text:style-name="T1">L6</text:span></text:p>
            </draw:text-box>
          </draw:frame>
          <draw:frame draw:style-name="gr79" draw:text-style-name="P20" draw:layer="layout" svg:width="0.508cm" svg:height="0.508cm" svg:x="14.853cm" svg:y="1.503cm">
            <draw:text-box>
              <text:p text:style-name="P3"><text:span text:style-name="T1">R7</text:span></text:p>
            </draw:text-box>
          </draw:frame>
          <draw:frame draw:style-name="gr79" draw:text-style-name="P20" draw:layer="layout" svg:width="0.508cm" svg:height="0.508cm" svg:x="14.345cm" svg:y="0.741cm">
            <draw:text-box>
              <text:p text:style-name="P3"><text:span text:style-name="T1">R7</text:span></text:p>
            </draw:text-box>
          </draw:frame>
          <draw:frame draw:style-name="gr79" draw:text-style-name="P20" draw:layer="layout" svg:width="0.508cm" svg:height="0.508cm" svg:x="13.456cm" svg:y="0.741cm">
            <draw:text-box>
              <text:p text:style-name="P3"><text:span text:style-name="T1">R7</text:span></text:p>
            </draw:text-box>
          </draw:frame>
          <draw:frame draw:style-name="gr79" draw:text-style-name="P20" draw:layer="layout" svg:width="0.508cm" svg:height="0.508cm" svg:x="12.948cm" svg:y="1.503cm">
            <draw:text-box>
              <text:p text:style-name="P3"><text:span text:style-name="T1">R7</text:span></text:p>
            </draw:text-box>
          </draw:frame>
          <draw:frame draw:style-name="gr79" draw:text-style-name="P20" draw:layer="layout" svg:width="0.508cm" svg:height="0.508cm" svg:x="13.456cm" svg:y="2.392cm">
            <draw:text-box>
              <text:p text:style-name="P3"><text:span text:style-name="T1">L6</text:span></text:p>
            </draw:text-box>
          </draw:frame>
          <draw:frame draw:style-name="gr79" draw:text-style-name="P20" draw:layer="layout" svg:width="0.508cm" svg:height="0.508cm" svg:x="12.948cm" svg:y="3.662cm">
            <draw:text-box>
              <text:p text:style-name="P3"><text:span text:style-name="T1">L5</text:span></text:p>
            </draw:text-box>
          </draw:frame>
          <draw:frame draw:style-name="gr79" draw:text-style-name="P20" draw:layer="layout" svg:width="0.508cm" svg:height="0.508cm" svg:x="11.551cm" svg:y="3.916cm">
            <draw:text-box>
              <text:p text:style-name="P3"><text:span text:style-name="T1">L5</text:span></text:p>
            </draw:text-box>
          </draw:frame>
          <draw:frame draw:style-name="gr79" draw:text-style-name="P20" draw:layer="layout" svg:width="0.508cm" svg:height="0.508cm" svg:x="10.535cm" svg:y="2.9cm">
            <draw:text-box>
              <text:p text:style-name="P3"><text:span text:style-name="T1">R7</text:span></text:p>
            </draw:text-box>
          </draw:frame>
          <draw:frame draw:style-name="gr79" draw:text-style-name="P20" draw:layer="layout" svg:width="0.508cm" svg:height="0.508cm" svg:x="9.646cm" svg:y="2.9cm">
            <draw:text-box>
              <text:p text:style-name="P3"><text:span text:style-name="T1">R7</text:span></text:p>
            </draw:text-box>
          </draw:frame>
          <draw:frame draw:style-name="gr79" draw:text-style-name="P20" draw:layer="layout" svg:width="0.508cm" svg:height="0.508cm" svg:x="9.138cm" svg:y="3.789cm">
            <draw:text-box>
              <text:p text:style-name="P3"><text:span text:style-name="T1">R7</text:span></text:p>
            </draw:text-box>
          </draw:frame>
          <draw:frame draw:style-name="gr79" draw:text-style-name="P20" draw:layer="layout" svg:width="0.508cm" svg:height="0.508cm" svg:x="9.646cm" svg:y="4.678cm">
            <draw:text-box>
              <text:p text:style-name="P3"><text:span text:style-name="T1">R7</text:span></text:p>
            </draw:text-box>
          </draw:frame>
          <draw:frame draw:style-name="gr79" draw:text-style-name="P20" draw:layer="layout" svg:width="0.508cm" svg:height="0.508cm" svg:x="11.043cm" svg:y="4.805cm">
            <draw:text-box>
              <text:p text:style-name="P3"><text:span text:style-name="T1">L5</text:span></text:p>
            </draw:text-box>
          </draw:frame>
          <draw:frame draw:style-name="gr79" draw:text-style-name="P20" draw:layer="layout" svg:width="0.508cm" svg:height="0.508cm" svg:x="17.266cm" svg:y="2.9cm">
            <draw:text-box>
              <text:p text:style-name="P3"><text:span text:style-name="T1">R7</text:span></text:p>
            </draw:text-box>
          </draw:frame>
          <draw:frame draw:style-name="gr79" draw:text-style-name="P20" draw:layer="layout" svg:width="0.508cm" svg:height="0.508cm" svg:x="18.155cm" svg:y="2.9cm">
            <draw:text-box>
              <text:p text:style-name="P3"><text:span text:style-name="T1">R7</text:span></text:p>
            </draw:text-box>
          </draw:frame>
          <draw:frame draw:style-name="gr79" draw:text-style-name="P20" draw:layer="layout" svg:width="0.508cm" svg:height="0.508cm" svg:x="18.663cm" svg:y="3.789cm">
            <draw:text-box>
              <text:p text:style-name="P3"><text:span text:style-name="T1">R7</text:span></text:p>
            </draw:text-box>
          </draw:frame>
          <draw:frame draw:style-name="gr79" draw:text-style-name="P20" draw:layer="layout" svg:width="0.508cm" svg:height="0.508cm" svg:x="18.663cm" svg:y="4.932cm">
            <draw:text-box>
              <text:p text:style-name="P3"><text:span text:style-name="T1">L7</text:span></text:p>
            </draw:text-box>
          </draw:frame>
          <draw:frame draw:style-name="gr79" draw:text-style-name="P20" draw:layer="layout" svg:width="0.508cm" svg:height="0.508cm" svg:x="18.663cm" svg:y="5.948cm">
            <draw:text-box>
              <text:p text:style-name="P3"><text:span text:style-name="T1">R7</text:span></text:p>
            </draw:text-box>
          </draw:frame>
          <draw:frame draw:style-name="gr79" draw:text-style-name="P20" draw:layer="layout" svg:width="0.508cm" svg:height="0.508cm" svg:x="18.155cm" svg:y="6.837cm">
            <draw:text-box>
              <text:p text:style-name="P3"><text:span text:style-name="T1">R7</text:span></text:p>
            </draw:text-box>
          </draw:frame>
          <draw:frame draw:style-name="gr79" draw:text-style-name="P20" draw:layer="layout" svg:width="0.508cm" svg:height="0.508cm" svg:x="17.266cm" svg:y="8.996cm">
            <draw:text-box>
              <text:p text:style-name="P3"><text:span text:style-name="T1">R4</text:span></text:p>
            </draw:text-box>
          </draw:frame>
          <draw:frame draw:style-name="gr80" draw:text-style-name="P20" draw:layer="layout" svg:width="0.635cm" svg:height="0.703cm" svg:x="18.155cm" svg:y="8.996cm">
            <draw:text-box>
              <text:p text:style-name="P3"><text:span text:style-name="T1">L10</text:span></text:p>
            </draw:text-box>
          </draw:frame>
          <draw:frame draw:style-name="gr74" draw:text-style-name="P18" draw:layer="layout" svg:width="0.329cm" svg:height="0.367cm" svg:x="18.79cm" svg:y="9.504cm">
            <draw:text-box>
              <text:p text:style-name="P3"><text:span text:style-name="T4">B</text:span></text:p>
            </draw:text-box>
          </draw:frame>
          <draw:frame draw:style-name="gr74" draw:text-style-name="P18" draw:layer="layout" svg:width="0.329cm" svg:height="0.367cm" svg:x="17.52cm" svg:y="11.677cm">
            <draw:text-box>
              <text:p text:style-name="P3"><text:span text:style-name="T4">T</text:span></text:p>
            </draw:text-box>
          </draw:frame>
          <draw:frame draw:style-name="gr79" draw:text-style-name="P20" draw:layer="layout" svg:width="0.508cm" svg:height="0.508cm" svg:x="16.731cm" svg:y="11.409cm">
            <draw:text-box>
              <text:p text:style-name="P3"><text:span text:style-name="T1">L9</text:span></text:p>
            </draw:text-box>
          </draw:frame>
          <draw:frame draw:style-name="gr79" draw:text-style-name="P20" draw:layer="layout" svg:width="0.508cm" svg:height="0.508cm" svg:x="16.758cm" svg:y="10.393cm">
            <draw:text-box>
              <text:p text:style-name="P3"><text:span text:style-name="T1">R4</text:span></text:p>
            </draw:text-box>
          </draw:frame>
          <draw:frame draw:style-name="gr74" draw:text-style-name="P18" draw:layer="layout" svg:width="0.329cm" svg:height="0.367cm" svg:x="15.361cm" svg:y="10.153cm">
            <draw:text-box>
              <text:p text:style-name="P3"><text:span text:style-name="T4">2</text:span></text:p>
            </draw:text-box>
          </draw:frame>
          <draw:frame draw:style-name="gr79" draw:text-style-name="P20" draw:layer="layout" svg:width="0.508cm" svg:height="0.508cm" svg:x="14.853cm" svg:y="11.409cm">
            <draw:text-box>
              <text:p text:style-name="P3"><text:span text:style-name="T1">L5</text:span></text:p>
            </draw:text-box>
          </draw:frame>
          <draw:frame draw:style-name="gr79" draw:text-style-name="P20" draw:layer="layout" svg:width="0.508cm" svg:height="0.508cm" svg:x="15.361cm" svg:y="12.425cm">
            <draw:text-box>
              <text:p text:style-name="P3"><text:span text:style-name="T1">R8</text:span></text:p>
            </draw:text-box>
          </draw:frame>
          <draw:frame draw:style-name="gr74" draw:text-style-name="P18" draw:layer="layout" svg:width="0.329cm" svg:height="0.367cm" svg:x="14.853cm" svg:y="12.82cm">
            <draw:text-box>
              <text:p text:style-name="P3"><text:span text:style-name="T4">S</text:span></text:p>
            </draw:text-box>
          </draw:frame>
          <draw:frame draw:style-name="gr79" draw:text-style-name="P20" draw:layer="layout" svg:width="0.508cm" svg:height="0.508cm" svg:x="13.456cm" svg:y="11.282cm">
            <draw:text-box>
              <text:p text:style-name="P3"><text:span text:style-name="T1">L5</text:span></text:p>
            </draw:text-box>
          </draw:frame>
          <draw:frame draw:style-name="gr79" draw:text-style-name="P20" draw:layer="layout" svg:width="0.508cm" svg:height="0.508cm" svg:x="12.948cm" svg:y="10.393cm">
            <draw:text-box>
              <text:p text:style-name="P3"><text:span text:style-name="T1">L5</text:span></text:p>
            </draw:text-box>
          </draw:frame>
          <draw:frame draw:style-name="gr74" draw:text-style-name="P18" draw:layer="layout" svg:width="0.329cm" svg:height="0.367cm" svg:x="12.313cm" svg:y="10.534cm">
            <draw:text-box>
              <text:p text:style-name="P3"><text:span text:style-name="T4">A</text:span></text:p>
            </draw:text-box>
          </draw:frame>
          <draw:frame draw:style-name="gr79" draw:text-style-name="P20" draw:layer="layout" svg:width="0.508cm" svg:height="0.508cm" svg:x="13.456cm" svg:y="9.504cm">
            <draw:text-box>
              <text:p text:style-name="P3"><text:span text:style-name="T1">R5</text:span></text:p>
            </draw:text-box>
          </draw:frame>
          <draw:frame draw:style-name="gr79" draw:text-style-name="P20" draw:layer="layout" svg:width="0.508cm" svg:height="0.508cm" svg:x="12.948cm" svg:y="8.234cm">
            <draw:text-box>
              <text:p text:style-name="P3"><text:span text:style-name="T1">L5</text:span></text:p>
            </draw:text-box>
          </draw:frame>
          <draw:frame draw:style-name="gr79" draw:text-style-name="P20" draw:layer="layout" svg:width="0.508cm" svg:height="0.508cm" svg:x="11.551cm" svg:y="8.361cm">
            <draw:text-box>
              <text:p text:style-name="P3"><text:span text:style-name="T1">L6</text:span></text:p>
            </draw:text-box>
          </draw:frame>
          <draw:frame draw:style-name="gr79" draw:text-style-name="P20" draw:layer="layout" svg:width="0.508cm" svg:height="0.508cm" svg:x="10.535cm" svg:y="9.123cm">
            <draw:text-box>
              <text:p text:style-name="P3"><text:span text:style-name="T1">R7</text:span></text:p>
            </draw:text-box>
          </draw:frame>
          <draw:frame draw:style-name="gr79" draw:text-style-name="P20" draw:layer="layout" svg:width="0.508cm" svg:height="0.508cm" svg:x="9.646cm" svg:y="9.123cm">
            <draw:text-box>
              <text:p text:style-name="P3"><text:span text:style-name="T1">R7</text:span></text:p>
            </draw:text-box>
          </draw:frame>
          <draw:frame draw:style-name="gr79" draw:text-style-name="P20" draw:layer="layout" svg:width="0.508cm" svg:height="0.508cm" svg:x="9.138cm" svg:y="8.107cm">
            <draw:text-box>
              <text:p text:style-name="P3"><text:span text:style-name="T1">R7</text:span></text:p>
            </draw:text-box>
          </draw:frame>
          <draw:frame draw:style-name="gr79" draw:text-style-name="P20" draw:layer="layout" svg:width="0.508cm" svg:height="0.508cm" svg:x="9.646cm" svg:y="7.345cm">
            <draw:text-box>
              <text:p text:style-name="P3"><text:span text:style-name="T1">R7</text:span></text:p>
            </draw:text-box>
          </draw:frame>
          <draw:frame draw:style-name="gr79" draw:text-style-name="P20" draw:layer="layout" svg:width="0.508cm" svg:height="0.508cm" svg:x="11.043cm" svg:y="7.091cm">
            <draw:text-box>
              <text:p text:style-name="P3"><text:span text:style-name="T1">L6</text:span></text:p>
            </draw:text-box>
          </draw:frame>
          <draw:frame draw:style-name="gr79" draw:text-style-name="P20" draw:layer="layout" svg:width="0.508cm" svg:height="0.508cm" svg:x="11.551cm" svg:y="6.202cm">
            <draw:text-box>
              <text:p text:style-name="P3"><text:span text:style-name="T1">L5</text:span></text:p>
            </draw:text-box>
          </draw:frame>
          <draw:frame draw:style-name="gr79" draw:text-style-name="P20" draw:layer="layout" svg:width="0.508cm" svg:height="0.508cm" svg:x="12.948cm" svg:y="5.948cm">
            <draw:text-box>
              <text:p text:style-name="P3"><text:span text:style-name="T1">R1</text:span></text:p>
            </draw:text-box>
          </draw:frame>
          <draw:frame draw:style-name="gr79" draw:text-style-name="P20" draw:layer="layout" svg:width="0.508cm" svg:height="0.508cm" svg:x="13.456cm" svg:y="6.837cm">
            <draw:text-box>
              <text:p text:style-name="P3"><text:span text:style-name="T1">R1</text:span></text:p>
            </draw:text-box>
          </draw:frame>
          <draw:frame draw:style-name="gr79" draw:text-style-name="P20" draw:layer="layout" svg:width="0.508cm" svg:height="0.508cm" svg:x="14.853cm" svg:y="5.948cm">
            <draw:text-box>
              <text:p text:style-name="P3"><text:span text:style-name="T1">R1</text:span></text:p>
            </draw:text-box>
          </draw:frame>
          <draw:frame draw:style-name="gr74" draw:text-style-name="P18" draw:layer="layout" svg:width="0.329cm" svg:height="0.367cm" svg:x="14.778cm" svg:y="7.091cm">
            <draw:text-box>
              <text:p text:style-name="P3"><text:span text:style-name="T4">3</text:span></text:p>
            </draw:text-box>
          </draw:frame>
          <draw:frame draw:style-name="gr79" draw:text-style-name="P20" draw:layer="layout" svg:width="0.508cm" svg:height="0.508cm" svg:x="14.853cm" svg:y="8.107cm">
            <draw:text-box>
              <text:p text:style-name="P3"><text:span text:style-name="T1">R2</text:span></text:p>
            </draw:text-box>
          </draw:frame>
          <draw:frame draw:style-name="gr79" draw:text-style-name="P20" draw:layer="layout" svg:width="0.508cm" svg:height="0.508cm" svg:x="14.345cm" svg:y="8.996cm">
            <draw:text-box>
              <text:p text:style-name="P3"><text:span text:style-name="T1">L2</text:span></text:p>
            </draw:text-box>
          </draw:frame>
        </draw:g>
        <draw:frame draw:style-name="gr80" draw:text-style-name="P20" draw:layer="layout" svg:width="7.874cm" svg:height="0.703cm" svg:x="11.176cm" svg:y="14.097cm">
          <draw:text-box>
            <text:p text:style-name="P3"><text:span text:style-name="T1">2-3/4 via triangular 3-453 and 3-3</text:span></text:p>
          </draw:text-box>
        </draw:frame>
        <draw:frame draw:style-name="gr78" draw:text-style-name="P20" draw:layer="layout" svg:width="6.987cm" svg:height="4.213cm" svg:x="0.889cm" svg:y="8.001cm">
          <draw:text-box>
            <text:p text:style-name="P3"><text:span text:style-name="T1">Build Order:</text:span></text:p>
            <text:p text:style-name="P3"><text:span text:style-name="T1">1. C'(3) → C(3)</text:span></text:p>
            <text:p text:style-name="P3"><text:span text:style-name="T1">2. A'(3) → B(2)</text:span></text:p>
            <text:p text:style-name="P3"><text:span text:style-name="T1">3. C'(1) → B(3)</text:span></text:p>
            <text:p text:style-name="P3"><text:span text:style-name="T1">4. A'(1) → A(2)</text:span></text:p>
            <text:p text:style-name="P3"><text:span text:style-name="T1">5. B'(3) → C(2)</text:span></text:p>
            <text:p text:style-name="P3"><text:span text:style-name="T1">6. B'(1) → A(3)</text:span></text:p>
            <text:p text:style-name="P3"><text:span text:style-name="T1">7. A'(2) → C(1)</text:span></text:p>
            <text:p text:style-name="P3"><text:span text:style-name="T1">8. S → </text:span></text:p>
            <text:p text:style-name="P3"><text:span text:style-name="T1">9. T →</text:span></text:p>
            <text:p text:style-name="P3"><text:span text:style-name="T1">10. → A</text:span></text:p>
            <text:p text:style-name="P3"><text:span text:style-name="T1">11. → B</text:span></text:p>
          </draw:text-box>
        </draw:frame>
        <draw:frame draw:style-name="gr81" draw:text-style-name="P20" draw:layer="layout" svg:width="20.788cm" svg:height="2.107cm" svg:x="0.548cm" svg:y="15.612cm">
          <draw:text-box>
            <text:p text:style-name="P3"><text:span text:style-name="T1">Fig. 6: Simulation of 2-3 and 2-4 equivalent circuits via RLEM 3-453, and an equivalent GELC composed of 3-453 and 3-3 cells. “L” and “R” label wire equivalent cells in left-hand and right-hand turn states. Only the skeleton of the rectangular RLEM circuit is shown, because the paths between elements are not dependent on internal state. Extraneous terminal labels and edges have been elided from the GELC. “LX” and “RX” refer to at which step in the Build Order the cell was added to the GELC.</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Mono1" svg:font-family="FreeMono"/>
    <style:font-face style:name="FreeMono2" svg:font-family="FreeMono" style:font-adornments="Regular" style:font-family-generic="modern" style:font-pitch="fixed"/>
    <style:font-face style:name="DejaVu Sans1" svg:font-family="'DejaVu Sans'" style:font-pitch="variable"/>
    <style:font-face style:name="FreeMono" svg:font-family="FreeMono" style:font-pitch="variable"/>
    <style:font-face style:name="Nimbus Roman No9 L1" svg:font-family="'Nimbus Roman No9 L'"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stroke-dash24" draw:style="rect" draw:dots1="1" draw:dots1-length="0.053cm" draw:distance="0.05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10-07T21:51:35.240490563</dc:date>
    <meta:editing-duration>PT1H59M36S</meta:editing-duration>
    <meta:editing-cycles>9</meta:editing-cycles>
    <meta:generator>LibreOffice/5.0.2.2$Linux_X86_64 LibreOffice_project/00m0$Build-2</meta:generator>
    <meta:document-statistic meta:object-count="845"/>
  </office:meta>
</office:document-meta>
</file>